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_generators" table:style-name="ta1">
        <office:forms form:automatic-focus="false" form:apply-design-mode="false"/>
        <table:shapes>
          <draw:frame draw:z-index="0" draw:style-name="gr1" draw:text-style-name="P1" svg:width="17.2681in" svg:height="5.4693in" svg:x="1.572in" svg:y="1.0039in">
            <draw:object draw:notify-on-update-of-ranges="sin_generators.B1:sin_generators.B100 sin_generators.C1:sin_generators.C100 sin_generators.D1:sin_generators.D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058013" calcext:value-type="float">
            <text:p>1.058013</text:p>
          </table:table-cell>
          <table:table-cell office:value-type="float" office:value="1.570796" calcext:value-type="float">
            <text:p>1.570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15168" calcext:value-type="float">
            <text:p>1.715168</text:p>
          </table:table-cell>
          <table:table-cell office:value-type="float" office:value="3.079868" calcext:value-type="float">
            <text:p>3.0798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09913" calcext:value-type="float">
            <text:p>1.709913</text:p>
          </table:table-cell>
          <table:table-cell office:value-type="float" office:value="-1.671081" calcext:value-type="float">
            <text:p>-1.671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054707" calcext:value-type="float">
            <text:p>1.054707</text:p>
          </table:table-cell>
          <table:table-cell office:value-type="float" office:value="-0.162016" calcext:value-type="float">
            <text:p>-0.16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-0.162013" calcext:value-type="float">
            <text:p>-0.162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68424" calcext:value-type="float">
            <text:p>1.068424</text:p>
          </table:table-cell>
          <table:table-cell office:value-type="float" office:value="-0.001593" calcext:value-type="float">
            <text:p>-0.001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1.508459" calcext:value-type="float">
            <text:p>1.508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3.041312" calcext:value-type="float">
            <text:p>3.041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54707" calcext:value-type="float">
            <text:p>1.054707</text:p>
          </table:table-cell>
          <table:table-cell office:value-type="float" office:value="-1.732802" calcext:value-type="float">
            <text:p>-1.7328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" calcext:value-type="float">
            <text:p>0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-1.732797" calcext:value-type="float">
            <text:p>-1.7327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068424" calcext:value-type="float">
            <text:p>1.068424</text:p>
          </table:table-cell>
          <table:table-cell office:value-type="float" office:value="-1.572391" calcext:value-type="float">
            <text:p>-1.5723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-0.062339" calcext:value-type="float">
            <text:p>-0.062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1.470513" calcext:value-type="float">
            <text:p>1.4705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054707" calcext:value-type="float">
            <text:p>1.054707</text:p>
          </table:table-cell>
          <table:table-cell office:value-type="float" office:value="2.979583" calcext:value-type="float">
            <text:p>2.9795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" calcext:value-type="float">
            <text:p>0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2.979582" calcext:value-type="float">
            <text:p>2.9795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68423" calcext:value-type="float">
            <text:p>1.068423</text:p>
          </table:table-cell>
          <table:table-cell office:value-type="float" office:value="3.139993" calcext:value-type="float">
            <text:p>3.1399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15062" calcext:value-type="float">
            <text:p>1.715062</text:p>
          </table:table-cell>
          <table:table-cell office:value-type="float" office:value="-1.633139" calcext:value-type="float">
            <text:p>-1.6331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-0.100288" calcext:value-type="float">
            <text:p>-0.100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54707" calcext:value-type="float">
            <text:p>1.054707</text:p>
          </table:table-cell>
          <table:table-cell office:value-type="float" office:value="1.408782" calcext:value-type="float">
            <text:p>1.4087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1.408792" calcext:value-type="float">
            <text:p>1.4087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068423" calcext:value-type="float">
            <text:p>1.068423</text:p>
          </table:table-cell>
          <table:table-cell office:value-type="float" office:value="1.569195" calcext:value-type="float">
            <text:p>1.569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3.079247" calcext:value-type="float">
            <text:p>3.0792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-1.671085" calcext:value-type="float">
            <text:p>-1.6710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054707" calcext:value-type="float">
            <text:p>1.054707</text:p>
          </table:table-cell>
          <table:table-cell office:value-type="float" office:value="-0.162009" calcext:value-type="float">
            <text:p>-0.1620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-0.162004" calcext:value-type="float">
            <text:p>-0.162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587784" calcext:value-type="float">
            <text:p>-0.587784</text:p>
          </table:table-cell>
          <table:table-cell office:value-type="float" office:value="1.068422" calcext:value-type="float">
            <text:p>1.068422</text:p>
          </table:table-cell>
          <table:table-cell office:value-type="float" office:value="-0.001595" calcext:value-type="float">
            <text:p>-0.0015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15062" calcext:value-type="float">
            <text:p>1.715062</text:p>
          </table:table-cell>
          <table:table-cell office:value-type="float" office:value="1.508458" calcext:value-type="float">
            <text:p>1.5084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3.041311" calcext:value-type="float">
            <text:p>3.0413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54707" calcext:value-type="float">
            <text:p>1.054707</text:p>
          </table:table-cell>
          <table:table-cell office:value-type="float" office:value="-1.732802" calcext:value-type="float">
            <text:p>-1.7328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-1.732803" calcext:value-type="float">
            <text:p>-1.7328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068424" calcext:value-type="float">
            <text:p>1.068424</text:p>
          </table:table-cell>
          <table:table-cell office:value-type="float" office:value="-1.572388" calcext:value-type="float">
            <text:p>-1.5723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15062" calcext:value-type="float">
            <text:p>1.715062</text:p>
          </table:table-cell>
          <table:table-cell office:value-type="float" office:value="-0.062335" calcext:value-type="float">
            <text:p>-0.0623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1.470518" calcext:value-type="float">
            <text:p>1.4705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054708" calcext:value-type="float">
            <text:p>1.054708</text:p>
          </table:table-cell>
          <table:table-cell office:value-type="float" office:value="2.97959" calcext:value-type="float">
            <text:p>2.979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2.9796" calcext:value-type="float">
            <text:p>2.97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68423" calcext:value-type="float">
            <text:p>1.068423</text:p>
          </table:table-cell>
          <table:table-cell office:value-type="float" office:value="3.140008" calcext:value-type="float">
            <text:p>3.1400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-1.633125" calcext:value-type="float">
            <text:p>-1.6331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09807" calcext:value-type="float">
            <text:p>1.709807</text:p>
          </table:table-cell>
          <table:table-cell office:value-type="float" office:value="-0.100272" calcext:value-type="float">
            <text:p>-0.1002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587786" calcext:value-type="float">
            <text:p>-0.587786</text:p>
          </table:table-cell>
          <table:table-cell office:value-type="float" office:value="1.054709" calcext:value-type="float">
            <text:p>1.054709</text:p>
          </table:table-cell>
          <table:table-cell office:value-type="float" office:value="1.408801" calcext:value-type="float">
            <text:p>1.4088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1.408821" calcext:value-type="float">
            <text:p>1.4088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87784" calcext:value-type="float">
            <text:p>0.587784</text:p>
          </table:table-cell>
          <table:table-cell office:value-type="float" office:value="1.068422" calcext:value-type="float">
            <text:p>1.068422</text:p>
          </table:table-cell>
          <table:table-cell office:value-type="float" office:value="1.569211" calcext:value-type="float">
            <text:p>1.5692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3.07926" calcext:value-type="float">
            <text:p>3.079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-1.671076" calcext:value-type="float">
            <text:p>-1.6710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054708" calcext:value-type="float">
            <text:p>1.054708</text:p>
          </table:table-cell>
          <table:table-cell office:value-type="float" office:value="-0.162008" calcext:value-type="float">
            <text:p>-0.1620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" calcext:value-type="float">
            <text:p>0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-0.162009" calcext:value-type="float">
            <text:p>-0.1620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587784" calcext:value-type="float">
            <text:p>-0.587784</text:p>
          </table:table-cell>
          <table:table-cell office:value-type="float" office:value="1.068422" calcext:value-type="float">
            <text:p>1.068422</text:p>
          </table:table-cell>
          <table:table-cell office:value-type="float" office:value="-0.001601" calcext:value-type="float">
            <text:p>-0.0016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15062" calcext:value-type="float">
            <text:p>1.715062</text:p>
          </table:table-cell>
          <table:table-cell office:value-type="float" office:value="1.508448" calcext:value-type="float">
            <text:p>1.5084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09807" calcext:value-type="float">
            <text:p>1.709807</text:p>
          </table:table-cell>
          <table:table-cell office:value-type="float" office:value="3.041305" calcext:value-type="float">
            <text:p>3.0413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587786" calcext:value-type="float">
            <text:p>-0.587786</text:p>
          </table:table-cell>
          <table:table-cell office:value-type="float" office:value="1.054708" calcext:value-type="float">
            <text:p>1.054708</text:p>
          </table:table-cell>
          <table:table-cell office:value-type="float" office:value="-1.732812" calcext:value-type="float">
            <text:p>-1.732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-1.732803" calcext:value-type="float">
            <text:p>-1.7328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87783" calcext:value-type="float">
            <text:p>0.587783</text:p>
          </table:table-cell>
          <table:table-cell office:value-type="float" office:value="1.068421" calcext:value-type="float">
            <text:p>1.068421</text:p>
          </table:table-cell>
          <table:table-cell office:value-type="float" office:value="-1.572405" calcext:value-type="float">
            <text:p>-1.5724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15062" calcext:value-type="float">
            <text:p>1.715062</text:p>
          </table:table-cell>
          <table:table-cell office:value-type="float" office:value="-0.062357" calcext:value-type="float">
            <text:p>-0.062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09809" calcext:value-type="float">
            <text:p>1.709809</text:p>
          </table:table-cell>
          <table:table-cell office:value-type="float" office:value="1.470493" calcext:value-type="float">
            <text:p>1.4704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054709" calcext:value-type="float">
            <text:p>1.054709</text:p>
          </table:table-cell>
          <table:table-cell office:value-type="float" office:value="2.979561" calcext:value-type="float">
            <text:p>2.9795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2.979581" calcext:value-type="float">
            <text:p>2.9795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68423" calcext:value-type="float">
            <text:p>1.068423</text:p>
          </table:table-cell>
          <table:table-cell office:value-type="float" office:value="3.139968" calcext:value-type="float">
            <text:p>3.1399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-1.633169" calcext:value-type="float">
            <text:p>-1.633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-0.10032" calcext:value-type="float">
            <text:p>-0.100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54708" calcext:value-type="float">
            <text:p>1.054708</text:p>
          </table:table-cell>
          <table:table-cell office:value-type="float" office:value="1.408749" calcext:value-type="float">
            <text:p>1.4087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1.408747" calcext:value-type="float">
            <text:p>1.4087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068424" calcext:value-type="float">
            <text:p>1.068424</text:p>
          </table:table-cell>
          <table:table-cell office:value-type="float" office:value="1.569155" calcext:value-type="float">
            <text:p>1.5691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3.079204" calcext:value-type="float">
            <text:p>3.0792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09806" calcext:value-type="float">
            <text:p>1.709806</text:p>
          </table:table-cell>
          <table:table-cell office:value-type="float" office:value="-1.671124" calcext:value-type="float">
            <text:p>-1.6711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1.054711" calcext:value-type="float">
            <text:p>1.054711</text:p>
          </table:table-cell>
          <table:table-cell office:value-type="float" office:value="-0.162055" calcext:value-type="float">
            <text:p>-0.1620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10547" calcext:value-type="float">
            <text:p>0.10547</text:p>
          </table:table-cell>
          <table:table-cell office:value-type="float" office:value="-0.162014" calcext:value-type="float">
            <text:p>-0.162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587783" calcext:value-type="float">
            <text:p>-0.587783</text:p>
          </table:table-cell>
          <table:table-cell office:value-type="float" office:value="1.068421" calcext:value-type="float">
            <text:p>1.068421</text:p>
          </table:table-cell>
          <table:table-cell office:value-type="float" office:value="-0.001649" calcext:value-type="float">
            <text:p>-0.0016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15062" calcext:value-type="float">
            <text:p>1.715062</text:p>
          </table:table-cell>
          <table:table-cell office:value-type="float" office:value="1.5084" calcext:value-type="float">
            <text:p>1.50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09809" calcext:value-type="float">
            <text:p>1.709809</text:p>
          </table:table-cell>
          <table:table-cell office:value-type="float" office:value="3.041249" calcext:value-type="float">
            <text:p>3.0412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587786" calcext:value-type="float">
            <text:p>-0.587786</text:p>
          </table:table-cell>
          <table:table-cell office:value-type="float" office:value="1.054709" calcext:value-type="float">
            <text:p>1.054709</text:p>
          </table:table-cell>
          <table:table-cell office:value-type="float" office:value="-1.732868" calcext:value-type="float">
            <text:p>-1.7328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-1.732849" calcext:value-type="float">
            <text:p>-1.7328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068423" calcext:value-type="float">
            <text:p>1.068423</text:p>
          </table:table-cell>
          <table:table-cell office:value-type="float" office:value="-1.572461" calcext:value-type="float">
            <text:p>-1.5724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-0.062413" calcext:value-type="float">
            <text:p>-0.0624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1.470437" calcext:value-type="float">
            <text:p>1.4704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054707" calcext:value-type="float">
            <text:p>1.054707</text:p>
          </table:table-cell>
          <table:table-cell office:value-type="float" office:value="2.979505" calcext:value-type="float">
            <text:p>2.9795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" calcext:value-type="float">
            <text:p>0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2.979503" calcext:value-type="float">
            <text:p>2.9795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587786" calcext:value-type="float">
            <text:p>-0.587786</text:p>
          </table:table-cell>
          <table:table-cell office:value-type="float" office:value="1.068424" calcext:value-type="float">
            <text:p>1.068424</text:p>
          </table:table-cell>
          <table:table-cell office:value-type="float" office:value="3.139912" calcext:value-type="float">
            <text:p>3.1399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-1.633225" calcext:value-type="float">
            <text:p>-1.6332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-0.100368" calcext:value-type="float">
            <text:p>-0.1003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1.054711" calcext:value-type="float">
            <text:p>1.054711</text:p>
          </table:table-cell>
          <table:table-cell office:value-type="float" office:value="1.408701" calcext:value-type="float">
            <text:p>1.4087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00002" calcext:value-type="float">
            <text:p>-0.000002</text:p>
          </table:table-cell>
          <table:table-cell office:value-type="float" office:value="0.10547" calcext:value-type="float">
            <text:p>0.10547</text:p>
          </table:table-cell>
          <table:table-cell office:value-type="float" office:value="1.408741" calcext:value-type="float">
            <text:p>1.4087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87784" calcext:value-type="float">
            <text:p>0.587784</text:p>
          </table:table-cell>
          <table:table-cell office:value-type="float" office:value="1.068421" calcext:value-type="float">
            <text:p>1.068421</text:p>
          </table:table-cell>
          <table:table-cell office:value-type="float" office:value="1.569108" calcext:value-type="float">
            <text:p>1.569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3.079148" calcext:value-type="float">
            <text:p>3.0791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-1.67118" calcext:value-type="float">
            <text:p>-1.671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054711" calcext:value-type="float">
            <text:p>1.054711</text:p>
          </table:table-cell>
          <table:table-cell office:value-type="float" office:value="-0.162119" calcext:value-type="float">
            <text:p>-0.1621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-0.1621" calcext:value-type="float">
            <text:p>-0.16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68422" calcext:value-type="float">
            <text:p>1.068422</text:p>
          </table:table-cell>
          <table:table-cell office:value-type="float" office:value="-0.001697" calcext:value-type="float">
            <text:p>-0.0016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15064" calcext:value-type="float">
            <text:p>1.715064</text:p>
          </table:table-cell>
          <table:table-cell office:value-type="float" office:value="1.508344" calcext:value-type="float">
            <text:p>1.5083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09807" calcext:value-type="float">
            <text:p>1.709807</text:p>
          </table:table-cell>
          <table:table-cell office:value-type="float" office:value="3.0412" calcext:value-type="float">
            <text:p>3.04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1.054709" calcext:value-type="float">
            <text:p>1.054709</text:p>
          </table:table-cell>
          <table:table-cell office:value-type="float" office:value="-1.732924" calcext:value-type="float">
            <text:p>-1.7329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-1.732926" calcext:value-type="float">
            <text:p>-1.7329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068424" calcext:value-type="float">
            <text:p>1.068424</text:p>
          </table:table-cell>
          <table:table-cell office:value-type="float" office:value="-1.572517" calcext:value-type="float">
            <text:p>-1.5725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1.715061" calcext:value-type="float">
            <text:p>1.715061</text:p>
          </table:table-cell>
          <table:table-cell office:value-type="float" office:value="-0.062461" calcext:value-type="float">
            <text:p>-0.0624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1.709811" calcext:value-type="float">
            <text:p>1.709811</text:p>
          </table:table-cell>
          <table:table-cell office:value-type="float" office:value="1.470381" calcext:value-type="float">
            <text:p>1.4703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1.05471" calcext:value-type="float">
            <text:p>1.05471</text:p>
          </table:table-cell>
          <table:table-cell office:value-type="float" office:value="2.979457" calcext:value-type="float">
            <text:p>2.9794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10547" calcext:value-type="float">
            <text:p>0.10547</text:p>
          </table:table-cell>
          <table:table-cell office:value-type="float" office:value="2.979497" calcext:value-type="float">
            <text:p>2.9794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587784" calcext:value-type="float">
            <text:p>-0.587784</text:p>
          </table:table-cell>
          <table:table-cell office:value-type="float" office:value="1.068421" calcext:value-type="float">
            <text:p>1.068421</text:p>
          </table:table-cell>
          <table:table-cell office:value-type="float" office:value="3.139864" calcext:value-type="float">
            <text:p>3.1398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1.715063" calcext:value-type="float">
            <text:p>1.715063</text:p>
          </table:table-cell>
          <table:table-cell office:value-type="float" office:value="-1.633281" calcext:value-type="float">
            <text:p>-1.6332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1.709808" calcext:value-type="float">
            <text:p>1.709808</text:p>
          </table:table-cell>
          <table:table-cell office:value-type="float" office:value="-0.100424" calcext:value-type="float">
            <text:p>-0.1004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587786" calcext:value-type="float">
            <text:p>-0.587786</text:p>
          </table:table-cell>
          <table:table-cell office:value-type="float" office:value="1.054711" calcext:value-type="float">
            <text:p>1.054711</text:p>
          </table:table-cell>
          <table:table-cell office:value-type="float" office:value="1.408637" calcext:value-type="float">
            <text:p>1.408637</text:p>
          </table:table-cell>
        </table:table-row>
      </table:table>
      <table:table table:name="square_generator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8.7425in" svg:height="6.1177in" svg:x="0.4004in" svg:y="0.9094in">
            <draw:object draw:notify-on-update-of-ranges="square_generators.A1:square_generators.A1 square_generators.D1:square_generators.D100 square_generators.A1:square_generators.A1 square_generators.C1:square_generators.C100 square_generators.A1:square_generators.A1 square_generators.B1:square_generators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272in" svg:height="4.2559in" svg:x="0.9429in" svg:y="7.3201in">
            <draw:object draw:notify-on-update-of-ranges="square_generators.A1:square_generators.A1 square_generators.F1:square_generators.F100 square_generators.A1:square_generators.A1 square_generators.G1:square_generators.G100 square_generators.A1:square_generators.A1 square_generators.H1:square_generators.H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3791in" svg:height="4.5598in" svg:x="1.2575in" svg:y="12.1201in">
            <draw:object draw:notify-on-update-of-ranges="square_generators.A1:square_generators.A1 square_generators.J1:square_generators.J100 square_generators.A1:square_generators.A1 square_generators.K1:square_generators.K100 square_generators.A1:square_generators.A1 square_generators.L1:square_generators.L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3.141593" calcext:value-type="float">
            <text:p>3.141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29759" calcext:value-type="float">
            <text:p>1.629759</text:p>
          </table:table-cell>
          <table:table-cell office:value-type="float" office:value="0.348295" calcext:value-type="float">
            <text:p>0.3482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08978" calcext:value-type="float">
            <text:p>1.808978</text:p>
          </table:table-cell>
          <table:table-cell office:value-type="float" office:value="3.041924" calcext:value-type="float">
            <text:p>3.0419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57146" calcext:value-type="float">
            <text:p>1.957146</text:p>
          </table:table-cell>
          <table:table-cell office:value-type="float" office:value="0.605302" calcext:value-type="float">
            <text:p>0.6053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62" calcext:value-type="float">
            <text:p>1.962</text:p>
          </table:table-cell>
          <table:table-cell office:value-type="float" office:value="-0.000001" calcext:value-type="float">
            <text:p>-0.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791068" calcext:value-type="float">
            <text:p>1.791068</text:p>
          </table:table-cell>
          <table:table-cell office:value-type="float" office:value="-1.671466" calcext:value-type="float">
            <text:p>-1.6714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8575" calcext:value-type="float">
            <text:p>1.98575</text:p>
          </table:table-cell>
          <table:table-cell office:value-type="float" office:value="0.909866" calcext:value-type="float">
            <text:p>0.9098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962" calcext:value-type="float">
            <text:p>1.9962</text:p>
          </table:table-cell>
          <table:table-cell office:value-type="float" office:value="-0.000002" calcext:value-type="float">
            <text:p>-0.000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790888" calcext:value-type="float">
            <text:p>1.790888</text:p>
          </table:table-cell>
          <table:table-cell office:value-type="float" office:value="-0.099669" calcext:value-type="float">
            <text:p>-0.0996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1.222681" calcext:value-type="float">
            <text:p>1.2226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9962" calcext:value-type="float">
            <text:p>1.99962</text:p>
          </table:table-cell>
          <table:table-cell office:value-type="float" office:value="-0.000001" calcext:value-type="float">
            <text:p>-0.00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791067" calcext:value-type="float">
            <text:p>1.791067</text:p>
          </table:table-cell>
          <table:table-cell office:value-type="float" office:value="1.471137" calcext:value-type="float">
            <text:p>1.47113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988023" calcext:value-type="float">
            <text:p>1.988023</text:p>
          </table:table-cell>
          <table:table-cell office:value-type="float" office:value="1.536679" calcext:value-type="float">
            <text:p>1.5366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999962" calcext:value-type="float">
            <text:p>1.999962</text:p>
          </table:table-cell>
          <table:table-cell office:value-type="float" office:value="-0.000002" calcext:value-type="float">
            <text:p>-0.000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1.471137" calcext:value-type="float">
            <text:p>1.471137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-1.214603" calcext:value-type="float">
            <text:p>-1.21460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1.471137" calcext:value-type="float">
            <text:p>1.47113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0.964666" calcext:value-type="float">
            <text:p>-0.96466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3.141591" calcext:value-type="float">
            <text:p>3.141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1.471137" calcext:value-type="float">
            <text:p>1.47113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0.660835" calcext:value-type="float">
            <text:p>-0.660835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1.471137" calcext:value-type="float">
            <text:p>1.47113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0.348105" calcext:value-type="float">
            <text:p>-0.34810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3.141593" calcext:value-type="float">
            <text:p>3.1415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471137" calcext:value-type="float">
            <text:p>1.471137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0.034116" calcext:value-type="float">
            <text:p>-0.034116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-1.570799" calcext:value-type="float">
            <text:p>-1.5707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-2.785399" calcext:value-type="float">
            <text:p>-2.7853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-0.000011" calcext:value-type="float">
            <text:p>-0.000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808977" calcext:value-type="float">
            <text:p>1.808977</text:p>
          </table:table-cell>
          <table:table-cell office:value-type="float" office:value="-0.09967" calcext:value-type="float">
            <text:p>-0.0996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2.535462" calcext:value-type="float">
            <text:p>-2.5354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-0.000008" calcext:value-type="float">
            <text:p>-0.0000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791068" calcext:value-type="float">
            <text:p>1.791068</text:p>
          </table:table-cell>
          <table:table-cell office:value-type="float" office:value="1.470124" calcext:value-type="float">
            <text:p>1.4701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2.231631" calcext:value-type="float">
            <text:p>-2.2316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.996</text:p>
          </table:table-cell>
          <table:table-cell office:value-type="float" office:value="-0.000012" calcext:value-type="float">
            <text:p>-0.000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790888" calcext:value-type="float">
            <text:p>1.790888</text:p>
          </table:table-cell>
          <table:table-cell office:value-type="float" office:value="3.041919" calcext:value-type="float">
            <text:p>3.0419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1.918901" calcext:value-type="float">
            <text:p>-1.9189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9996" calcext:value-type="float">
            <text:p>1.9996</text:p>
          </table:table-cell>
          <table:table-cell office:value-type="float" office:value="-0.000017" calcext:value-type="float">
            <text:p>-0.000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791067" calcext:value-type="float">
            <text:p>1.791067</text:p>
          </table:table-cell>
          <table:table-cell office:value-type="float" office:value="-1.670461" calcext:value-type="float">
            <text:p>-1.67046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1.604912" calcext:value-type="float">
            <text:p>-1.6049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0.000022" calcext:value-type="float">
            <text:p>-0.000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-1.670461" calcext:value-type="float">
            <text:p>-1.670461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1.92699" calcext:value-type="float">
            <text:p>1.92699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3.141564" calcext:value-type="float">
            <text:p>3.1415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-1.670461" calcext:value-type="float">
            <text:p>-1.67046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2.176928" calcext:value-type="float">
            <text:p>2.176928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3.141567" calcext:value-type="float">
            <text:p>3.1415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-1.670461" calcext:value-type="float">
            <text:p>-1.67046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2.480759" calcext:value-type="float">
            <text:p>2.48075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3.141563" calcext:value-type="float">
            <text:p>3.1415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1.670461" calcext:value-type="float">
            <text:p>-1.67046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2.793488" calcext:value-type="float">
            <text:p>2.793488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3.141558" calcext:value-type="float">
            <text:p>3.1415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-1.670461" calcext:value-type="float">
            <text:p>-1.67046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3.107477" calcext:value-type="float">
            <text:p>3.107477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3.141553" calcext:value-type="float">
            <text:p>3.1415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1.570787" calcext:value-type="float">
            <text:p>1.57078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0.356195" calcext:value-type="float">
            <text:p>0.35619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-0.000038" calcext:value-type="float">
            <text:p>-0.0000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.808977" calcext:value-type="float">
            <text:p>1.808977</text:p>
          </table:table-cell>
          <table:table-cell office:value-type="float" office:value="3.041915" calcext:value-type="float">
            <text:p>3.0419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0.606132" calcext:value-type="float">
            <text:p>0.6061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-0.000035" calcext:value-type="float">
            <text:p>-0.000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.791068" calcext:value-type="float">
            <text:p>1.791068</text:p>
          </table:table-cell>
          <table:table-cell office:value-type="float" office:value="-1.671473" calcext:value-type="float">
            <text:p>-1.6714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0.909963" calcext:value-type="float">
            <text:p>0.90996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.996</text:p>
          </table:table-cell>
          <table:table-cell office:value-type="float" office:value="-0.000033" calcext:value-type="float">
            <text:p>-0.0000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790887" calcext:value-type="float">
            <text:p>1.790887</text:p>
          </table:table-cell>
          <table:table-cell office:value-type="float" office:value="-0.099672" calcext:value-type="float">
            <text:p>-0.0996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1.222693" calcext:value-type="float">
            <text:p>1.22269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9996" calcext:value-type="float">
            <text:p>1.9996</text:p>
          </table:table-cell>
          <table:table-cell office:value-type="float" office:value="-0.000017" calcext:value-type="float">
            <text:p>-0.0000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.791067" calcext:value-type="float">
            <text:p>1.791067</text:p>
          </table:table-cell>
          <table:table-cell office:value-type="float" office:value="1.471135" calcext:value-type="float">
            <text:p>1.4711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1.536681" calcext:value-type="float">
            <text:p>1.53668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0.000013" calcext:value-type="float">
            <text:p>-0.000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1.471135" calcext:value-type="float">
            <text:p>1.471135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-1.214602" calcext:value-type="float">
            <text:p>-1.214602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3.141583" calcext:value-type="float">
            <text:p>3.1415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1.471135" calcext:value-type="float">
            <text:p>1.471135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0.964665" calcext:value-type="float">
            <text:p>-0.964665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3.141585" calcext:value-type="float">
            <text:p>3.1415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1.471135" calcext:value-type="float">
            <text:p>1.471135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0.660835" calcext:value-type="float">
            <text:p>-0.660835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1.471135" calcext:value-type="float">
            <text:p>1.471135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0.348105" calcext:value-type="float">
            <text:p>-0.348105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471135" calcext:value-type="float">
            <text:p>1.471135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0.034117" calcext:value-type="float">
            <text:p>-0.034117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3.141593" calcext:value-type="float">
            <text:p>-3.1415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-1.570795" calcext:value-type="float">
            <text:p>-1.57079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-2.7854" calcext:value-type="float">
            <text:p>-2.785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.808977" calcext:value-type="float">
            <text:p>1.808977</text:p>
          </table:table-cell>
          <table:table-cell office:value-type="float" office:value="-0.099667" calcext:value-type="float">
            <text:p>-0.09966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2.535464" calcext:value-type="float">
            <text:p>-2.53546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.791068" calcext:value-type="float">
            <text:p>1.791068</text:p>
          </table:table-cell>
          <table:table-cell office:value-type="float" office:value="1.47013" calcext:value-type="float">
            <text:p>1.4701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2.231633" calcext:value-type="float">
            <text:p>-2.23163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.99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.790888" calcext:value-type="float">
            <text:p>1.790888</text:p>
          </table:table-cell>
          <table:table-cell office:value-type="float" office:value="3.041927" calcext:value-type="float">
            <text:p>3.04192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1.918904" calcext:value-type="float">
            <text:p>-1.91890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.9996" calcext:value-type="float">
            <text:p>1.9996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.791066" calcext:value-type="float">
            <text:p>1.791066</text:p>
          </table:table-cell>
          <table:table-cell office:value-type="float" office:value="-1.670448" calcext:value-type="float">
            <text:p>-1.6704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1.604915" calcext:value-type="float">
            <text:p>-1.60491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-1.670448" calcext:value-type="float">
            <text:p>-1.670448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1.926987" calcext:value-type="float">
            <text:p>1.926987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-3.141561" calcext:value-type="float">
            <text:p>-3.1415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-1.670448" calcext:value-type="float">
            <text:p>-1.670448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2.176924" calcext:value-type="float">
            <text:p>2.176924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-3.141559" calcext:value-type="float">
            <text:p>-3.1415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-1.670448" calcext:value-type="float">
            <text:p>-1.67044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2.480754" calcext:value-type="float">
            <text:p>2.480754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-3.141557" calcext:value-type="float">
            <text:p>-3.1415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1.670448" calcext:value-type="float">
            <text:p>-1.670448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2.793484" calcext:value-type="float">
            <text:p>2.793484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-3.141554" calcext:value-type="float">
            <text:p>-3.1415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-1.670448" calcext:value-type="float">
            <text:p>-1.670448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3.107472" calcext:value-type="float">
            <text:p>3.107472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3.141551" calcext:value-type="float">
            <text:p>-3.1415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1.570804" calcext:value-type="float">
            <text:p>1.57080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0.356189" calcext:value-type="float">
            <text:p>0.35618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.808978" calcext:value-type="float">
            <text:p>1.808978</text:p>
          </table:table-cell>
          <table:table-cell office:value-type="float" office:value="3.041928" calcext:value-type="float">
            <text:p>3.0419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0.606126" calcext:value-type="float">
            <text:p>0.60612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.791068" calcext:value-type="float">
            <text:p>1.791068</text:p>
          </table:table-cell>
          <table:table-cell office:value-type="float" office:value="-1.671464" calcext:value-type="float">
            <text:p>-1.67146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0.909956" calcext:value-type="float">
            <text:p>0.90995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.996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790888" calcext:value-type="float">
            <text:p>1.790888</text:p>
          </table:table-cell>
          <table:table-cell office:value-type="float" office:value="-0.099671" calcext:value-type="float">
            <text:p>-0.09967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1.222685" calcext:value-type="float">
            <text:p>1.22268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9996" calcext:value-type="float">
            <text:p>1.9996</text:p>
          </table:table-cell>
          <table:table-cell office:value-type="float" office:value="-0.000008" calcext:value-type="float">
            <text:p>-0.0000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.791067" calcext:value-type="float">
            <text:p>1.791067</text:p>
          </table:table-cell>
          <table:table-cell office:value-type="float" office:value="1.471132" calcext:value-type="float">
            <text:p>1.4711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1.536674" calcext:value-type="float">
            <text:p>1.53667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0.000021" calcext:value-type="float">
            <text:p>-0.0000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1.471132" calcext:value-type="float">
            <text:p>1.471132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-1.214609" calcext:value-type="float">
            <text:p>-1.214609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3.141556" calcext:value-type="float">
            <text:p>3.141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1.471132" calcext:value-type="float">
            <text:p>1.471132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0.964672" calcext:value-type="float">
            <text:p>-0.964672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3.141546" calcext:value-type="float">
            <text:p>3.1415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1.471132" calcext:value-type="float">
            <text:p>1.471132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0.660842" calcext:value-type="float">
            <text:p>-0.660842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3.141561" calcext:value-type="float">
            <text:p>3.1415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1.471132" calcext:value-type="float">
            <text:p>1.471132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0.348112" calcext:value-type="float">
            <text:p>-0.348112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3.141551" calcext:value-type="float">
            <text:p>3.1415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471132" calcext:value-type="float">
            <text:p>1.471132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0.034123" calcext:value-type="float">
            <text:p>-0.034123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3.141539" calcext:value-type="float">
            <text:p>3.1415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-1.570813" calcext:value-type="float">
            <text:p>-1.57081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-2.785406" calcext:value-type="float">
            <text:p>-2.78540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-0.00007" calcext:value-type="float">
            <text:p>-0.000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.808978" calcext:value-type="float">
            <text:p>1.808978</text:p>
          </table:table-cell>
          <table:table-cell office:value-type="float" office:value="-0.099689" calcext:value-type="float">
            <text:p>-0.09968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2.535467" calcext:value-type="float">
            <text:p>-2.53546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-0.00008" calcext:value-type="float">
            <text:p>-0.000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.791068" calcext:value-type="float">
            <text:p>1.791068</text:p>
          </table:table-cell>
          <table:table-cell office:value-type="float" office:value="1.470104" calcext:value-type="float">
            <text:p>1.47010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2.231636" calcext:value-type="float">
            <text:p>-2.23163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.996</text:p>
          </table:table-cell>
          <table:table-cell office:value-type="float" office:value="-0.000092" calcext:value-type="float">
            <text:p>-0.0000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.790888" calcext:value-type="float">
            <text:p>1.790888</text:p>
          </table:table-cell>
          <table:table-cell office:value-type="float" office:value="3.041898" calcext:value-type="float">
            <text:p>3.04189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1.918906" calcext:value-type="float">
            <text:p>-1.91890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.9996" calcext:value-type="float">
            <text:p>1.9996</text:p>
          </table:table-cell>
          <table:table-cell office:value-type="float" office:value="-0.000105" calcext:value-type="float">
            <text:p>-0.0001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.791067" calcext:value-type="float">
            <text:p>1.791067</text:p>
          </table:table-cell>
          <table:table-cell office:value-type="float" office:value="-1.670485" calcext:value-type="float">
            <text:p>-1.6704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1.604917" calcext:value-type="float">
            <text:p>-1.6049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0.000117" calcext:value-type="float">
            <text:p>-0.0001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-1.670485" calcext:value-type="float">
            <text:p>-1.670485</text:p>
          </table:table-cell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1.926988" calcext:value-type="float">
            <text:p>1.926988</text:p>
          </table:table-cell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3.141459" calcext:value-type="float">
            <text:p>3.1414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-1.670485" calcext:value-type="float">
            <text:p>-1.670485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2.176925" calcext:value-type="float">
            <text:p>2.176925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3.141449" calcext:value-type="float">
            <text:p>3.141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-1.670485" calcext:value-type="float">
            <text:p>-1.670485</text:p>
          </table:table-cell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2.480756" calcext:value-type="float">
            <text:p>2.480756</text:p>
          </table:table-cell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3.141437" calcext:value-type="float">
            <text:p>3.1414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1.670485" calcext:value-type="float">
            <text:p>-1.670485</text:p>
          </table:table-cell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2.793485" calcext:value-type="float">
            <text:p>2.793485</text:p>
          </table:table-cell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3.141425" calcext:value-type="float">
            <text:p>3.1414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-1.670485" calcext:value-type="float">
            <text:p>-1.670485</text:p>
          </table:table-cell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3.107475" calcext:value-type="float">
            <text:p>3.107475</text:p>
          </table:table-cell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3.141412" calcext:value-type="float">
            <text:p>3.1414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1.570748" calcext:value-type="float">
            <text:p>1.57074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.61456" calcext:value-type="float">
            <text:p>1.61456</text:p>
          </table:table-cell>
          <table:table-cell office:value-type="float" office:value="0.356194" calcext:value-type="float">
            <text:p>0.35619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-0.000197" calcext:value-type="float">
            <text:p>-0.0001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.808978" calcext:value-type="float">
            <text:p>1.808978</text:p>
          </table:table-cell>
          <table:table-cell office:value-type="float" office:value="3.041872" calcext:value-type="float">
            <text:p>3.04187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0.606131" calcext:value-type="float">
            <text:p>0.60613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.960001" calcext:value-type="float">
            <text:p>1.960001</text:p>
          </table:table-cell>
          <table:table-cell office:value-type="float" office:value="-0.000207" calcext:value-type="float">
            <text:p>-0.0002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791067" calcext:value-type="float">
            <text:p>1.791067</text:p>
          </table:table-cell>
          <table:table-cell office:value-type="float" office:value="-1.671512" calcext:value-type="float">
            <text:p>-1.67151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0.909962" calcext:value-type="float">
            <text:p>0.9099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.996</text:p>
          </table:table-cell>
          <table:table-cell office:value-type="float" office:value="-0.000191" calcext:value-type="float">
            <text:p>-0.0001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.790888" calcext:value-type="float">
            <text:p>1.790888</text:p>
          </table:table-cell>
          <table:table-cell office:value-type="float" office:value="-0.099719" calcext:value-type="float">
            <text:p>-0.0997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1.222692" calcext:value-type="float">
            <text:p>1.22269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.9996" calcext:value-type="float">
            <text:p>1.9996</text:p>
          </table:table-cell>
          <table:table-cell office:value-type="float" office:value="-0.000201" calcext:value-type="float">
            <text:p>-0.0002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.791067" calcext:value-type="float">
            <text:p>1.791067</text:p>
          </table:table-cell>
          <table:table-cell office:value-type="float" office:value="1.471084" calcext:value-type="float">
            <text:p>1.47108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1.536682" calcext:value-type="float">
            <text:p>1.53668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0.000214" calcext:value-type="float">
            <text:p>-0.0002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1.471084" calcext:value-type="float">
            <text:p>1.471084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-1.2146" calcext:value-type="float">
            <text:p>-1.2146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3.141363" calcext:value-type="float">
            <text:p>3.1413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1.471084" calcext:value-type="float">
            <text:p>1.471084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0.964663" calcext:value-type="float">
            <text:p>-0.964663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1.960001" calcext:value-type="float">
            <text:p>1.960001</text:p>
          </table:table-cell>
          <table:table-cell office:value-type="float" office:value="3.141353" calcext:value-type="float">
            <text:p>3.1413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1.471084" calcext:value-type="float">
            <text:p>1.471084</text:p>
          </table:table-cell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0.660832" calcext:value-type="float">
            <text:p>-0.660832</text:p>
          </table:table-cell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3.141341" calcext:value-type="float">
            <text:p>3.1413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1.471084" calcext:value-type="float">
            <text:p>1.471084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0.3481" calcext:value-type="float">
            <text:p>-0.3481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3.141328" calcext:value-type="float">
            <text:p>3.1413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471084" calcext:value-type="float">
            <text:p>1.471084</text:p>
          </table:table-cell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0.034111" calcext:value-type="float">
            <text:p>-0.034111</text:p>
          </table:table-cell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3.141315" calcext:value-type="float">
            <text:p>3.1413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-1.570869" calcext:value-type="float">
            <text:p>-1.57086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-2.785394" calcext:value-type="float">
            <text:p>-2.78539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-0.000293" calcext:value-type="float">
            <text:p>-0.0002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.808978" calcext:value-type="float">
            <text:p>1.808978</text:p>
          </table:table-cell>
          <table:table-cell office:value-type="float" office:value="-0.099745" calcext:value-type="float">
            <text:p>-0.09974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2.535457" calcext:value-type="float">
            <text:p>-2.53545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-0.000303" calcext:value-type="float">
            <text:p>-0.0003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.791068" calcext:value-type="float">
            <text:p>1.791068</text:p>
          </table:table-cell>
          <table:table-cell office:value-type="float" office:value="1.470048" calcext:value-type="float">
            <text:p>1.47004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2.231626" calcext:value-type="float">
            <text:p>-2.23162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.996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.790888" calcext:value-type="float">
            <text:p>1.790888</text:p>
          </table:table-cell>
          <table:table-cell office:value-type="float" office:value="3.041842" calcext:value-type="float">
            <text:p>3.0418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1.918894" calcext:value-type="float">
            <text:p>-1.91889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.9996" calcext:value-type="float">
            <text:p>1.9996</text:p>
          </table:table-cell>
          <table:table-cell office:value-type="float" office:value="-0.000328" calcext:value-type="float">
            <text:p>-0.0003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.791067" calcext:value-type="float">
            <text:p>1.791067</text:p>
          </table:table-cell>
          <table:table-cell office:value-type="float" office:value="-1.670541" calcext:value-type="float">
            <text:p>-1.67054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1.604905" calcext:value-type="float">
            <text:p>-1.60490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0.000341" calcext:value-type="float">
            <text:p>-0.0003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-1.670541" calcext:value-type="float">
            <text:p>-1.670541</text:p>
          </table:table-cell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1.926998" calcext:value-type="float">
            <text:p>1.926998</text:p>
          </table:table-cell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3.141236" calcext:value-type="float">
            <text:p>3.1412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-1.670541" calcext:value-type="float">
            <text:p>-1.670541</text:p>
          </table:table-cell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2.176935" calcext:value-type="float">
            <text:p>2.176935</text:p>
          </table:table-cell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3.141226" calcext:value-type="float">
            <text:p>3.1412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-1.670541" calcext:value-type="float">
            <text:p>-1.670541</text:p>
          </table:table-cell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2.480768" calcext:value-type="float">
            <text:p>2.480768</text:p>
          </table:table-cell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3.141241" calcext:value-type="float">
            <text:p>3.1412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1.670541" calcext:value-type="float">
            <text:p>-1.670541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2.793498" calcext:value-type="float">
            <text:p>2.793498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3.141231" calcext:value-type="float">
            <text:p>3.1412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-1.670541" calcext:value-type="float">
            <text:p>-1.670541</text:p>
          </table:table-cell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3.107487" calcext:value-type="float">
            <text:p>3.107487</text:p>
          </table:table-cell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3.141219" calcext:value-type="float">
            <text:p>3.1412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1.570699" calcext:value-type="float">
            <text:p>1.57069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0.356204" calcext:value-type="float">
            <text:p>0.35620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-0.00039" calcext:value-type="float">
            <text:p>-0.000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.80898" calcext:value-type="float">
            <text:p>1.80898</text:p>
          </table:table-cell>
          <table:table-cell office:value-type="float" office:value="3.041816" calcext:value-type="float">
            <text:p>3.0418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0.606143" calcext:value-type="float">
            <text:p>0.60614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-0.000428" calcext:value-type="float">
            <text:p>-0.0004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.791067" calcext:value-type="float">
            <text:p>1.791067</text:p>
          </table:table-cell>
          <table:table-cell office:value-type="float" office:value="-1.671568" calcext:value-type="float">
            <text:p>-1.67156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0.909974" calcext:value-type="float">
            <text:p>0.90997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.996</text:p>
          </table:table-cell>
          <table:table-cell office:value-type="float" office:value="-0.000415" calcext:value-type="float">
            <text:p>-0.0004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.79089" calcext:value-type="float">
            <text:p>1.79089</text:p>
          </table:table-cell>
          <table:table-cell office:value-type="float" office:value="-0.099783" calcext:value-type="float">
            <text:p>-0.09978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1.222704" calcext:value-type="float">
            <text:p>1.22270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.9996" calcext:value-type="float">
            <text:p>1.9996</text:p>
          </table:table-cell>
          <table:table-cell office:value-type="float" office:value="-0.000452" calcext:value-type="float">
            <text:p>-0.0004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.791066" calcext:value-type="float">
            <text:p>1.791066</text:p>
          </table:table-cell>
          <table:table-cell office:value-type="float" office:value="1.471028" calcext:value-type="float">
            <text:p>1.4710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1.536693" calcext:value-type="float">
            <text:p>1.53669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0.00044" calcext:value-type="float">
            <text:p>-0.000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1.471028" calcext:value-type="float">
            <text:p>1.471028</text:p>
          </table:table-cell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-1.21459" calcext:value-type="float">
            <text:p>-1.21459</text:p>
          </table:table-cell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3.141174" calcext:value-type="float">
            <text:p>3.1411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1.471028" calcext:value-type="float">
            <text:p>1.471028</text:p>
          </table:table-cell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0.964651" calcext:value-type="float">
            <text:p>-0.964651</text:p>
          </table:table-cell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3.141132" calcext:value-type="float">
            <text:p>3.1411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1.471028" calcext:value-type="float">
            <text:p>1.471028</text:p>
          </table:table-cell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0.66082" calcext:value-type="float">
            <text:p>-0.66082</text:p>
          </table:table-cell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3.141145" calcext:value-type="float">
            <text:p>3.1411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1.471028" calcext:value-type="float">
            <text:p>1.471028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0.34809" calcext:value-type="float">
            <text:p>-0.34809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3.141107" calcext:value-type="float">
            <text:p>3.1411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471028" calcext:value-type="float">
            <text:p>1.471028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0.034101" calcext:value-type="float">
            <text:p>-0.034101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3.14112" calcext:value-type="float">
            <text:p>3.141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.799998" calcext:value-type="float">
            <text:p>1.799998</text:p>
          </table:table-cell>
          <table:table-cell office:value-type="float" office:value="-1.570925" calcext:value-type="float">
            <text:p>-1.57092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.61456" calcext:value-type="float">
            <text:p>1.61456</text:p>
          </table:table-cell>
          <table:table-cell office:value-type="float" office:value="-2.785382" calcext:value-type="float">
            <text:p>-2.78538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-0.00052" calcext:value-type="float">
            <text:p>-0.000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.808977" calcext:value-type="float">
            <text:p>1.808977</text:p>
          </table:table-cell>
          <table:table-cell office:value-type="float" office:value="-0.099793" calcext:value-type="float">
            <text:p>-0.09979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-2.535444" calcext:value-type="float">
            <text:p>-2.53544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-0.000499" calcext:value-type="float">
            <text:p>-0.0004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.79107" calcext:value-type="float">
            <text:p>1.79107</text:p>
          </table:table-cell>
          <table:table-cell office:value-type="float" office:value="1.469993" calcext:value-type="float">
            <text:p>1.46999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-2.231614" calcext:value-type="float">
            <text:p>-2.23161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.996</text:p>
          </table:table-cell>
          <table:table-cell office:value-type="float" office:value="-0.000536" calcext:value-type="float">
            <text:p>-0.0005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.790887" calcext:value-type="float">
            <text:p>1.790887</text:p>
          </table:table-cell>
          <table:table-cell office:value-type="float" office:value="3.041793" calcext:value-type="float">
            <text:p>3.04179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-1.918884" calcext:value-type="float">
            <text:p>-1.91888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.9996" calcext:value-type="float">
            <text:p>1.9996</text:p>
          </table:table-cell>
          <table:table-cell office:value-type="float" office:value="-0.000524" calcext:value-type="float">
            <text:p>-0.0005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.791069" calcext:value-type="float">
            <text:p>1.791069</text:p>
          </table:table-cell>
          <table:table-cell office:value-type="float" office:value="-1.670596" calcext:value-type="float">
            <text:p>-1.67059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.988024" calcext:value-type="float">
            <text:p>1.988024</text:p>
          </table:table-cell>
          <table:table-cell office:value-type="float" office:value="-1.604895" calcext:value-type="float">
            <text:p>-1.60489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.99996" calcext:value-type="float">
            <text:p>1.99996</text:p>
          </table:table-cell>
          <table:table-cell office:value-type="float" office:value="-0.000561" calcext:value-type="float">
            <text:p>-0.0005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179107" calcext:value-type="float">
            <text:p>0.179107</text:p>
          </table:table-cell>
          <table:table-cell office:value-type="float" office:value="-1.670596" calcext:value-type="float">
            <text:p>-1.670596</text:p>
          </table:table-cell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1.614559" calcext:value-type="float">
            <text:p>1.614559</text:p>
          </table:table-cell>
          <table:table-cell office:value-type="float" office:value="1.92701" calcext:value-type="float">
            <text:p>1.92701</text:p>
          </table:table-cell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1.600004" calcext:value-type="float">
            <text:p>1.600004</text:p>
          </table:table-cell>
          <table:table-cell office:value-type="float" office:value="3.141047" calcext:value-type="float">
            <text:p>3.1410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-1.670596" calcext:value-type="float">
            <text:p>-1.670596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1.955996" calcext:value-type="float">
            <text:p>1.955996</text:p>
          </table:table-cell>
          <table:table-cell office:value-type="float" office:value="2.176947" calcext:value-type="float">
            <text:p>2.176947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1.96" calcext:value-type="float">
            <text:p>1.96</text:p>
          </table:table-cell>
          <table:table-cell office:value-type="float" office:value="3.141005" calcext:value-type="float">
            <text:p>3.1410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-1.670596" calcext:value-type="float">
            <text:p>-1.670596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1.985689" calcext:value-type="float">
            <text:p>1.985689</text:p>
          </table:table-cell>
          <table:table-cell office:value-type="float" office:value="2.480776" calcext:value-type="float">
            <text:p>2.480776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1.996" calcext:value-type="float">
            <text:p>1.996</text:p>
          </table:table-cell>
          <table:table-cell office:value-type="float" office:value="3.141018" calcext:value-type="float">
            <text:p>3.141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-1.670596" calcext:value-type="float">
            <text:p>-1.670596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.987901" calcext:value-type="float">
            <text:p>1.987901</text:p>
          </table:table-cell>
          <table:table-cell office:value-type="float" office:value="2.793504" calcext:value-type="float">
            <text:p>2.793504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.9996" calcext:value-type="float">
            <text:p>1.9996</text:p>
          </table:table-cell>
          <table:table-cell office:value-type="float" office:value="3.14098" calcext:value-type="float">
            <text:p>3.14098</text:p>
          </table:table-cell>
        </table:table-row>
      </table:table>
      <table:table table:name="noise" table:style-name="ta1">
        <office:forms form:automatic-focus="false" form:apply-design-mode="false"/>
        <table:shapes>
          <draw:frame draw:z-index="0" draw:style-name="gr1" draw:text-style-name="P1" svg:width="17.3114in" svg:height="4.8626in" svg:x="0.9323in" svg:y="0.0417in">
            <draw:object draw:notify-on-update-of-ranges="noise.A1:noise.A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876239" calcext:value-type="float">
            <text:p>0.876239</text:p>
          </table:table-cell>
        </table:table-row>
        <table:table-row table:style-name="ro1">
          <table:table-cell office:value-type="float" office:value="3.578652" calcext:value-type="float">
            <text:p>3.578652</text:p>
          </table:table-cell>
        </table:table-row>
        <table:table-row table:style-name="ro1">
          <table:table-cell office:value-type="float" office:value="3.632859" calcext:value-type="float">
            <text:p>3.632859</text:p>
          </table:table-cell>
        </table:table-row>
        <table:table-row table:style-name="ro1">
          <table:table-cell office:value-type="float" office:value="3.933956" calcext:value-type="float">
            <text:p>3.933956</text:p>
          </table:table-cell>
        </table:table-row>
        <table:table-row table:style-name="ro1">
          <table:table-cell office:value-type="float" office:value="2.249762" calcext:value-type="float">
            <text:p>2.249762</text:p>
          </table:table-cell>
        </table:table-row>
        <table:table-row table:style-name="ro1">
          <table:table-cell office:value-type="float" office:value="4.749762" calcext:value-type="float">
            <text:p>4.749762</text:p>
          </table:table-cell>
        </table:table-row>
        <table:table-row table:style-name="ro1">
          <table:table-cell office:value-type="float" office:value="0.63178" calcext:value-type="float">
            <text:p>0.63178</text:p>
          </table:table-cell>
        </table:table-row>
        <table:table-row table:style-name="ro1">
          <table:table-cell office:value-type="float" office:value="3.671518" calcext:value-type="float">
            <text:p>3.671518</text:p>
          </table:table-cell>
        </table:table-row>
        <table:table-row table:style-name="ro1">
          <table:table-cell office:value-type="float" office:value="3.356006" calcext:value-type="float">
            <text:p>3.356006</text:p>
          </table:table-cell>
        </table:table-row>
        <table:table-row table:style-name="ro1">
          <table:table-cell office:value-type="float" office:value="0.222816" calcext:value-type="float">
            <text:p>0.222816</text:p>
          </table:table-cell>
        </table:table-row>
        <table:table-row table:style-name="ro1">
          <table:table-cell office:value-type="float" office:value="2.302952" calcext:value-type="float">
            <text:p>2.302952</text:p>
          </table:table-cell>
        </table:table-row>
        <table:table-row table:style-name="ro1">
          <table:table-cell office:value-type="float" office:value="0.751892" calcext:value-type="float">
            <text:p>0.751892</text:p>
          </table:table-cell>
        </table:table-row>
        <table:table-row table:style-name="ro1">
          <table:table-cell office:value-type="float" office:value="4.226573" calcext:value-type="float">
            <text:p>4.226573</text:p>
          </table:table-cell>
        </table:table-row>
        <table:table-row table:style-name="ro1">
          <table:table-cell office:value-type="float" office:value="3.125799" calcext:value-type="float">
            <text:p>3.125799</text:p>
          </table:table-cell>
        </table:table-row>
        <table:table-row table:style-name="ro1">
          <table:table-cell office:value-type="float" office:value="4.803438" calcext:value-type="float">
            <text:p>4.803438</text:p>
          </table:table-cell>
        </table:table-row>
        <table:table-row table:style-name="ro1">
          <table:table-cell office:value-type="float" office:value="0.408453" calcext:value-type="float">
            <text:p>0.408453</text:p>
          </table:table-cell>
        </table:table-row>
        <table:table-row table:style-name="ro1">
          <table:table-cell office:value-type="float" office:value="0.66269" calcext:value-type="float">
            <text:p>0.66269</text:p>
          </table:table-cell>
        </table:table-row>
        <table:table-row table:style-name="ro1">
          <table:table-cell office:value-type="float" office:value="2.389659" calcext:value-type="float">
            <text:p>2.389659</text:p>
          </table:table-cell>
        </table:table-row>
        <table:table-row table:style-name="ro1">
          <table:table-cell office:value-type="float" office:value="2.867485" calcext:value-type="float">
            <text:p>2.867485</text:p>
          </table:table-cell>
        </table:table-row>
        <table:table-row table:style-name="ro1">
          <table:table-cell office:value-type="float" office:value="2.037336" calcext:value-type="float">
            <text:p>2.037336</text:p>
          </table:table-cell>
        </table:table-row>
        <table:table-row table:style-name="ro1">
          <table:table-cell office:value-type="float" office:value="1.194494" calcext:value-type="float">
            <text:p>1.194494</text:p>
          </table:table-cell>
        </table:table-row>
        <table:table-row table:style-name="ro1">
          <table:table-cell office:value-type="float" office:value="2.31765" calcext:value-type="float">
            <text:p>2.31765</text:p>
          </table:table-cell>
        </table:table-row>
        <table:table-row table:style-name="ro1">
          <table:table-cell office:value-type="float" office:value="1.942517" calcext:value-type="float">
            <text:p>1.942517</text:p>
          </table:table-cell>
        </table:table-row>
        <table:table-row table:style-name="ro1">
          <table:table-cell office:value-type="float" office:value="0.582852" calcext:value-type="float">
            <text:p>0.582852</text:p>
          </table:table-cell>
        </table:table-row>
        <table:table-row table:style-name="ro1">
          <table:table-cell office:value-type="float" office:value="1.652396" calcext:value-type="float">
            <text:p>1.652396</text:p>
          </table:table-cell>
        </table:table-row>
        <table:table-row table:style-name="ro1">
          <table:table-cell office:value-type="float" office:value="2.33429" calcext:value-type="float">
            <text:p>2.33429</text:p>
          </table:table-cell>
        </table:table-row>
        <table:table-row table:style-name="ro1">
          <table:table-cell office:value-type="float" office:value="1.618446" calcext:value-type="float">
            <text:p>1.618446</text:p>
          </table:table-cell>
        </table:table-row>
        <table:table-row table:style-name="ro1">
          <table:table-cell office:value-type="float" office:value="1.812415" calcext:value-type="float">
            <text:p>1.812415</text:p>
          </table:table-cell>
        </table:table-row>
        <table:table-row table:style-name="ro1">
          <table:table-cell office:value-type="float" office:value="1.598687" calcext:value-type="float">
            <text:p>1.598687</text:p>
          </table:table-cell>
        </table:table-row>
        <table:table-row table:style-name="ro1">
          <table:table-cell office:value-type="float" office:value="1.634028" calcext:value-type="float">
            <text:p>1.634028</text:p>
          </table:table-cell>
        </table:table-row>
        <table:table-row table:style-name="ro1">
          <table:table-cell office:value-type="float" office:value="2.249593" calcext:value-type="float">
            <text:p>2.249593</text:p>
          </table:table-cell>
        </table:table-row>
        <table:table-row table:style-name="ro1">
          <table:table-cell office:value-type="float" office:value="2.474926" calcext:value-type="float">
            <text:p>2.474926</text:p>
          </table:table-cell>
        </table:table-row>
        <table:table-row table:style-name="ro1">
          <table:table-cell office:value-type="float" office:value="0.21268" calcext:value-type="float">
            <text:p>0.21268</text:p>
          </table:table-cell>
        </table:table-row>
        <table:table-row table:style-name="ro1">
          <table:table-cell office:value-type="float" office:value="0.882452" calcext:value-type="float">
            <text:p>0.882452</text:p>
          </table:table-cell>
        </table:table-row>
        <table:table-row table:style-name="ro1">
          <table:table-cell office:value-type="float" office:value="1.408882" calcext:value-type="float">
            <text:p>1.408882</text:p>
          </table:table-cell>
        </table:table-row>
        <table:table-row table:style-name="ro1">
          <table:table-cell office:value-type="float" office:value="2.462441" calcext:value-type="float">
            <text:p>2.462441</text:p>
          </table:table-cell>
        </table:table-row>
        <table:table-row table:style-name="ro1">
          <table:table-cell office:value-type="float" office:value="0.632214" calcext:value-type="float">
            <text:p>0.632214</text:p>
          </table:table-cell>
        </table:table-row>
        <table:table-row table:style-name="ro1">
          <table:table-cell office:value-type="float" office:value="2.040661" calcext:value-type="float">
            <text:p>2.040661</text:p>
          </table:table-cell>
        </table:table-row>
        <table:table-row table:style-name="ro1">
          <table:table-cell office:value-type="float" office:value="1.13396" calcext:value-type="float">
            <text:p>1.13396</text:p>
          </table:table-cell>
        </table:table-row>
        <table:table-row table:style-name="ro1">
          <table:table-cell office:value-type="float" office:value="3.98822" calcext:value-type="float">
            <text:p>3.98822</text:p>
          </table:table-cell>
        </table:table-row>
        <table:table-row table:style-name="ro1">
          <table:table-cell office:value-type="float" office:value="2.263477" calcext:value-type="float">
            <text:p>2.263477</text:p>
          </table:table-cell>
        </table:table-row>
        <table:table-row table:style-name="ro1">
          <table:table-cell office:value-type="float" office:value="3.436911" calcext:value-type="float">
            <text:p>3.436911</text:p>
          </table:table-cell>
        </table:table-row>
        <table:table-row table:style-name="ro1">
          <table:table-cell office:value-type="float" office:value="4.740111" calcext:value-type="float">
            <text:p>4.740111</text:p>
          </table:table-cell>
        </table:table-row>
        <table:table-row table:style-name="ro1">
          <table:table-cell office:value-type="float" office:value="1.49005" calcext:value-type="float">
            <text:p>1.49005</text:p>
          </table:table-cell>
        </table:table-row>
        <table:table-row table:style-name="ro1">
          <table:table-cell office:value-type="float" office:value="1.56271" calcext:value-type="float">
            <text:p>1.56271</text:p>
          </table:table-cell>
        </table:table-row>
        <table:table-row table:style-name="ro1">
          <table:table-cell office:value-type="float" office:value="4.54355" calcext:value-type="float">
            <text:p>4.54355</text:p>
          </table:table-cell>
        </table:table-row>
        <table:table-row table:style-name="ro1">
          <table:table-cell office:value-type="float" office:value="1.898503" calcext:value-type="float">
            <text:p>1.898503</text:p>
          </table:table-cell>
        </table:table-row>
        <table:table-row table:style-name="ro1">
          <table:table-cell office:value-type="float" office:value="2.225401" calcext:value-type="float">
            <text:p>2.225401</text:p>
          </table:table-cell>
        </table:table-row>
        <table:table-row table:style-name="ro1">
          <table:table-cell office:value-type="float" office:value="1.933208" calcext:value-type="float">
            <text:p>1.933208</text:p>
          </table:table-cell>
        </table:table-row>
        <table:table-row table:style-name="ro1">
          <table:table-cell office:value-type="float" office:value="4.765988" calcext:value-type="float">
            <text:p>4.765988</text:p>
          </table:table-cell>
        </table:table-row>
        <table:table-row table:style-name="ro1">
          <table:table-cell office:value-type="float" office:value="4.262737" calcext:value-type="float">
            <text:p>4.262737</text:p>
          </table:table-cell>
        </table:table-row>
        <table:table-row table:style-name="ro1">
          <table:table-cell office:value-type="float" office:value="3.127703" calcext:value-type="float">
            <text:p>3.127703</text:p>
          </table:table-cell>
        </table:table-row>
        <table:table-row table:style-name="ro1">
          <table:table-cell office:value-type="float" office:value="2.083639" calcext:value-type="float">
            <text:p>2.083639</text:p>
          </table:table-cell>
        </table:table-row>
        <table:table-row table:style-name="ro1">
          <table:table-cell office:value-type="float" office:value="1.205253" calcext:value-type="float">
            <text:p>1.205253</text:p>
          </table:table-cell>
        </table:table-row>
        <table:table-row table:style-name="ro1">
          <table:table-cell office:value-type="float" office:value="3.710554" calcext:value-type="float">
            <text:p>3.710554</text:p>
          </table:table-cell>
        </table:table-row>
        <table:table-row table:style-name="ro1">
          <table:table-cell office:value-type="float" office:value="3.736035" calcext:value-type="float">
            <text:p>3.736035</text:p>
          </table:table-cell>
        </table:table-row>
        <table:table-row table:style-name="ro1">
          <table:table-cell office:value-type="float" office:value="3.539543" calcext:value-type="float">
            <text:p>3.539543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float" office:value="0.54845" calcext:value-type="float">
            <text:p>0.54845</text:p>
          </table:table-cell>
        </table:table-row>
        <table:table-row table:style-name="ro1">
          <table:table-cell office:value-type="float" office:value="0.13823" calcext:value-type="float">
            <text:p>0.13823</text:p>
          </table:table-cell>
        </table:table-row>
        <table:table-row table:style-name="ro1">
          <table:table-cell office:value-type="float" office:value="1.963028" calcext:value-type="float">
            <text:p>1.963028</text:p>
          </table:table-cell>
        </table:table-row>
        <table:table-row table:style-name="ro1">
          <table:table-cell office:value-type="float" office:value="2.798043" calcext:value-type="float">
            <text:p>2.798043</text:p>
          </table:table-cell>
        </table:table-row>
        <table:table-row table:style-name="ro1">
          <table:table-cell office:value-type="float" office:value="2.613156" calcext:value-type="float">
            <text:p>2.613156</text:p>
          </table:table-cell>
        </table:table-row>
        <table:table-row table:style-name="ro1">
          <table:table-cell office:value-type="float" office:value="2.175707" calcext:value-type="float">
            <text:p>2.175707</text:p>
          </table:table-cell>
        </table:table-row>
        <table:table-row table:style-name="ro1">
          <table:table-cell office:value-type="float" office:value="3.680496" calcext:value-type="float">
            <text:p>3.680496</text:p>
          </table:table-cell>
        </table:table-row>
        <table:table-row table:style-name="ro1">
          <table:table-cell office:value-type="float" office:value="4.022037" calcext:value-type="float">
            <text:p>4.022037</text:p>
          </table:table-cell>
        </table:table-row>
        <table:table-row table:style-name="ro1">
          <table:table-cell office:value-type="float" office:value="4.638148" calcext:value-type="float">
            <text:p>4.638148</text:p>
          </table:table-cell>
        </table:table-row>
        <table:table-row table:style-name="ro1">
          <table:table-cell office:value-type="float" office:value="4.31271" calcext:value-type="float">
            <text:p>4.31271</text:p>
          </table:table-cell>
        </table:table-row>
        <table:table-row table:style-name="ro1">
          <table:table-cell office:value-type="float" office:value="1.062698" calcext:value-type="float">
            <text:p>1.062698</text:p>
          </table:table-cell>
        </table:table-row>
        <table:table-row table:style-name="ro1">
          <table:table-cell office:value-type="float" office:value="0.772108" calcext:value-type="float">
            <text:p>0.772108</text:p>
          </table:table-cell>
        </table:table-row>
        <table:table-row table:style-name="ro1">
          <table:table-cell office:value-type="float" office:value="3.30093" calcext:value-type="float">
            <text:p>3.30093</text:p>
          </table:table-cell>
        </table:table-row>
        <table:table-row table:style-name="ro1">
          <table:table-cell office:value-type="float" office:value="3.326176" calcext:value-type="float">
            <text:p>3.326176</text:p>
          </table:table-cell>
        </table:table-row>
        <table:table-row table:style-name="ro1">
          <table:table-cell office:value-type="float" office:value="4.20902" calcext:value-type="float">
            <text:p>4.20902</text:p>
          </table:table-cell>
        </table:table-row>
        <table:table-row table:style-name="ro1">
          <table:table-cell office:value-type="float" office:value="3.041041" calcext:value-type="float">
            <text:p>3.041041</text:p>
          </table:table-cell>
        </table:table-row>
        <table:table-row table:style-name="ro1">
          <table:table-cell office:value-type="float" office:value="4.816226" calcext:value-type="float">
            <text:p>4.816226</text:p>
          </table:table-cell>
        </table:table-row>
        <table:table-row table:style-name="ro1">
          <table:table-cell office:value-type="float" office:value="0.77173" calcext:value-type="float">
            <text:p>0.77173</text:p>
          </table:table-cell>
        </table:table-row>
        <table:table-row table:style-name="ro1">
          <table:table-cell office:value-type="float" office:value="2.584591" calcext:value-type="float">
            <text:p>2.584591</text:p>
          </table:table-cell>
        </table:table-row>
        <table:table-row table:style-name="ro1">
          <table:table-cell office:value-type="float" office:value="1.714729" calcext:value-type="float">
            <text:p>1.714729</text:p>
          </table:table-cell>
        </table:table-row>
        <table:table-row table:style-name="ro1">
          <table:table-cell office:value-type="float" office:value="2.997131" calcext:value-type="float">
            <text:p>2.997131</text:p>
          </table:table-cell>
        </table:table-row>
        <table:table-row table:style-name="ro1">
          <table:table-cell office:value-type="float" office:value="4.517799" calcext:value-type="float">
            <text:p>4.517799</text:p>
          </table:table-cell>
        </table:table-row>
        <table:table-row table:style-name="ro1">
          <table:table-cell office:value-type="float" office:value="1.480718" calcext:value-type="float">
            <text:p>1.480718</text:p>
          </table:table-cell>
        </table:table-row>
        <table:table-row table:style-name="ro1">
          <table:table-cell office:value-type="float" office:value="2.259867" calcext:value-type="float">
            <text:p>2.259867</text:p>
          </table:table-cell>
        </table:table-row>
        <table:table-row table:style-name="ro1">
          <table:table-cell office:value-type="float" office:value="2.645502" calcext:value-type="float">
            <text:p>2.645502</text:p>
          </table:table-cell>
        </table:table-row>
        <table:table-row table:style-name="ro1">
          <table:table-cell office:value-type="float" office:value="3.564357" calcext:value-type="float">
            <text:p>3.564357</text:p>
          </table:table-cell>
        </table:table-row>
        <table:table-row table:style-name="ro1">
          <table:table-cell office:value-type="float" office:value="3.465121" calcext:value-type="float">
            <text:p>3.465121</text:p>
          </table:table-cell>
        </table:table-row>
        <table:table-row table:style-name="ro1">
          <table:table-cell office:value-type="float" office:value="1.356056" calcext:value-type="float">
            <text:p>1.356056</text:p>
          </table:table-cell>
        </table:table-row>
        <table:table-row table:style-name="ro1">
          <table:table-cell office:value-type="float" office:value="2.300391" calcext:value-type="float">
            <text:p>2.300391</text:p>
          </table:table-cell>
        </table:table-row>
        <table:table-row table:style-name="ro1">
          <table:table-cell office:value-type="float" office:value="2.004664" calcext:value-type="float">
            <text:p>2.004664</text:p>
          </table:table-cell>
        </table:table-row>
        <table:table-row table:style-name="ro1">
          <table:table-cell office:value-type="float" office:value="1.685056" calcext:value-type="float">
            <text:p>1.685056</text:p>
          </table:table-cell>
        </table:table-row>
        <table:table-row table:style-name="ro1">
          <table:table-cell office:value-type="float" office:value="2.848842" calcext:value-type="float">
            <text:p>2.848842</text:p>
          </table:table-cell>
        </table:table-row>
        <table:table-row table:style-name="ro1">
          <table:table-cell office:value-type="float" office:value="2.142894" calcext:value-type="float">
            <text:p>2.142894</text:p>
          </table:table-cell>
        </table:table-row>
        <table:table-row table:style-name="ro1">
          <table:table-cell office:value-type="float" office:value="3.648084" calcext:value-type="float">
            <text:p>3.648084</text:p>
          </table:table-cell>
        </table:table-row>
        <table:table-row table:style-name="ro1">
          <table:table-cell office:value-type="float" office:value="0.646885" calcext:value-type="float">
            <text:p>0.646885</text:p>
          </table:table-cell>
        </table:table-row>
        <table:table-row table:style-name="ro1">
          <table:table-cell office:value-type="float" office:value="4.756049" calcext:value-type="float">
            <text:p>4.756049</text:p>
          </table:table-cell>
        </table:table-row>
        <table:table-row table:style-name="ro1">
          <table:table-cell office:value-type="float" office:value="0.823791" calcext:value-type="float">
            <text:p>0.823791</text:p>
          </table:table-cell>
        </table:table-row>
        <table:table-row table:style-name="ro1">
          <table:table-cell office:value-type="float" office:value="4.327381" calcext:value-type="float">
            <text:p>4.327381</text:p>
          </table:table-cell>
        </table:table-row>
        <table:table-row table:style-name="ro1">
          <table:table-cell office:value-type="float" office:value="3.778086" calcext:value-type="float">
            <text:p>3.778086</text:p>
          </table:table-cell>
        </table:table-row>
        <table:table-row table:style-name="ro1">
          <table:table-cell office:value-type="float" office:value="0.46194" calcext:value-type="float">
            <text:p>0.46194</text:p>
          </table:table-cell>
        </table:table-row>
        <table:table-row table:style-name="ro1">
          <table:table-cell office:value-type="float" office:value="3.64009" calcext:value-type="float">
            <text:p>3.64009</text:p>
          </table:table-cell>
        </table:table-row>
        <table:table-row table:style-name="ro1">
          <table:table-cell office:value-type="float" office:value="4.840785" calcext:value-type="float">
            <text:p>4.840785</text:p>
          </table:table-cell>
        </table:table-row>
      </table:table>
      <table:table table:name="signal_with_noise" table:style-name="ta1">
        <office:forms form:automatic-focus="false" form:apply-design-mode="false"/>
        <table:shapes>
          <draw:frame draw:z-index="0" draw:style-name="gr1" draw:text-style-name="P1" svg:width="17.4091in" svg:height="5.4067in" svg:x="0.7157in" svg:y="1.4433in">
            <draw:object draw:notify-on-update-of-ranges="signal_with_noise.B1:signal_with_noise.B100 signal_with_noise.C1:signal_with_noise.C100 signal_with_noise.D1:signal_with_noise.D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6.2929in" svg:height="4.4547in" svg:x="1.5067in" svg:y="8.0626in">
            <draw:object draw:notify-on-update-of-ranges="signal_with_noise.E1:signal_with_noise.E100 signal_with_noise.F1:signal_with_noise.F1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7.8969in" svg:height="5.7724in" svg:x="0.8992in" svg:y="1.9339in">
            <draw:object draw:notify-on-update-of-ranges="signal_with_noise.G1:signal_with_noise.G100 signal_with_noise.H1:signal_with_noise.H100 signal_with_noise.I1:signal_with_noise.I1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2087in" svg:height="3.5453in" svg:x="2.4823in" svg:y="7.9685in">
            <draw:object draw:notify-on-update-of-ranges="signal_with_noise.I1:signal_with_noise.I1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875" calcext:value-type="float">
            <text:p>0.033875</text:p>
          </table:table-cell>
          <table:table-cell office:value-type="float" office:value="0.060975" calcext:value-type="float">
            <text:p>0.060975</text:p>
          </table:table-cell>
          <table:table-cell office:value-type="float" office:value="0" calcext:value-type="float">
            <text:p>0</text:p>
          </table:table-cell>
          <table:table-cell office:value-type="float" office:value="0.453094" calcext:value-type="float">
            <text:p>0.453094</text:p>
          </table:table-cell>
          <table:table-cell office:value-type="float" office:value="0.815569" calcext:value-type="float">
            <text:p>0.815569</text:p>
          </table:table-cell>
          <table:table-cell office:value-type="float" office:value="0" calcext:value-type="float">
            <text:p>0</text:p>
          </table:table-cell>
          <table:table-cell office:value-type="float" office:value="491.031189" calcext:value-type="float">
            <text:p>491.031189</text:p>
          </table:table-cell>
          <table:table-cell office:value-type="float" office:value="98.206238" calcext:value-type="float">
            <text:p>98.206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1862" calcext:value-type="float">
            <text:p>0.611862</text:p>
          </table:table-cell>
          <table:table-cell office:value-type="float" office:value="1.101368" calcext:value-type="float">
            <text:p>1.101368</text:p>
          </table:table-cell>
          <table:table-cell office:value-type="float" office:value="1.56526" calcext:value-type="float">
            <text:p>1.56526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1.687686" calcext:value-type="float">
            <text:p>1.687686</text:p>
          </table:table-cell>
          <table:table-cell office:value-type="float" office:value="587.785217" calcext:value-type="float">
            <text:p>587.785217</text:p>
          </table:table-cell>
          <table:table-cell office:value-type="float" office:value="84.363411" calcext:value-type="float">
            <text:p>84.363411</text:p>
          </table:table-cell>
          <table:table-cell office:value-type="float" office:value="102.516739" calcext:value-type="float">
            <text:p>102.5167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95629" calcext:value-type="float">
            <text:p>1.195629</text:p>
          </table:table-cell>
          <table:table-cell office:value-type="float" office:value="2.15434" calcext:value-type="float">
            <text:p>2.15434</text:p>
          </table:table-cell>
          <table:table-cell office:value-type="float" office:value="3.090448" calcext:value-type="float">
            <text:p>3.090448</text:p>
          </table:table-cell>
          <table:table-cell office:value-type="float" office:value="1.8915" calcext:value-type="float">
            <text:p>1.8915</text:p>
          </table:table-cell>
          <table:table-cell office:value-type="float" office:value="3.400725" calcext:value-type="float">
            <text:p>3.400725</text:p>
          </table:table-cell>
          <table:table-cell office:value-type="float" office:value="951.056458" calcext:value-type="float">
            <text:p>951.056458</text:p>
          </table:table-cell>
          <table:table-cell office:value-type="float" office:value="59.368496" calcext:value-type="float">
            <text:p>59.368496</text:p>
          </table:table-cell>
          <table:table-cell office:value-type="float" office:value="97.618195" calcext:value-type="float">
            <text:p>97.618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1093" calcext:value-type="float">
            <text:p>0.961093</text:p>
          </table:table-cell>
          <table:table-cell office:value-type="float" office:value="1.732367" calcext:value-type="float">
            <text:p>1.732367</text:p>
          </table:table-cell>
          <table:table-cell office:value-type="float" office:value="-1.695314" calcext:value-type="float">
            <text:p>-1.695314</text:p>
          </table:table-cell>
          <table:table-cell office:value-type="float" office:value="1.377312" calcext:value-type="float">
            <text:p>1.377312</text:p>
          </table:table-cell>
          <table:table-cell office:value-type="float" office:value="2.48562" calcext:value-type="float">
            <text:p>2.48562</text:p>
          </table:table-cell>
          <table:table-cell office:value-type="float" office:value="951.056519" calcext:value-type="float">
            <text:p>951.056519</text:p>
          </table:table-cell>
          <table:table-cell office:value-type="float" office:value="512.557617" calcext:value-type="float">
            <text:p>512.557617</text:p>
          </table:table-cell>
          <table:table-cell office:value-type="float" office:value="127.78875" calcext:value-type="float">
            <text:p>127.78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9535" calcext:value-type="float">
            <text:p>0.859535</text:p>
          </table:table-cell>
          <table:table-cell office:value-type="float" office:value="1.535301" calcext:value-type="float">
            <text:p>1.535301</text:p>
          </table:table-cell>
          <table:table-cell office:value-type="float" office:value="-0.112198" calcext:value-type="float">
            <text:p>-0.112198</text:p>
          </table:table-cell>
          <table:table-cell office:value-type="float" office:value="1.482176" calcext:value-type="float">
            <text:p>1.482176</text:p>
          </table:table-cell>
          <table:table-cell office:value-type="float" office:value="2.645435" calcext:value-type="float">
            <text:p>2.645435</text:p>
          </table:table-cell>
          <table:table-cell office:value-type="float" office:value="587.785339" calcext:value-type="float">
            <text:p>587.785339</text:p>
          </table:table-cell>
          <table:table-cell office:value-type="float" office:value="394.339844" calcext:value-type="float">
            <text:p>394.339844</text:p>
          </table:table-cell>
          <table:table-cell office:value-type="float" office:value="151.220825" calcext:value-type="float">
            <text:p>151.220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754" calcext:value-type="float">
            <text:p>0.14754</text:p>
          </table:table-cell>
          <table:table-cell office:value-type="float" office:value="0.291496" calcext:value-type="float">
            <text:p>0.291496</text:p>
          </table:table-cell>
          <table:table-cell office:value-type="float" office:value="1.019977" calcext:value-type="float">
            <text:p>1.019977</text:p>
          </table:table-cell>
          <table:table-cell office:value-type="float" office:value="0.279271" calcext:value-type="float">
            <text:p>0.279271</text:p>
          </table:table-cell>
          <table:table-cell office:value-type="float" office:value="0.545823" calcext:value-type="float">
            <text:p>0.54582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321.689117" calcext:value-type="float">
            <text:p>321.689117</text:p>
          </table:table-cell>
          <table:table-cell office:value-type="float" office:value="156.187836" calcext:value-type="float">
            <text:p>156.1878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393484" calcext:value-type="float">
            <text:p>-0.393484</text:p>
          </table:table-cell>
          <table:table-cell office:value-type="float" office:value="0.723954" calcext:value-type="float">
            <text:p>0.723954</text:p>
          </table:table-cell>
          <table:table-cell office:value-type="float" office:value="0.034315" calcext:value-type="float">
            <text:p>0.034315</text:p>
          </table:table-cell>
          <table:table-cell office:value-type="float" office:value="-0.377227" calcext:value-type="float">
            <text:p>-0.377227</text:p>
          </table:table-cell>
          <table:table-cell office:value-type="float" office:value="0.706966" calcext:value-type="float">
            <text:p>0.706966</text:p>
          </table:table-cell>
          <table:table-cell office:value-type="float" office:value="-587.785095" calcext:value-type="float">
            <text:p>-587.785095</text:p>
          </table:table-cell>
          <table:table-cell office:value-type="float" office:value="835.723145" calcext:value-type="float">
            <text:p>835.723145</text:p>
          </table:table-cell>
          <table:table-cell office:value-type="float" office:value="206.601242" calcext:value-type="float">
            <text:p>206.601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891346" calcext:value-type="float">
            <text:p>-0.891346</text:p>
          </table:table-cell>
          <table:table-cell office:value-type="float" office:value="1.608534" calcext:value-type="float">
            <text:p>1.608534</text:p>
          </table:table-cell>
          <table:table-cell office:value-type="float" office:value="1.5258" calcext:value-type="float">
            <text:p>1.5258</text:p>
          </table:table-cell>
          <table:table-cell office:value-type="float" office:value="-0.211715" calcext:value-type="float">
            <text:p>-0.211715</text:p>
          </table:table-cell>
          <table:table-cell office:value-type="float" office:value="0.392261" calcext:value-type="float">
            <text:p>0.392261</text:p>
          </table:table-cell>
          <table:table-cell office:value-type="float" office:value="-951.056458" calcext:value-type="float">
            <text:p>-951.056458</text:p>
          </table:table-cell>
          <table:table-cell office:value-type="float" office:value="236.356567" calcext:value-type="float">
            <text:p>236.356567</text:p>
          </table:table-cell>
          <table:table-cell office:value-type="float" office:value="200.728745" calcext:value-type="float">
            <text:p>200.728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822264" calcext:value-type="float">
            <text:p>-0.822264</text:p>
          </table:table-cell>
          <table:table-cell office:value-type="float" office:value="1.48158" calcext:value-type="float">
            <text:p>1.48158</text:p>
          </table:table-cell>
          <table:table-cell office:value-type="float" office:value="3.032919" calcext:value-type="float">
            <text:p>3.032919</text:p>
          </table:table-cell>
          <table:table-cell office:value-type="float" office:value="-0.618965" calcext:value-type="float">
            <text:p>-0.618965</text:p>
          </table:table-cell>
          <table:table-cell office:value-type="float" office:value="1.107756" calcext:value-type="float">
            <text:p>1.107756</text:p>
          </table:table-cell>
          <table:table-cell office:value-type="float" office:value="-951.05658" calcext:value-type="float">
            <text:p>-951.05658</text:p>
          </table:table-cell>
          <table:table-cell office:value-type="float" office:value="682.270081" calcext:value-type="float">
            <text:p>682.270081</text:p>
          </table:table-cell>
          <table:table-cell office:value-type="float" office:value="204.104568" calcext:value-type="float">
            <text:p>204.104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58487" calcext:value-type="float">
            <text:p>-0.358487</text:p>
          </table:table-cell>
          <table:table-cell office:value-type="float" office:value="0.646215" calcext:value-type="float">
            <text:p>0.646215</text:p>
          </table:table-cell>
          <table:table-cell office:value-type="float" office:value="-1.800735" calcext:value-type="float">
            <text:p>-1.800735</text:p>
          </table:table-cell>
          <table:table-cell office:value-type="float" office:value="-0.2021" calcext:value-type="float">
            <text:p>-0.2021</text:p>
          </table:table-cell>
          <table:table-cell office:value-type="float" office:value="0.376563" calcext:value-type="float">
            <text:p>0.376563</text:p>
          </table:table-cell>
          <table:table-cell office:value-type="float" office:value="-587.785278" calcext:value-type="float">
            <text:p>-587.785278</text:p>
          </table:table-cell>
          <table:table-cell office:value-type="float" office:value="193.312637" calcext:value-type="float">
            <text:p>193.312637</text:p>
          </table:table-cell>
          <table:table-cell office:value-type="float" office:value="183.554993" calcext:value-type="float">
            <text:p>183.5549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4578" calcext:value-type="float">
            <text:p>0.254578</text:p>
          </table:table-cell>
          <table:table-cell office:value-type="float" office:value="0.477135" calcext:value-type="float">
            <text:p>0.477135</text:p>
          </table:table-cell>
          <table:table-cell office:value-type="float" office:value="-3.009337" calcext:value-type="float">
            <text:p>-3.009337</text:p>
          </table:table-cell>
          <table:table-cell office:value-type="float" office:value="0.432481" calcext:value-type="float">
            <text:p>0.432481</text:p>
          </table:table-cell>
          <table:table-cell office:value-type="float" office:value="0.790356" calcext:value-type="float">
            <text:p>0.790356</text:p>
          </table:table-cell>
          <table:table-cell office:value-type="float" office:value="-0.000302" calcext:value-type="float">
            <text:p>-0.000302</text:p>
          </table:table-cell>
          <table:table-cell office:value-type="float" office:value="237.530334" calcext:value-type="float">
            <text:p>237.530334</text:p>
          </table:table-cell>
          <table:table-cell office:value-type="float" office:value="147.177902" calcext:value-type="float">
            <text:p>147.1779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9334" calcext:value-type="float">
            <text:p>0.599334</text:p>
          </table:table-cell>
          <table:table-cell office:value-type="float" office:value="1.086124" calcext:value-type="float">
            <text:p>1.086124</text:p>
          </table:table-cell>
          <table:table-cell office:value-type="float" office:value="-1.614359" calcext:value-type="float">
            <text:p>-1.614359</text:p>
          </table:table-cell>
          <table:table-cell office:value-type="float" office:value="0.829412" calcext:value-type="float">
            <text:p>0.829412</text:p>
          </table:table-cell>
          <table:table-cell office:value-type="float" office:value="1.498623" calcext:value-type="float">
            <text:p>1.498623</text:p>
          </table:table-cell>
          <table:table-cell office:value-type="float" office:value="587.785217" calcext:value-type="float">
            <text:p>587.785217</text:p>
          </table:table-cell>
          <table:table-cell office:value-type="float" office:value="267.46402" calcext:value-type="float">
            <text:p>267.46402</text:p>
          </table:table-cell>
          <table:table-cell office:value-type="float" office:value="97.765953" calcext:value-type="float">
            <text:p>97.7659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67817" calcext:value-type="float">
            <text:p>1.067817</text:p>
          </table:table-cell>
          <table:table-cell office:value-type="float" office:value="1.920409" calcext:value-type="float">
            <text:p>1.920409</text:p>
          </table:table-cell>
          <table:table-cell office:value-type="float" office:value="-0.056535" calcext:value-type="float">
            <text:p>-0.056535</text:p>
          </table:table-cell>
          <table:table-cell office:value-type="float" office:value="1.406291" calcext:value-type="float">
            <text:p>1.406291</text:p>
          </table:table-cell>
          <table:table-cell office:value-type="float" office:value="2.527862" calcext:value-type="float">
            <text:p>2.527862</text:p>
          </table:table-cell>
          <table:table-cell office:value-type="float" office:value="951.056396" calcext:value-type="float">
            <text:p>951.056396</text:p>
          </table:table-cell>
          <table:table-cell office:value-type="float" office:value="211.245377" calcext:value-type="float">
            <text:p>211.245377</text:p>
          </table:table-cell>
          <table:table-cell office:value-type="float" office:value="52.630093" calcext:value-type="float">
            <text:p>52.6300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0963" calcext:value-type="float">
            <text:p>1.20963</text:p>
          </table:table-cell>
          <table:table-cell office:value-type="float" office:value="2.17495" calcext:value-type="float">
            <text:p>2.17495</text:p>
          </table:table-cell>
          <table:table-cell office:value-type="float" office:value="1.482523" calcext:value-type="float">
            <text:p>1.482523</text:p>
          </table:table-cell>
          <table:table-cell office:value-type="float" office:value="1.948198" calcext:value-type="float">
            <text:p>1.948198</text:p>
          </table:table-cell>
          <table:table-cell office:value-type="float" office:value="3.500898" calcext:value-type="float">
            <text:p>3.500898</text:p>
          </table:table-cell>
          <table:table-cell office:value-type="float" office:value="951.056641" calcext:value-type="float">
            <text:p>951.056641</text:p>
          </table:table-cell>
          <table:table-cell office:value-type="float" office:value="73.49881" calcext:value-type="float">
            <text:p>73.49881</text:p>
          </table:table-cell>
          <table:table-cell office:value-type="float" office:value="32.885475" calcext:value-type="float">
            <text:p>32.885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7723" calcext:value-type="float">
            <text:p>0.597723</text:p>
          </table:table-cell>
          <table:table-cell office:value-type="float" office:value="1.078709" calcext:value-type="float">
            <text:p>1.078709</text:p>
          </table:table-cell>
          <table:table-cell office:value-type="float" office:value="2.939373" calcext:value-type="float">
            <text:p>2.939373</text:p>
          </table:table-cell>
          <table:table-cell office:value-type="float" office:value="0.835905" calcext:value-type="float">
            <text:p>0.835905</text:p>
          </table:table-cell>
          <table:table-cell office:value-type="float" office:value="1.520045" calcext:value-type="float">
            <text:p>1.520045</text:p>
          </table:table-cell>
          <table:table-cell office:value-type="float" office:value="587.7854" calcext:value-type="float">
            <text:p>587.7854</text:p>
          </table:table-cell>
          <table:table-cell office:value-type="float" office:value="944.9245" calcext:value-type="float">
            <text:p>944.9245</text:p>
          </table:table-cell>
          <table:table-cell office:value-type="float" office:value="162.422546" calcext:value-type="float">
            <text:p>162.4225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983" calcext:value-type="float">
            <text:p>0.012983</text:p>
          </table:table-cell>
          <table:table-cell office:value-type="float" office:value="0.105687" calcext:value-type="float">
            <text:p>0.105687</text:p>
          </table:table-cell>
          <table:table-cell office:value-type="float" office:value="-3.125472" calcext:value-type="float">
            <text:p>-3.125472</text:p>
          </table:table-cell>
          <table:table-cell office:value-type="float" office:value="0.535877" calcext:value-type="float">
            <text:p>0.535877</text:p>
          </table:table-cell>
          <table:table-cell office:value-type="float" office:value="0.941357" calcext:value-type="float">
            <text:p>0.941357</text:p>
          </table:table-cell>
          <table:table-cell office:value-type="float" office:value="-0.000024" calcext:value-type="float">
            <text:p>-0.000024</text:p>
          </table:table-cell>
          <table:table-cell office:value-type="float" office:value="81.281425" calcext:value-type="float">
            <text:p>81.281425</text:p>
          </table:table-cell>
          <table:table-cell office:value-type="float" office:value="160.235092" calcext:value-type="float">
            <text:p>160.235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555597" calcext:value-type="float">
            <text:p>-0.555597</text:p>
          </table:table-cell>
          <table:table-cell office:value-type="float" office:value="1.010642" calcext:value-type="float">
            <text:p>1.010642</text:p>
          </table:table-cell>
          <table:table-cell office:value-type="float" office:value="-3.141431" calcext:value-type="float">
            <text:p>-3.141431</text:p>
          </table:table-cell>
          <table:table-cell office:value-type="float" office:value="0.103188" calcext:value-type="float">
            <text:p>0.103188</text:p>
          </table:table-cell>
          <table:table-cell office:value-type="float" office:value="0.194589" calcext:value-type="float">
            <text:p>0.194589</text:p>
          </table:table-cell>
          <table:table-cell office:value-type="float" office:value="-587.784729" calcext:value-type="float">
            <text:p>-587.784729</text:p>
          </table:table-cell>
          <table:table-cell office:value-type="float" office:value="163.495636" calcext:value-type="float">
            <text:p>163.495636</text:p>
          </table:table-cell>
          <table:table-cell office:value-type="float" office:value="160.93779" calcext:value-type="float">
            <text:p>160.937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847055" calcext:value-type="float">
            <text:p>-0.847055</text:p>
          </table:table-cell>
          <table:table-cell office:value-type="float" office:value="1.528062" calcext:value-type="float">
            <text:p>1.528062</text:p>
          </table:table-cell>
          <table:table-cell office:value-type="float" office:value="-1.63699" calcext:value-type="float">
            <text:p>-1.63699</text:p>
          </table:table-cell>
          <table:table-cell office:value-type="float" office:value="-0.450828" calcext:value-type="float">
            <text:p>-0.450828</text:p>
          </table:table-cell>
          <table:table-cell office:value-type="float" office:value="0.820965" calcext:value-type="float">
            <text:p>0.820965</text:p>
          </table:table-cell>
          <table:table-cell office:value-type="float" office:value="-951.056335" calcext:value-type="float">
            <text:p>-951.056335</text:p>
          </table:table-cell>
          <table:table-cell office:value-type="float" office:value="194.762787" calcext:value-type="float">
            <text:p>194.762787</text:p>
          </table:table-cell>
          <table:table-cell office:value-type="float" office:value="149.931808" calcext:value-type="float">
            <text:p>149.9318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853417" calcext:value-type="float">
            <text:p>-0.853417</text:p>
          </table:table-cell>
          <table:table-cell office:value-type="float" office:value="1.533642" calcext:value-type="float">
            <text:p>1.533642</text:p>
          </table:table-cell>
          <table:table-cell office:value-type="float" office:value="-0.09959" calcext:value-type="float">
            <text:p>-0.09959</text:p>
          </table:table-cell>
          <table:table-cell office:value-type="float" office:value="-0.849682" calcext:value-type="float">
            <text:p>-0.849682</text:p>
          </table:table-cell>
          <table:table-cell office:value-type="float" office:value="1.533336" calcext:value-type="float">
            <text:p>1.533336</text:p>
          </table:table-cell>
          <table:table-cell office:value-type="float" office:value="-951.056519" calcext:value-type="float">
            <text:p>-951.056519</text:p>
          </table:table-cell>
          <table:table-cell office:value-type="float" office:value="460.901917" calcext:value-type="float">
            <text:p>460.901917</text:p>
          </table:table-cell>
          <table:table-cell office:value-type="float" office:value="133.333923" calcext:value-type="float">
            <text:p>133.333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351494" calcext:value-type="float">
            <text:p>-0.351494</text:p>
          </table:table-cell>
          <table:table-cell office:value-type="float" office:value="0.636022" calcext:value-type="float">
            <text:p>0.636022</text:p>
          </table:table-cell>
          <table:table-cell office:value-type="float" office:value="1.328488" calcext:value-type="float">
            <text:p>1.328488</text:p>
          </table:table-cell>
          <table:table-cell office:value-type="float" office:value="-0.106391" calcext:value-type="float">
            <text:p>-0.106391</text:p>
          </table:table-cell>
          <table:table-cell office:value-type="float" office:value="0.238833" calcext:value-type="float">
            <text:p>0.238833</text:p>
          </table:table-cell>
          <table:table-cell office:value-type="float" office:value="-587.785156" calcext:value-type="float">
            <text:p>-587.785156</text:p>
          </table:table-cell>
          <table:table-cell office:value-type="float" office:value="854.859619" calcext:value-type="float">
            <text:p>854.859619</text:p>
          </table:table-cell>
          <table:table-cell office:value-type="float" office:value="178.16362" calcext:value-type="float">
            <text:p>178.163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255651" calcext:value-type="float">
            <text:p>0.255651</text:p>
          </table:table-cell>
          <table:table-cell office:value-type="float" office:value="0.24392" calcext:value-type="float">
            <text:p>0.24392</text:p>
          </table:table-cell>
          <table:table-cell office:value-type="float" office:value="0.19593" calcext:value-type="float">
            <text:p>0.19593</text:p>
          </table:table-cell>
          <table:table-cell office:value-type="float" office:value="0.368441" calcext:value-type="float">
            <text:p>0.368441</text:p>
          </table:table-cell>
          <table:table-cell office:value-type="float" office:value="-0.000604" calcext:value-type="float">
            <text:p>-0.000604</text:p>
          </table:table-cell>
          <table:table-cell office:value-type="float" office:value="649.251831" calcext:value-type="float">
            <text:p>649.251831</text:p>
          </table:table-cell>
          <table:table-cell office:value-type="float" office:value="229.234024" calcext:value-type="float">
            <text:p>229.2340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62923" calcext:value-type="float">
            <text:p>0.662923</text:p>
          </table:table-cell>
          <table:table-cell office:value-type="float" office:value="1.199692" calcext:value-type="float">
            <text:p>1.199692</text:p>
          </table:table-cell>
          <table:table-cell office:value-type="float" office:value="1.550107" calcext:value-type="float">
            <text:p>1.550107</text:p>
          </table:table-cell>
          <table:table-cell office:value-type="float" office:value="1.434724" calcext:value-type="float">
            <text:p>1.434724</text:p>
          </table:table-cell>
          <table:table-cell office:value-type="float" office:value="2.584599" calcext:value-type="float">
            <text:p>2.584599</text:p>
          </table:table-cell>
          <table:table-cell office:value-type="float" office:value="587.784973" calcext:value-type="float">
            <text:p>587.784973</text:p>
          </table:table-cell>
          <table:table-cell office:value-type="float" office:value="296.310364" calcext:value-type="float">
            <text:p>296.310364</text:p>
          </table:table-cell>
          <table:table-cell office:value-type="float" office:value="225.46846" calcext:value-type="float">
            <text:p>225.468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2498" calcext:value-type="float">
            <text:p>1.12498</text:p>
          </table:table-cell>
          <table:table-cell office:value-type="float" office:value="2.026037" calcext:value-type="float">
            <text:p>2.026037</text:p>
          </table:table-cell>
          <table:table-cell office:value-type="float" office:value="3.082348" calcext:value-type="float">
            <text:p>3.082348</text:p>
          </table:table-cell>
          <table:table-cell office:value-type="float" office:value="1.918376" calcext:value-type="float">
            <text:p>1.918376</text:p>
          </table:table-cell>
          <table:table-cell office:value-type="float" office:value="3.459064" calcext:value-type="float">
            <text:p>3.459064</text:p>
          </table:table-cell>
          <table:table-cell office:value-type="float" office:value="951.056458" calcext:value-type="float">
            <text:p>951.056458</text:p>
          </table:table-cell>
          <table:table-cell office:value-type="float" office:value="358.98056" calcext:value-type="float">
            <text:p>358.98056</text:p>
          </table:table-cell>
          <table:table-cell office:value-type="float" office:value="203.358795" calcext:value-type="float">
            <text:p>203.3587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92623" calcext:value-type="float">
            <text:p>1.192623</text:p>
          </table:table-cell>
          <table:table-cell office:value-type="float" office:value="2.144287" calcext:value-type="float">
            <text:p>2.144287</text:p>
          </table:table-cell>
          <table:table-cell office:value-type="float" office:value="-1.665265" calcext:value-type="float">
            <text:p>-1.665265</text:p>
          </table:table-cell>
          <table:table-cell office:value-type="float" office:value="1.583581" calcext:value-type="float">
            <text:p>1.583581</text:p>
          </table:table-cell>
          <table:table-cell office:value-type="float" office:value="2.845587" calcext:value-type="float">
            <text:p>2.845587</text:p>
          </table:table-cell>
          <table:table-cell office:value-type="float" office:value="951.056763" calcext:value-type="float">
            <text:p>951.056763</text:p>
          </table:table-cell>
          <table:table-cell office:value-type="float" office:value="766.581665" calcext:value-type="float">
            <text:p>766.581665</text:p>
          </table:table-cell>
          <table:table-cell office:value-type="float" office:value="181.278397" calcext:value-type="float">
            <text:p>181.2783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48779" calcext:value-type="float">
            <text:p>0.748779</text:p>
          </table:table-cell>
          <table:table-cell office:value-type="float" office:value="1.34463" calcext:value-type="float">
            <text:p>1.34463</text:p>
          </table:table-cell>
          <table:table-cell office:value-type="float" office:value="-0.159438" calcext:value-type="float">
            <text:p>-0.159438</text:p>
          </table:table-cell>
          <table:table-cell office:value-type="float" office:value="1.359508" calcext:value-type="float">
            <text:p>1.359508</text:p>
          </table:table-cell>
          <table:table-cell office:value-type="float" office:value="2.429097" calcext:value-type="float">
            <text:p>2.429097</text:p>
          </table:table-cell>
          <table:table-cell office:value-type="float" office:value="587.785645" calcext:value-type="float">
            <text:p>587.785645</text:p>
          </table:table-cell>
          <table:table-cell office:value-type="float" office:value="598.222717" calcext:value-type="float">
            <text:p>598.222717</text:p>
          </table:table-cell>
          <table:table-cell office:value-type="float" office:value="181.694901" calcext:value-type="float">
            <text:p>181.6949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9707" calcext:value-type="float">
            <text:p>0.159707</text:p>
          </table:table-cell>
          <table:table-cell office:value-type="float" office:value="0.297401" calcext:value-type="float">
            <text:p>0.297401</text:p>
          </table:table-cell>
          <table:table-cell office:value-type="float" office:value="1.108063" calcext:value-type="float">
            <text:p>1.108063</text:p>
          </table:table-cell>
          <table:table-cell office:value-type="float" office:value="0.910982" calcext:value-type="float">
            <text:p>0.910982</text:p>
          </table:table-cell>
          <table:table-cell office:value-type="float" office:value="1.629482" calcext:value-type="float">
            <text:p>1.629482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62.315899" calcext:value-type="float">
            <text:p>62.315899</text:p>
          </table:table-cell>
          <table:table-cell office:value-type="float" office:value="162.357773" calcext:value-type="float">
            <text:p>162.3577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79153" calcext:value-type="float">
            <text:p>-0.479153</text:p>
          </table:table-cell>
          <table:table-cell office:value-type="float" office:value="0.876155" calcext:value-type="float">
            <text:p>0.876155</text:p>
          </table:table-cell>
          <table:table-cell office:value-type="float" office:value="0.030376" calcext:value-type="float">
            <text:p>0.030376</text:p>
          </table:table-cell>
          <table:table-cell office:value-type="float" office:value="0.052678" calcext:value-type="float">
            <text:p>0.052678</text:p>
          </table:table-cell>
          <table:table-cell office:value-type="float" office:value="0.175977" calcext:value-type="float">
            <text:p>0.175977</text:p>
          </table:table-cell>
          <table:table-cell office:value-type="float" office:value="-587.784485" calcext:value-type="float">
            <text:p>-587.784485</text:p>
          </table:table-cell>
          <table:table-cell office:value-type="float" office:value="318.318512" calcext:value-type="float">
            <text:p>318.318512</text:p>
          </table:table-cell>
          <table:table-cell office:value-type="float" office:value="116.825394" calcext:value-type="float">
            <text:p>116.8253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919075" calcext:value-type="float">
            <text:p>-0.919075</text:p>
          </table:table-cell>
          <table:table-cell office:value-type="float" office:value="1.659309" calcext:value-type="float">
            <text:p>1.659309</text:p>
          </table:table-cell>
          <table:table-cell office:value-type="float" office:value="1.517992" calcext:value-type="float">
            <text:p>1.517992</text:p>
          </table:table-cell>
          <table:table-cell office:value-type="float" office:value="-0.405245" calcext:value-type="float">
            <text:p>-0.405245</text:p>
          </table:table-cell>
          <table:table-cell office:value-type="float" office:value="0.745589" calcext:value-type="float">
            <text:p>0.745589</text:p>
          </table:table-cell>
          <table:table-cell office:value-type="float" office:value="-951.056274" calcext:value-type="float">
            <text:p>-951.056274</text:p>
          </table:table-cell>
          <table:table-cell office:value-type="float" office:value="188.764526" calcext:value-type="float">
            <text:p>188.764526</text:p>
          </table:table-cell>
          <table:table-cell office:value-type="float" office:value="79.877853" calcext:value-type="float">
            <text:p>79.8778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85559" calcext:value-type="float">
            <text:p>-0.85559</text:p>
          </table:table-cell>
          <table:table-cell office:value-type="float" office:value="1.540244" calcext:value-type="float">
            <text:p>1.540244</text:p>
          </table:table-cell>
          <table:table-cell office:value-type="float" office:value="3.033803" calcext:value-type="float">
            <text:p>3.033803</text:p>
          </table:table-cell>
          <table:table-cell office:value-type="float" office:value="-0.335889" calcext:value-type="float">
            <text:p>-0.335889</text:p>
          </table:table-cell>
          <table:table-cell office:value-type="float" office:value="0.609882" calcext:value-type="float">
            <text:p>0.609882</text:p>
          </table:table-cell>
          <table:table-cell office:value-type="float" office:value="-951.056641" calcext:value-type="float">
            <text:p>-951.056641</text:p>
          </table:table-cell>
          <table:table-cell office:value-type="float" office:value="947.130066" calcext:value-type="float">
            <text:p>947.130066</text:p>
          </table:table-cell>
          <table:table-cell office:value-type="float" office:value="125.270973" calcext:value-type="float">
            <text:p>125.270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425766" calcext:value-type="float">
            <text:p>-0.425766</text:p>
          </table:table-cell>
          <table:table-cell office:value-type="float" office:value="0.765286" calcext:value-type="float">
            <text:p>0.765286</text:p>
          </table:table-cell>
          <table:table-cell office:value-type="float" office:value="-1.772252" calcext:value-type="float">
            <text:p>-1.772252</text:p>
          </table:table-cell>
          <table:table-cell office:value-type="float" office:value="-0.357202" calcext:value-type="float">
            <text:p>-0.357202</text:p>
          </table:table-cell>
          <table:table-cell office:value-type="float" office:value="0.638384" calcext:value-type="float">
            <text:p>0.638384</text:p>
          </table:table-cell>
          <table:table-cell office:value-type="float" office:value="-587.7854" calcext:value-type="float">
            <text:p>-587.7854</text:p>
          </table:table-cell>
          <table:table-cell office:value-type="float" office:value="930.930603" calcext:value-type="float">
            <text:p>930.930603</text:p>
          </table:table-cell>
          <table:table-cell office:value-type="float" office:value="274.627716" calcext:value-type="float">
            <text:p>274.6277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5946" calcext:value-type="float">
            <text:p>0.35946</text:p>
          </table:table-cell>
          <table:table-cell office:value-type="float" office:value="-2.931456" calcext:value-type="float">
            <text:p>-2.931456</text:p>
          </table:table-cell>
          <table:table-cell office:value-type="float" office:value="0.874722" calcext:value-type="float">
            <text:p>0.874722</text:p>
          </table:table-cell>
          <table:table-cell office:value-type="float" office:value="1.58183" calcext:value-type="float">
            <text:p>1.58183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56.635372" calcext:value-type="float">
            <text:p>56.635372</text:p>
          </table:table-cell>
          <table:table-cell office:value-type="float" office:value="254.021042" calcext:value-type="float">
            <text:p>254.021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7127" calcext:value-type="float">
            <text:p>0.717127</text:p>
          </table:table-cell>
          <table:table-cell office:value-type="float" office:value="1.298802" calcext:value-type="float">
            <text:p>1.298802</text:p>
          </table:table-cell>
          <table:table-cell office:value-type="float" office:value="-1.597866" calcext:value-type="float">
            <text:p>-1.597866</text:p>
          </table:table-cell>
          <table:table-cell office:value-type="float" office:value="0.656047" calcext:value-type="float">
            <text:p>0.656047</text:p>
          </table:table-cell>
          <table:table-cell office:value-type="float" office:value="1.197714" calcext:value-type="float">
            <text:p>1.197714</text:p>
          </table:table-cell>
          <table:table-cell office:value-type="float" office:value="587.785461" calcext:value-type="float">
            <text:p>587.785461</text:p>
          </table:table-cell>
          <table:table-cell office:value-type="float" office:value="439.700165" calcext:value-type="float">
            <text:p>439.700165</text:p>
          </table:table-cell>
          <table:table-cell office:value-type="float" office:value="248.183136" calcext:value-type="float">
            <text:p>248.1831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137152" calcext:value-type="float">
            <text:p>1.137152</text:p>
          </table:table-cell>
          <table:table-cell office:value-type="float" office:value="2.047478" calcext:value-type="float">
            <text:p>2.047478</text:p>
          </table:table-cell>
          <table:table-cell office:value-type="float" office:value="-0.063452" calcext:value-type="float">
            <text:p>-0.063452</text:p>
          </table:table-cell>
          <table:table-cell office:value-type="float" office:value="1.530362" calcext:value-type="float">
            <text:p>1.530362</text:p>
          </table:table-cell>
          <table:table-cell office:value-type="float" office:value="2.741419" calcext:value-type="float">
            <text:p>2.741419</text:p>
          </table:table-cell>
          <table:table-cell office:value-type="float" office:value="951.056152" calcext:value-type="float">
            <text:p>951.056152</text:p>
          </table:table-cell>
          <table:table-cell office:value-type="float" office:value="16.245056" calcext:value-type="float">
            <text:p>16.245056</text:p>
          </table:table-cell>
          <table:table-cell office:value-type="float" office:value="222.656937" calcext:value-type="float">
            <text:p>222.6569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82429" calcext:value-type="float">
            <text:p>1.082429</text:p>
          </table:table-cell>
          <table:table-cell office:value-type="float" office:value="1.946146" calcext:value-type="float">
            <text:p>1.946146</text:p>
          </table:table-cell>
          <table:table-cell office:value-type="float" office:value="1.465609" calcext:value-type="float">
            <text:p>1.465609</text:p>
          </table:table-cell>
          <table:table-cell office:value-type="float" office:value="1.766222" calcext:value-type="float">
            <text:p>1.766222</text:p>
          </table:table-cell>
          <table:table-cell office:value-type="float" office:value="3.179147" calcext:value-type="float">
            <text:p>3.179147</text:p>
          </table:table-cell>
          <table:table-cell office:value-type="float" office:value="951.056824" calcext:value-type="float">
            <text:p>951.056824</text:p>
          </table:table-cell>
          <table:table-cell office:value-type="float" office:value="116.003868" calcext:value-type="float">
            <text:p>116.003868</text:p>
          </table:table-cell>
          <table:table-cell office:value-type="float" office:value="183.754379" calcext:value-type="float">
            <text:p>183.7543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27164" calcext:value-type="float">
            <text:p>0.727164</text:p>
          </table:table-cell>
          <table:table-cell office:value-type="float" office:value="1.302917" calcext:value-type="float">
            <text:p>1.302917</text:p>
          </table:table-cell>
          <table:table-cell office:value-type="float" office:value="2.992501" calcext:value-type="float">
            <text:p>2.992501</text:p>
          </table:table-cell>
          <table:table-cell office:value-type="float" office:value="1.082303" calcext:value-type="float">
            <text:p>1.082303</text:p>
          </table:table-cell>
          <table:table-cell office:value-type="float" office:value="1.946695" calcext:value-type="float">
            <text:p>1.946695</text:p>
          </table:table-cell>
          <table:table-cell office:value-type="float" office:value="587.785889" calcext:value-type="float">
            <text:p>587.785889</text:p>
          </table:table-cell>
          <table:table-cell office:value-type="float" office:value="951.306702" calcext:value-type="float">
            <text:p>951.306702</text:p>
          </table:table-cell>
          <table:table-cell office:value-type="float" office:value="41.276775" calcext:value-type="float">
            <text:p>41.2767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294455" calcext:value-type="float">
            <text:p>0.294455</text:p>
          </table:table-cell>
          <table:table-cell office:value-type="float" office:value="-2.02369" calcext:value-type="float">
            <text:p>-2.02369</text:p>
          </table:table-cell>
          <table:table-cell office:value-type="float" office:value="0.473697" calcext:value-type="float">
            <text:p>0.473697</text:p>
          </table:table-cell>
          <table:table-cell office:value-type="float" office:value="0.84315" calcext:value-type="float">
            <text:p>0.8431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409.046021" calcext:value-type="float">
            <text:p>409.046021</text:p>
          </table:table-cell>
          <table:table-cell office:value-type="float" office:value="93.437157" calcext:value-type="float">
            <text:p>93.4371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308872" calcext:value-type="float">
            <text:p>-0.308872</text:p>
          </table:table-cell>
          <table:table-cell office:value-type="float" office:value="0.569471" calcext:value-type="float">
            <text:p>0.569471</text:p>
          </table:table-cell>
          <table:table-cell office:value-type="float" office:value="-3.095074" calcext:value-type="float">
            <text:p>-3.095074</text:p>
          </table:table-cell>
          <table:table-cell office:value-type="float" office:value="-0.493349" calcext:value-type="float">
            <text:p>-0.493349</text:p>
          </table:table-cell>
          <table:table-cell office:value-type="float" office:value="0.910942" calcext:value-type="float">
            <text:p>0.910942</text:p>
          </table:table-cell>
          <table:table-cell office:value-type="float" office:value="-587.785034" calcext:value-type="float">
            <text:p>-587.785034</text:p>
          </table:table-cell>
          <table:table-cell office:value-type="float" office:value="436.154144" calcext:value-type="float">
            <text:p>436.154144</text:p>
          </table:table-cell>
          <table:table-cell office:value-type="float" office:value="148.913315" calcext:value-type="float">
            <text:p>148.9133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917377" calcext:value-type="float">
            <text:p>-0.917377</text:p>
          </table:table-cell>
          <table:table-cell office:value-type="float" office:value="1.654904" calcext:value-type="float">
            <text:p>1.654904</text:p>
          </table:table-cell>
          <table:table-cell office:value-type="float" office:value="-1.605169" calcext:value-type="float">
            <text:p>-1.605169</text:p>
          </table:table-cell>
          <table:table-cell office:value-type="float" office:value="-0.245982" calcext:value-type="float">
            <text:p>-0.245982</text:p>
          </table:table-cell>
          <table:table-cell office:value-type="float" office:value="0.460012" calcext:value-type="float">
            <text:p>0.460012</text:p>
          </table:table-cell>
          <table:table-cell office:value-type="float" office:value="-951.056458" calcext:value-type="float">
            <text:p>-951.056458</text:p>
          </table:table-cell>
          <table:table-cell office:value-type="float" office:value="786.078796" calcext:value-type="float">
            <text:p>786.078796</text:p>
          </table:table-cell>
          <table:table-cell office:value-type="float" office:value="245.883957" calcext:value-type="float">
            <text:p>245.8839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733501" calcext:value-type="float">
            <text:p>-0.733501</text:p>
          </table:table-cell>
          <table:table-cell office:value-type="float" office:value="1.324976" calcext:value-type="float">
            <text:p>1.324976</text:p>
          </table:table-cell>
          <table:table-cell office:value-type="float" office:value="-0.125144" calcext:value-type="float">
            <text:p>-0.125144</text:p>
          </table:table-cell>
          <table:table-cell office:value-type="float" office:value="-0.738018" calcext:value-type="float">
            <text:p>-0.738018</text:p>
          </table:table-cell>
          <table:table-cell office:value-type="float" office:value="1.320131" calcext:value-type="float">
            <text:p>1.320131</text:p>
          </table:table-cell>
          <table:table-cell office:value-type="float" office:value="-951.056458" calcext:value-type="float">
            <text:p>-951.056458</text:p>
          </table:table-cell>
          <table:table-cell office:value-type="float" office:value="645.402588" calcext:value-type="float">
            <text:p>645.402588</text:p>
          </table:table-cell>
          <table:table-cell office:value-type="float" office:value="298.697906" calcext:value-type="float">
            <text:p>298.6979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480081" calcext:value-type="float">
            <text:p>-0.480081</text:p>
          </table:table-cell>
          <table:table-cell office:value-type="float" office:value="0.857741" calcext:value-type="float">
            <text:p>0.857741</text:p>
          </table:table-cell>
          <table:table-cell office:value-type="float" office:value="1.416935" calcext:value-type="float">
            <text:p>1.416935</text:p>
          </table:table-cell>
          <table:table-cell office:value-type="float" office:value="-0.161259" calcext:value-type="float">
            <text:p>-0.161259</text:p>
          </table:table-cell>
          <table:table-cell office:value-type="float" office:value="0.314744" calcext:value-type="float">
            <text:p>0.314744</text:p>
          </table:table-cell>
          <table:table-cell office:value-type="float" office:value="-587.786438" calcext:value-type="float">
            <text:p>-587.786438</text:p>
          </table:table-cell>
          <table:table-cell office:value-type="float" office:value="119.375267" calcext:value-type="float">
            <text:p>119.375267</text:p>
          </table:table-cell>
          <table:table-cell office:value-type="float" office:value="274.611816" calcext:value-type="float">
            <text:p>274.6118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62977" calcext:value-type="float">
            <text:p>0.262977</text:p>
          </table:table-cell>
          <table:table-cell office:value-type="float" office:value="0.493833" calcext:value-type="float">
            <text:p>0.493833</text:p>
          </table:table-cell>
          <table:table-cell office:value-type="float" office:value="0.172503" calcext:value-type="float">
            <text:p>0.172503</text:p>
          </table:table-cell>
          <table:table-cell office:value-type="float" office:value="0.090759" calcext:value-type="float">
            <text:p>0.090759</text:p>
          </table:table-cell>
          <table:table-cell office:value-type="float" office:value="0.178857" calcext:value-type="float">
            <text:p>0.178857</text:p>
          </table:table-cell>
          <table:table-cell office:value-type="float" office:value="-0.001208" calcext:value-type="float">
            <text:p>-0.001208</text:p>
          </table:table-cell>
          <table:table-cell office:value-type="float" office:value="980.930298" calcext:value-type="float">
            <text:p>980.930298</text:p>
          </table:table-cell>
          <table:table-cell office:value-type="float" office:value="259.076691" calcext:value-type="float">
            <text:p>259.0766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59918" calcext:value-type="float">
            <text:p>0.759918</text:p>
          </table:table-cell>
          <table:table-cell office:value-type="float" office:value="1.377189" calcext:value-type="float">
            <text:p>1.377189</text:p>
          </table:table-cell>
          <table:table-cell office:value-type="float" office:value="1.53547" calcext:value-type="float">
            <text:p>1.53547</text:p>
          </table:table-cell>
          <table:table-cell office:value-type="float" office:value="1.233304" calcext:value-type="float">
            <text:p>1.233304</text:p>
          </table:table-cell>
          <table:table-cell office:value-type="float" office:value="2.222875" calcext:value-type="float">
            <text:p>2.222875</text:p>
          </table:table-cell>
          <table:table-cell office:value-type="float" office:value="587.784485" calcext:value-type="float">
            <text:p>587.784485</text:p>
          </table:table-cell>
          <table:table-cell office:value-type="float" office:value="884.471802" calcext:value-type="float">
            <text:p>884.471802</text:p>
          </table:table-cell>
          <table:table-cell office:value-type="float" office:value="267.025726" calcext:value-type="float">
            <text:p>267.0257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70311" calcext:value-type="float">
            <text:p>1.070311</text:p>
          </table:table-cell>
          <table:table-cell office:value-type="float" office:value="1.926617" calcext:value-type="float">
            <text:p>1.926617</text:p>
          </table:table-cell>
          <table:table-cell office:value-type="float" office:value="3.070098" calcext:value-type="float">
            <text:p>3.070098</text:p>
          </table:table-cell>
          <table:table-cell office:value-type="float" office:value="1.619211" calcext:value-type="float">
            <text:p>1.619211</text:p>
          </table:table-cell>
          <table:table-cell office:value-type="float" office:value="2.921283" calcext:value-type="float">
            <text:p>2.921283</text:p>
          </table:table-cell>
          <table:table-cell office:value-type="float" office:value="951.056274" calcext:value-type="float">
            <text:p>951.056274</text:p>
          </table:table-cell>
          <table:table-cell office:value-type="float" office:value="387.790314" calcext:value-type="float">
            <text:p>387.790314</text:p>
          </table:table-cell>
          <table:table-cell office:value-type="float" office:value="245.61142" calcext:value-type="float">
            <text:p>245.611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30795" calcext:value-type="float">
            <text:p>1.030795</text:p>
          </table:table-cell>
          <table:table-cell office:value-type="float" office:value="1.851667" calcext:value-type="float">
            <text:p>1.851667</text:p>
          </table:table-cell>
          <table:table-cell office:value-type="float" office:value="-1.674765" calcext:value-type="float">
            <text:p>-1.674765</text:p>
          </table:table-cell>
          <table:table-cell office:value-type="float" office:value="1.497051" calcext:value-type="float">
            <text:p>1.497051</text:p>
          </table:table-cell>
          <table:table-cell office:value-type="float" office:value="2.688292" calcext:value-type="float">
            <text:p>2.688292</text:p>
          </table:table-cell>
          <table:table-cell office:value-type="float" office:value="951.056641" calcext:value-type="float">
            <text:p>951.056641</text:p>
          </table:table-cell>
          <table:table-cell office:value-type="float" office:value="192.175644" calcext:value-type="float">
            <text:p>192.175644</text:p>
          </table:table-cell>
          <table:table-cell office:value-type="float" office:value="209.062943" calcext:value-type="float">
            <text:p>209.062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18492" calcext:value-type="float">
            <text:p>0.718492</text:p>
          </table:table-cell>
          <table:table-cell office:value-type="float" office:value="1.287312" calcext:value-type="float">
            <text:p>1.287312</text:p>
          </table:table-cell>
          <table:table-cell office:value-type="float" office:value="-0.143558" calcext:value-type="float">
            <text:p>-0.143558</text:p>
          </table:table-cell>
          <table:table-cell office:value-type="float" office:value="1.230446" calcext:value-type="float">
            <text:p>1.230446</text:p>
          </table:table-cell>
          <table:table-cell office:value-type="float" office:value="2.201954" calcext:value-type="float">
            <text:p>2.201954</text:p>
          </table:table-cell>
          <table:table-cell office:value-type="float" office:value="587.7854" calcext:value-type="float">
            <text:p>587.7854</text:p>
          </table:table-cell>
          <table:table-cell office:value-type="float" office:value="957.019531" calcext:value-type="float">
            <text:p>957.019531</text:p>
          </table:table-cell>
          <table:table-cell office:value-type="float" office:value="132.23851" calcext:value-type="float">
            <text:p>132.238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29192" calcext:value-type="float">
            <text:p>0.129192</text:p>
          </table:table-cell>
          <table:table-cell office:value-type="float" office:value="0.249167" calcext:value-type="float">
            <text:p>0.249167</text:p>
          </table:table-cell>
          <table:table-cell office:value-type="float" office:value="1.034056" calcext:value-type="float">
            <text:p>1.034056</text:p>
          </table:table-cell>
          <table:table-cell office:value-type="float" office:value="0.916274" calcext:value-type="float">
            <text:p>0.916274</text:p>
          </table:table-cell>
          <table:table-cell office:value-type="float" office:value="1.637225" calcext:value-type="float">
            <text:p>1.637225</text:p>
          </table:table-cell>
          <table:table-cell office:value-type="float" office:value="-0.000072" calcext:value-type="float">
            <text:p>-0.000072</text:p>
          </table:table-cell>
          <table:table-cell office:value-type="float" office:value="331.175995" calcext:value-type="float">
            <text:p>331.175995</text:p>
          </table:table-cell>
          <table:table-cell office:value-type="float" office:value="121.070984" calcext:value-type="float">
            <text:p>121.070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495063" calcext:value-type="float">
            <text:p>-0.495063</text:p>
          </table:table-cell>
          <table:table-cell office:value-type="float" office:value="0.904107" calcext:value-type="float">
            <text:p>0.904107</text:p>
          </table:table-cell>
          <table:table-cell office:value-type="float" office:value="0.023678" calcext:value-type="float">
            <text:p>0.023678</text:p>
          </table:table-cell>
          <table:table-cell office:value-type="float" office:value="-0.505913" calcext:value-type="float">
            <text:p>-0.505913</text:p>
          </table:table-cell>
          <table:table-cell office:value-type="float" office:value="0.946511" calcext:value-type="float">
            <text:p>0.946511</text:p>
          </table:table-cell>
          <table:table-cell office:value-type="float" office:value="-587.783997" calcext:value-type="float">
            <text:p>-587.783997</text:p>
          </table:table-cell>
          <table:table-cell office:value-type="float" office:value="271.918213" calcext:value-type="float">
            <text:p>271.918213</text:p>
          </table:table-cell>
          <table:table-cell office:value-type="float" office:value="105.417076" calcext:value-type="float">
            <text:p>105.4170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788162" calcext:value-type="float">
            <text:p>-0.788162</text:p>
          </table:table-cell>
          <table:table-cell office:value-type="float" office:value="1.423704" calcext:value-type="float">
            <text:p>1.423704</text:p>
          </table:table-cell>
          <table:table-cell office:value-type="float" office:value="1.507256" calcext:value-type="float">
            <text:p>1.507256</text:p>
          </table:table-cell>
          <table:table-cell office:value-type="float" office:value="-0.617422" calcext:value-type="float">
            <text:p>-0.617422</text:p>
          </table:table-cell>
          <table:table-cell office:value-type="float" office:value="1.131435" calcext:value-type="float">
            <text:p>1.131435</text:p>
          </table:table-cell>
          <table:table-cell office:value-type="float" office:value="-951.056152" calcext:value-type="float">
            <text:p>-951.056152</text:p>
          </table:table-cell>
          <table:table-cell office:value-type="float" office:value="119.564117" calcext:value-type="float">
            <text:p>119.564117</text:p>
          </table:table-cell>
          <table:table-cell office:value-type="float" office:value="87.515617" calcext:value-type="float">
            <text:p>87.5156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717863" calcext:value-type="float">
            <text:p>-0.717863</text:p>
          </table:table-cell>
          <table:table-cell office:value-type="float" office:value="1.290957" calcext:value-type="float">
            <text:p>1.290957</text:p>
          </table:table-cell>
          <table:table-cell office:value-type="float" office:value="3.031301" calcext:value-type="float">
            <text:p>3.031301</text:p>
          </table:table-cell>
          <table:table-cell office:value-type="float" office:value="-0.534554" calcext:value-type="float">
            <text:p>-0.534554</text:p>
          </table:table-cell>
          <table:table-cell office:value-type="float" office:value="0.95952" calcext:value-type="float">
            <text:p>0.95952</text:p>
          </table:table-cell>
          <table:table-cell office:value-type="float" office:value="-951.056824" calcext:value-type="float">
            <text:p>-951.056824</text:p>
          </table:table-cell>
          <table:table-cell office:value-type="float" office:value="525.938721" calcext:value-type="float">
            <text:p>525.938721</text:p>
          </table:table-cell>
          <table:table-cell office:value-type="float" office:value="72.299591" calcext:value-type="float">
            <text:p>72.2995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397425" calcext:value-type="float">
            <text:p>-0.397425</text:p>
          </table:table-cell>
          <table:table-cell office:value-type="float" office:value="0.712801" calcext:value-type="float">
            <text:p>0.712801</text:p>
          </table:table-cell>
          <table:table-cell office:value-type="float" office:value="-1.751804" calcext:value-type="float">
            <text:p>-1.751804</text:p>
          </table:table-cell>
          <table:table-cell office:value-type="float" office:value="-0.40454" calcext:value-type="float">
            <text:p>-0.40454</text:p>
          </table:table-cell>
          <table:table-cell office:value-type="float" office:value="0.723202" calcext:value-type="float">
            <text:p>0.723202</text:p>
          </table:table-cell>
          <table:table-cell office:value-type="float" office:value="-587.785889" calcext:value-type="float">
            <text:p>-587.785889</text:p>
          </table:table-cell>
          <table:table-cell office:value-type="float" office:value="733.771179" calcext:value-type="float">
            <text:p>733.771179</text:p>
          </table:table-cell>
          <table:table-cell office:value-type="float" office:value="166.183929" calcext:value-type="float">
            <text:p>166.1839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99185" calcext:value-type="float">
            <text:p>0.099185</text:p>
          </table:table-cell>
          <table:table-cell office:value-type="float" office:value="0.203805" calcext:value-type="float">
            <text:p>0.203805</text:p>
          </table:table-cell>
          <table:table-cell office:value-type="float" office:value="-2.790397" calcext:value-type="float">
            <text:p>-2.790397</text:p>
          </table:table-cell>
          <table:table-cell office:value-type="float" office:value="0.815028" calcext:value-type="float">
            <text:p>0.815028</text:p>
          </table:table-cell>
          <table:table-cell office:value-type="float" office:value="1.478317" calcext:value-type="float">
            <text:p>1.478317</text:p>
          </table:table-cell>
          <table:table-cell office:value-type="float" office:value="-0.000556" calcext:value-type="float">
            <text:p>-0.000556</text:p>
          </table:table-cell>
          <table:table-cell office:value-type="float" office:value="975.962585" calcext:value-type="float">
            <text:p>975.962585</text:p>
          </table:table-cell>
          <table:table-cell office:value-type="float" office:value="300.993744" calcext:value-type="float">
            <text:p>300.9937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50324" calcext:value-type="float">
            <text:p>0.650324</text:p>
          </table:table-cell>
          <table:table-cell office:value-type="float" office:value="1.177749" calcext:value-type="float">
            <text:p>1.177749</text:p>
          </table:table-cell>
          <table:table-cell office:value-type="float" office:value="-1.587062" calcext:value-type="float">
            <text:p>-1.587062</text:p>
          </table:table-cell>
          <table:table-cell office:value-type="float" office:value="1.200217" calcext:value-type="float">
            <text:p>1.200217</text:p>
          </table:table-cell>
          <table:table-cell office:value-type="float" office:value="2.172583" calcext:value-type="float">
            <text:p>2.172583</text:p>
          </table:table-cell>
          <table:table-cell office:value-type="float" office:value="587.783447" calcext:value-type="float">
            <text:p>587.783447</text:p>
          </table:table-cell>
          <table:table-cell office:value-type="float" office:value="176.729431" calcext:value-type="float">
            <text:p>176.729431</text:p>
          </table:table-cell>
          <table:table-cell office:value-type="float" office:value="289.587769" calcext:value-type="float">
            <text:p>289.5877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16555" calcext:value-type="float">
            <text:p>1.216555</text:p>
          </table:table-cell>
          <table:table-cell office:value-type="float" office:value="2.191052" calcext:value-type="float">
            <text:p>2.191052</text:p>
          </table:table-cell>
          <table:table-cell office:value-type="float" office:value="-0.053792" calcext:value-type="float">
            <text:p>-0.053792</text:p>
          </table:table-cell>
          <table:table-cell office:value-type="float" office:value="0.981241" calcext:value-type="float">
            <text:p>0.981241</text:p>
          </table:table-cell>
          <table:table-cell office:value-type="float" office:value="1.76483" calcext:value-type="float">
            <text:p>1.76483</text:p>
          </table:table-cell>
          <table:table-cell office:value-type="float" office:value="951.055908" calcext:value-type="float">
            <text:p>951.055908</text:p>
          </table:table-cell>
          <table:table-cell office:value-type="float" office:value="31.032606" calcext:value-type="float">
            <text:p>31.032606</text:p>
          </table:table-cell>
          <table:table-cell office:value-type="float" office:value="260.588928" calcext:value-type="float">
            <text:p>260.5889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24166" calcext:value-type="float">
            <text:p>1.224166</text:p>
          </table:table-cell>
          <table:table-cell office:value-type="float" office:value="2.202617" calcext:value-type="float">
            <text:p>2.202617</text:p>
          </table:table-cell>
          <table:table-cell office:value-type="float" office:value="1.471278" calcext:value-type="float">
            <text:p>1.471278</text:p>
          </table:table-cell>
          <table:table-cell office:value-type="float" office:value="1.733405" calcext:value-type="float">
            <text:p>1.733405</text:p>
          </table:table-cell>
          <table:table-cell office:value-type="float" office:value="3.1034" calcext:value-type="float">
            <text:p>3.1034</text:p>
          </table:table-cell>
          <table:table-cell office:value-type="float" office:value="951.057007" calcext:value-type="float">
            <text:p>951.057007</text:p>
          </table:table-cell>
          <table:table-cell office:value-type="float" office:value="334.943115" calcext:value-type="float">
            <text:p>334.943115</text:p>
          </table:table-cell>
          <table:table-cell office:value-type="float" office:value="202.882996" calcext:value-type="float">
            <text:p>202.8829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91893" calcext:value-type="float">
            <text:p>0.591893</text:p>
          </table:table-cell>
          <table:table-cell office:value-type="float" office:value="1.066297" calcext:value-type="float">
            <text:p>1.066297</text:p>
          </table:table-cell>
          <table:table-cell office:value-type="float" office:value="2.934545" calcext:value-type="float">
            <text:p>2.934545</text:p>
          </table:table-cell>
          <table:table-cell office:value-type="float" office:value="0.832744" calcext:value-type="float">
            <text:p>0.832744</text:p>
          </table:table-cell>
          <table:table-cell office:value-type="float" office:value="1.513482" calcext:value-type="float">
            <text:p>1.513482</text:p>
          </table:table-cell>
          <table:table-cell office:value-type="float" office:value="587.786438" calcext:value-type="float">
            <text:p>587.786438</text:p>
          </table:table-cell>
          <table:table-cell office:value-type="float" office:value="942.359985" calcext:value-type="float">
            <text:p>942.359985</text:p>
          </table:table-cell>
          <table:table-cell office:value-type="float" office:value="108.227837" calcext:value-type="float">
            <text:p>108.2278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6493" calcext:value-type="float">
            <text:p>0.126493</text:p>
          </table:table-cell>
          <table:table-cell office:value-type="float" office:value="0.230719" calcext:value-type="float">
            <text:p>0.230719</text:p>
          </table:table-cell>
          <table:table-cell office:value-type="float" office:value="-2.040162" calcext:value-type="float">
            <text:p>-2.040162</text:p>
          </table:table-cell>
          <table:table-cell office:value-type="float" office:value="0.801908" calcext:value-type="float">
            <text:p>0.801908</text:p>
          </table:table-cell>
          <table:table-cell office:value-type="float" office:value="1.420198" calcext:value-type="float">
            <text:p>1.420198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627.716553" calcext:value-type="float">
            <text:p>627.716553</text:p>
          </table:table-cell>
          <table:table-cell office:value-type="float" office:value="135.910202" calcext:value-type="float">
            <text:p>135.9102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454969" calcext:value-type="float">
            <text:p>-0.454969</text:p>
          </table:table-cell>
          <table:table-cell office:value-type="float" office:value="0.829634" calcext:value-type="float">
            <text:p>0.829634</text:p>
          </table:table-cell>
          <table:table-cell office:value-type="float" office:value="-3.11682" calcext:value-type="float">
            <text:p>-3.11682</text:p>
          </table:table-cell>
          <table:table-cell office:value-type="float" office:value="0.105545" calcext:value-type="float">
            <text:p>0.105545</text:p>
          </table:table-cell>
          <table:table-cell office:value-type="float" office:value="0.22502" calcext:value-type="float">
            <text:p>0.22502</text:p>
          </table:table-cell>
          <table:table-cell office:value-type="float" office:value="-587.784546" calcext:value-type="float">
            <text:p>-587.784546</text:p>
          </table:table-cell>
          <table:table-cell office:value-type="float" office:value="395.720184" calcext:value-type="float">
            <text:p>395.720184</text:p>
          </table:table-cell>
          <table:table-cell office:value-type="float" office:value="157.312302" calcext:value-type="float">
            <text:p>157.3123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838318" calcext:value-type="float">
            <text:p>-0.838318</text:p>
          </table:table-cell>
          <table:table-cell office:value-type="float" office:value="1.513305" calcext:value-type="float">
            <text:p>1.513305</text:p>
          </table:table-cell>
          <table:table-cell office:value-type="float" office:value="-1.625666" calcext:value-type="float">
            <text:p>-1.625666</text:p>
          </table:table-cell>
          <table:table-cell office:value-type="float" office:value="-0.065636" calcext:value-type="float">
            <text:p>-0.065636</text:p>
          </table:table-cell>
          <table:table-cell office:value-type="float" office:value="0.133423" calcext:value-type="float">
            <text:p>0.133423</text:p>
          </table:table-cell>
          <table:table-cell office:value-type="float" office:value="-951.056274" calcext:value-type="float">
            <text:p>-951.056274</text:p>
          </table:table-cell>
          <table:table-cell office:value-type="float" office:value="259.727478" calcext:value-type="float">
            <text:p>259.727478</text:p>
          </table:table-cell>
          <table:table-cell office:value-type="float" office:value="154.281662" calcext:value-type="float">
            <text:p>154.2816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792583" calcext:value-type="float">
            <text:p>-0.792583</text:p>
          </table:table-cell>
          <table:table-cell office:value-type="float" office:value="1.426383" calcext:value-type="float">
            <text:p>1.426383</text:p>
          </table:table-cell>
          <table:table-cell office:value-type="float" office:value="-0.106173" calcext:value-type="float">
            <text:p>-0.106173</text:p>
          </table:table-cell>
          <table:table-cell office:value-type="float" office:value="-0.603338" calcext:value-type="float">
            <text:p>-0.603338</text:p>
          </table:table-cell>
          <table:table-cell office:value-type="float" office:value="1.087841" calcext:value-type="float">
            <text:p>1.087841</text:p>
          </table:table-cell>
          <table:table-cell office:value-type="float" office:value="-951.056641" calcext:value-type="float">
            <text:p>-951.056641</text:p>
          </table:table-cell>
          <table:table-cell office:value-type="float" office:value="816.481079" calcext:value-type="float">
            <text:p>816.481079</text:p>
          </table:table-cell>
          <table:table-cell office:value-type="float" office:value="190.592941" calcext:value-type="float">
            <text:p>190.5929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359503" calcext:value-type="float">
            <text:p>-0.359503</text:p>
          </table:table-cell>
          <table:table-cell office:value-type="float" office:value="0.647716" calcext:value-type="float">
            <text:p>0.647716</text:p>
          </table:table-cell>
          <table:table-cell office:value-type="float" office:value="1.349987" calcext:value-type="float">
            <text:p>1.349987</text:p>
          </table:table-cell>
          <table:table-cell office:value-type="float" office:value="-0.279288" calcext:value-type="float">
            <text:p>-0.279288</text:p>
          </table:table-cell>
          <table:table-cell office:value-type="float" office:value="0.51306" calcext:value-type="float">
            <text:p>0.51306</text:p>
          </table:table-cell>
          <table:table-cell office:value-type="float" office:value="-587.785339" calcext:value-type="float">
            <text:p>-587.785339</text:p>
          </table:table-cell>
          <table:table-cell office:value-type="float" office:value="343.801331" calcext:value-type="float">
            <text:p>343.801331</text:p>
          </table:table-cell>
          <table:table-cell office:value-type="float" office:value="194.117661" calcext:value-type="float">
            <text:p>194.1176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74757" calcext:value-type="float">
            <text:p>0.274757</text:p>
          </table:table-cell>
          <table:table-cell office:value-type="float" office:value="0.512657" calcext:value-type="float">
            <text:p>0.512657</text:p>
          </table:table-cell>
          <table:table-cell office:value-type="float" office:value="0.123547" calcext:value-type="float">
            <text:p>0.123547</text:p>
          </table:table-cell>
          <table:table-cell office:value-type="float" office:value="0.116005" calcext:value-type="float">
            <text:p>0.116005</text:p>
          </table:table-cell>
          <table:table-cell office:value-type="float" office:value="0.225335" calcext:value-type="float">
            <text:p>0.225335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192.196884" calcext:value-type="float">
            <text:p>192.196884</text:p>
          </table:table-cell>
          <table:table-cell office:value-type="float" office:value="174.321381" calcext:value-type="float">
            <text:p>174.3213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33058" calcext:value-type="float">
            <text:p>0.633058</text:p>
          </table:table-cell>
          <table:table-cell office:value-type="float" office:value="1.146954" calcext:value-type="float">
            <text:p>1.146954</text:p>
          </table:table-cell>
          <table:table-cell office:value-type="float" office:value="1.526377" calcext:value-type="float">
            <text:p>1.526377</text:p>
          </table:table-cell>
          <table:table-cell office:value-type="float" office:value="0.810226" calcext:value-type="float">
            <text:p>0.810226</text:p>
          </table:table-cell>
          <table:table-cell office:value-type="float" office:value="1.463586" calcext:value-type="float">
            <text:p>1.463586</text:p>
          </table:table-cell>
          <table:table-cell office:value-type="float" office:value="587.785522" calcext:value-type="float">
            <text:p>587.785522</text:p>
          </table:table-cell>
          <table:table-cell office:value-type="float" office:value="874.655273" calcext:value-type="float">
            <text:p>874.655273</text:p>
          </table:table-cell>
          <table:table-cell office:value-type="float" office:value="166.029007" calcext:value-type="float">
            <text:p>166.0290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0868" calcext:value-type="float">
            <text:p>1.00868</text:p>
          </table:table-cell>
          <table:table-cell office:value-type="float" office:value="1.814159" calcext:value-type="float">
            <text:p>1.814159</text:p>
          </table:table-cell>
          <table:table-cell office:value-type="float" office:value="3.078339" calcext:value-type="float">
            <text:p>3.078339</text:p>
          </table:table-cell>
          <table:table-cell office:value-type="float" office:value="1.327816" calcext:value-type="float">
            <text:p>1.327816</text:p>
          </table:table-cell>
          <table:table-cell office:value-type="float" office:value="2.392352" calcext:value-type="float">
            <text:p>2.392352</text:p>
          </table:table-cell>
          <table:table-cell office:value-type="float" office:value="951.056702" calcext:value-type="float">
            <text:p>951.056702</text:p>
          </table:table-cell>
          <table:table-cell office:value-type="float" office:value="784.452576" calcext:value-type="float">
            <text:p>784.452576</text:p>
          </table:table-cell>
          <table:table-cell office:value-type="float" office:value="215.304962" calcext:value-type="float">
            <text:p>215.3049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11909" calcext:value-type="float">
            <text:p>1.111909</text:p>
          </table:table-cell>
          <table:table-cell office:value-type="float" office:value="1.998197" calcext:value-type="float">
            <text:p>1.998197</text:p>
          </table:table-cell>
          <table:table-cell office:value-type="float" office:value="-1.661577" calcext:value-type="float">
            <text:p>-1.661577</text:p>
          </table:table-cell>
          <table:table-cell office:value-type="float" office:value="1.646367" calcext:value-type="float">
            <text:p>1.646367</text:p>
          </table:table-cell>
          <table:table-cell office:value-type="float" office:value="2.958477" calcext:value-type="float">
            <text:p>2.958477</text:p>
          </table:table-cell>
          <table:table-cell office:value-type="float" office:value="951.056213" calcext:value-type="float">
            <text:p>951.056213</text:p>
          </table:table-cell>
          <table:table-cell office:value-type="float" office:value="208.44194" calcext:value-type="float">
            <text:p>208.44194</text:p>
          </table:table-cell>
          <table:table-cell office:value-type="float" office:value="205.200699" calcext:value-type="float">
            <text:p>205.2006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64433" calcext:value-type="float">
            <text:p>0.764433</text:p>
          </table:table-cell>
          <table:table-cell office:value-type="float" office:value="1.372378" calcext:value-type="float">
            <text:p>1.372378</text:p>
          </table:table-cell>
          <table:table-cell office:value-type="float" office:value="-0.145566" calcext:value-type="float">
            <text:p>-0.145566</text:p>
          </table:table-cell>
          <table:table-cell office:value-type="float" office:value="0.625394" calcext:value-type="float">
            <text:p>0.625394</text:p>
          </table:table-cell>
          <table:table-cell office:value-type="float" office:value="1.140608" calcext:value-type="float">
            <text:p>1.140608</text:p>
          </table:table-cell>
          <table:table-cell office:value-type="float" office:value="587.787476" calcext:value-type="float">
            <text:p>587.787476</text:p>
          </table:table-cell>
          <table:table-cell office:value-type="float" office:value="989.708069" calcext:value-type="float">
            <text:p>989.708069</text:p>
          </table:table-cell>
          <table:table-cell office:value-type="float" office:value="234.731339" calcext:value-type="float">
            <text:p>234.7313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97004" calcext:value-type="float">
            <text:p>0.197004</text:p>
          </table:table-cell>
          <table:table-cell office:value-type="float" office:value="0.361204" calcext:value-type="float">
            <text:p>0.361204</text:p>
          </table:table-cell>
          <table:table-cell office:value-type="float" office:value="1.185342" calcext:value-type="float">
            <text:p>1.185342</text:p>
          </table:table-cell>
          <table:table-cell office:value-type="float" office:value="0.871278" calcext:value-type="float">
            <text:p>0.871278</text:p>
          </table:table-cell>
          <table:table-cell office:value-type="float" office:value="1.542752" calcext:value-type="float">
            <text:p>1.542752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734.220459" calcext:value-type="float">
            <text:p>734.220459</text:p>
          </table:table-cell>
          <table:table-cell office:value-type="float" office:value="266.280823" calcext:value-type="float">
            <text:p>266.2808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569085" calcext:value-type="float">
            <text:p>-0.569085</text:p>
          </table:table-cell>
          <table:table-cell office:value-type="float" office:value="1.038472" calcext:value-type="float">
            <text:p>1.038472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-0.418776" calcext:value-type="float">
            <text:p>-0.418776</text:p>
          </table:table-cell>
          <table:table-cell office:value-type="float" office:value="0.780142" calcext:value-type="float">
            <text:p>0.780142</text:p>
          </table:table-cell>
          <table:table-cell office:value-type="float" office:value="-587.783447" calcext:value-type="float">
            <text:p>-587.783447</text:p>
          </table:table-cell>
          <table:table-cell office:value-type="float" office:value="615.949158" calcext:value-type="float">
            <text:p>615.949158</text:p>
          </table:table-cell>
          <table:table-cell office:value-type="float" office:value="272.718536" calcext:value-type="float">
            <text:p>272.7185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795498" calcext:value-type="float">
            <text:p>-0.795498</text:p>
          </table:table-cell>
          <table:table-cell office:value-type="float" office:value="1.438992" calcext:value-type="float">
            <text:p>1.438992</text:p>
          </table:table-cell>
          <table:table-cell office:value-type="float" office:value="1.498544" calcext:value-type="float">
            <text:p>1.498544</text:p>
          </table:table-cell>
          <table:table-cell office:value-type="float" office:value="-0.819013" calcext:value-type="float">
            <text:p>-0.819013</text:p>
          </table:table-cell>
          <table:table-cell office:value-type="float" office:value="1.491575" calcext:value-type="float">
            <text:p>1.491575</text:p>
          </table:table-cell>
          <table:table-cell office:value-type="float" office:value="-951.055969" calcext:value-type="float">
            <text:p>-951.055969</text:p>
          </table:table-cell>
          <table:table-cell office:value-type="float" office:value="424.911194" calcext:value-type="float">
            <text:p>424.911194</text:p>
          </table:table-cell>
          <table:table-cell office:value-type="float" office:value="249.11908" calcext:value-type="float">
            <text:p>249.119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720376" calcext:value-type="float">
            <text:p>-0.720376</text:p>
          </table:table-cell>
          <table:table-cell office:value-type="float" office:value="1.29428" calcext:value-type="float">
            <text:p>1.29428</text:p>
          </table:table-cell>
          <table:table-cell office:value-type="float" office:value="3.030409" calcext:value-type="float">
            <text:p>3.030409</text:p>
          </table:table-cell>
          <table:table-cell office:value-type="float" office:value="-0.374707" calcext:value-type="float">
            <text:p>-0.374707</text:p>
          </table:table-cell>
          <table:table-cell office:value-type="float" office:value="0.68326" calcext:value-type="float">
            <text:p>0.68326</text:p>
          </table:table-cell>
          <table:table-cell office:value-type="float" office:value="-951.057007" calcext:value-type="float">
            <text:p>-951.057007</text:p>
          </table:table-cell>
          <table:table-cell office:value-type="float" office:value="520.299194" calcext:value-type="float">
            <text:p>520.299194</text:p>
          </table:table-cell>
          <table:table-cell office:value-type="float" office:value="205.816559" calcext:value-type="float">
            <text:p>205.8165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351532" calcext:value-type="float">
            <text:p>-0.351532</text:p>
          </table:table-cell>
          <table:table-cell office:value-type="float" office:value="0.631642" calcext:value-type="float">
            <text:p>0.631642</text:p>
          </table:table-cell>
          <table:table-cell office:value-type="float" office:value="-1.775941" calcext:value-type="float">
            <text:p>-1.775941</text:p>
          </table:table-cell>
          <table:table-cell office:value-type="float" office:value="-0.205741" calcext:value-type="float">
            <text:p>-0.205741</text:p>
          </table:table-cell>
          <table:table-cell office:value-type="float" office:value="0.361639" calcext:value-type="float">
            <text:p>0.361639</text:p>
          </table:table-cell>
          <table:table-cell office:value-type="float" office:value="-587.786377" calcext:value-type="float">
            <text:p>-587.786377</text:p>
          </table:table-cell>
          <table:table-cell office:value-type="float" office:value="262.302765" calcext:value-type="float">
            <text:p>262.302765</text:p>
          </table:table-cell>
          <table:table-cell office:value-type="float" office:value="163.520447" calcext:value-type="float">
            <text:p>163.5204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63262" calcext:value-type="float">
            <text:p>0.263262</text:p>
          </table:table-cell>
          <table:table-cell office:value-type="float" office:value="0.490647" calcext:value-type="float">
            <text:p>0.490647</text:p>
          </table:table-cell>
          <table:table-cell office:value-type="float" office:value="-3.015287" calcext:value-type="float">
            <text:p>-3.015287</text:p>
          </table:table-cell>
          <table:table-cell office:value-type="float" office:value="0.558569" calcext:value-type="float">
            <text:p>0.558569</text:p>
          </table:table-cell>
          <table:table-cell office:value-type="float" office:value="1.012716" calcext:value-type="float">
            <text:p>1.012716</text:p>
          </table:table-cell>
          <table:table-cell office:value-type="float" office:value="-0.00116" calcext:value-type="float">
            <text:p>-0.00116</text:p>
          </table:table-cell>
          <table:table-cell office:value-type="float" office:value="545.825317" calcext:value-type="float">
            <text:p>545.825317</text:p>
          </table:table-cell>
          <table:table-cell office:value-type="float" office:value="90.254288" calcext:value-type="float">
            <text:p>90.2542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81444" calcext:value-type="float">
            <text:p>0.781444</text:p>
          </table:table-cell>
          <table:table-cell office:value-type="float" office:value="1.413621" calcext:value-type="float">
            <text:p>1.413621</text:p>
          </table:table-cell>
          <table:table-cell office:value-type="float" office:value="-1.605308" calcext:value-type="float">
            <text:p>-1.605308</text:p>
          </table:table-cell>
          <table:table-cell office:value-type="float" office:value="1.254895" calcext:value-type="float">
            <text:p>1.254895</text:p>
          </table:table-cell>
          <table:table-cell office:value-type="float" office:value="2.264629" calcext:value-type="float">
            <text:p>2.264629</text:p>
          </table:table-cell>
          <table:table-cell office:value-type="float" office:value="587.784546" calcext:value-type="float">
            <text:p>587.784546</text:p>
          </table:table-cell>
          <table:table-cell office:value-type="float" office:value="502.768311" calcext:value-type="float">
            <text:p>502.768311</text:p>
          </table:table-cell>
          <table:table-cell office:value-type="float" office:value="77.90126" calcext:value-type="float">
            <text:p>77.901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59444" calcext:value-type="float">
            <text:p>1.059444</text:p>
          </table:table-cell>
          <table:table-cell office:value-type="float" office:value="1.907372" calcext:value-type="float">
            <text:p>1.907372</text:p>
          </table:table-cell>
          <table:table-cell office:value-type="float" office:value="-0.074214" calcext:value-type="float">
            <text:p>-0.074214</text:p>
          </table:table-cell>
          <table:table-cell office:value-type="float" office:value="0.978621" calcext:value-type="float">
            <text:p>0.978621</text:p>
          </table:table-cell>
          <table:table-cell office:value-type="float" office:value="1.76595" calcext:value-type="float">
            <text:p>1.76595</text:p>
          </table:table-cell>
          <table:table-cell office:value-type="float" office:value="951.056274" calcext:value-type="float">
            <text:p>951.056274</text:p>
          </table:table-cell>
          <table:table-cell office:value-type="float" office:value="147.725647" calcext:value-type="float">
            <text:p>147.725647</text:p>
          </table:table-cell>
          <table:table-cell office:value-type="float" office:value="76.887871" calcext:value-type="float">
            <text:p>76.8878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33574" calcext:value-type="float">
            <text:p>1.033574</text:p>
          </table:table-cell>
          <table:table-cell office:value-type="float" office:value="1.856079" calcext:value-type="float">
            <text:p>1.856079</text:p>
          </table:table-cell>
          <table:table-cell office:value-type="float" office:value="1.468056" calcext:value-type="float">
            <text:p>1.468056</text:p>
          </table:table-cell>
          <table:table-cell office:value-type="float" office:value="1.177781" calcext:value-type="float">
            <text:p>1.177781</text:p>
          </table:table-cell>
          <table:table-cell office:value-type="float" office:value="2.104683" calcext:value-type="float">
            <text:p>2.104683</text:p>
          </table:table-cell>
          <table:table-cell office:value-type="float" office:value="951.056641" calcext:value-type="float">
            <text:p>951.056641</text:p>
          </table:table-cell>
          <table:table-cell office:value-type="float" office:value="933.615601" calcext:value-type="float">
            <text:p>933.615601</text:p>
          </table:table-cell>
          <table:table-cell office:value-type="float" office:value="185.499847" calcext:value-type="float">
            <text:p>185.4998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61183" calcext:value-type="float">
            <text:p>0.861183</text:p>
          </table:table-cell>
          <table:table-cell office:value-type="float" office:value="1.5422" calcext:value-type="float">
            <text:p>1.5422</text:p>
          </table:table-cell>
          <table:table-cell office:value-type="float" office:value="3.021503" calcext:value-type="float">
            <text:p>3.021503</text:p>
          </table:table-cell>
          <table:table-cell office:value-type="float" office:value="0.800891" calcext:value-type="float">
            <text:p>0.800891</text:p>
          </table:table-cell>
          <table:table-cell office:value-type="float" office:value="1.439452" calcext:value-type="float">
            <text:p>1.439452</text:p>
          </table:table-cell>
          <table:table-cell office:value-type="float" office:value="587.785339" calcext:value-type="float">
            <text:p>587.785339</text:p>
          </table:table-cell>
          <table:table-cell office:value-type="float" office:value="693.992859" calcext:value-type="float">
            <text:p>693.992859</text:p>
          </table:table-cell>
          <table:table-cell office:value-type="float" office:value="268.495026" calcext:value-type="float">
            <text:p>268.4950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39095" calcext:value-type="float">
            <text:p>0.239095</text:p>
          </table:table-cell>
          <table:table-cell office:value-type="float" office:value="0.439444" calcext:value-type="float">
            <text:p>0.439444</text:p>
          </table:table-cell>
          <table:table-cell office:value-type="float" office:value="-1.926767" calcext:value-type="float">
            <text:p>-1.926767</text:p>
          </table:table-cell>
          <table:table-cell office:value-type="float" office:value="0.670226" calcext:value-type="float">
            <text:p>0.670226</text:p>
          </table:table-cell>
          <table:table-cell office:value-type="float" office:value="1.193956" calcext:value-type="float">
            <text:p>1.193956</text:p>
          </table:table-cell>
          <table:table-cell office:value-type="float" office:value="-0.000119" calcext:value-type="float">
            <text:p>-0.000119</text:p>
          </table:table-cell>
          <table:table-cell office:value-type="float" office:value="103.206345" calcext:value-type="float">
            <text:p>103.206345</text:p>
          </table:table-cell>
          <table:table-cell office:value-type="float" office:value="250.240204" calcext:value-type="float">
            <text:p>250.2402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376076" calcext:value-type="float">
            <text:p>-0.376076</text:p>
          </table:table-cell>
          <table:table-cell office:value-type="float" office:value="0.693472" calcext:value-type="float">
            <text:p>0.693472</text:p>
          </table:table-cell>
          <table:table-cell office:value-type="float" office:value="-3.082248" calcext:value-type="float">
            <text:p>-3.082248</text:p>
          </table:table-cell>
          <table:table-cell office:value-type="float" office:value="-0.444786" calcext:value-type="float">
            <text:p>-0.444786</text:p>
          </table:table-cell>
          <table:table-cell office:value-type="float" office:value="0.823433" calcext:value-type="float">
            <text:p>0.823433</text:p>
          </table:table-cell>
          <table:table-cell office:value-type="float" office:value="-587.785522" calcext:value-type="float">
            <text:p>-587.785522</text:p>
          </table:table-cell>
          <table:table-cell office:value-type="float" office:value="263.252777" calcext:value-type="float">
            <text:p>263.252777</text:p>
          </table:table-cell>
          <table:table-cell office:value-type="float" office:value="222.917526" calcext:value-type="float">
            <text:p>222.9175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884938" calcext:value-type="float">
            <text:p>-0.884938</text:p>
          </table:table-cell>
          <table:table-cell office:value-type="float" office:value="1.598507" calcext:value-type="float">
            <text:p>1.598507</text:p>
          </table:table-cell>
          <table:table-cell office:value-type="float" office:value="-1.614208" calcext:value-type="float">
            <text:p>-1.614208</text:p>
          </table:table-cell>
          <table:table-cell office:value-type="float" office:value="-0.65608" calcext:value-type="float">
            <text:p>-0.65608</text:p>
          </table:table-cell>
          <table:table-cell office:value-type="float" office:value="1.195579" calcext:value-type="float">
            <text:p>1.195579</text:p>
          </table:table-cell>
          <table:table-cell office:value-type="float" office:value="-951.056702" calcext:value-type="float">
            <text:p>-951.056702</text:p>
          </table:table-cell>
          <table:table-cell office:value-type="float" office:value="964.960022" calcext:value-type="float">
            <text:p>964.960022</text:p>
          </table:table-cell>
          <table:table-cell office:value-type="float" office:value="191.713806" calcext:value-type="float">
            <text:p>191.7138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849068" calcext:value-type="float">
            <text:p>-0.849068</text:p>
          </table:table-cell>
          <table:table-cell office:value-type="float" office:value="1.529758" calcext:value-type="float">
            <text:p>1.529758</text:p>
          </table:table-cell>
          <table:table-cell office:value-type="float" office:value="-0.104674" calcext:value-type="float">
            <text:p>-0.104674</text:p>
          </table:table-cell>
          <table:table-cell office:value-type="float" office:value="-0.947197" calcext:value-type="float">
            <text:p>-0.947197</text:p>
          </table:table-cell>
          <table:table-cell office:value-type="float" office:value="1.700993" calcext:value-type="float">
            <text:p>1.700993</text:p>
          </table:table-cell>
          <table:table-cell office:value-type="float" office:value="-951.057434" calcext:value-type="float">
            <text:p>-951.057434</text:p>
          </table:table-cell>
          <table:table-cell office:value-type="float" office:value="222.770447" calcext:value-type="float">
            <text:p>222.770447</text:p>
          </table:table-cell>
          <table:table-cell office:value-type="float" office:value="171.424973" calcext:value-type="float">
            <text:p>171.4249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442884" calcext:value-type="float">
            <text:p>-0.442884</text:p>
          </table:table-cell>
          <table:table-cell office:value-type="float" office:value="0.795898" calcext:value-type="float">
            <text:p>0.795898</text:p>
          </table:table-cell>
          <table:table-cell office:value-type="float" office:value="1.378367" calcext:value-type="float">
            <text:p>1.378367</text:p>
          </table:table-cell>
          <table:table-cell office:value-type="float" office:value="-0.028285" calcext:value-type="float">
            <text:p>-0.028285</text:p>
          </table:table-cell>
          <table:table-cell office:value-type="float" office:value="0.174102" calcext:value-type="float">
            <text:p>0.174102</text:p>
          </table:table-cell>
          <table:table-cell office:value-type="float" office:value="-587.787415" calcext:value-type="float">
            <text:p>-587.787415</text:p>
          </table:table-cell>
          <table:table-cell office:value-type="float" office:value="790.142639" calcext:value-type="float">
            <text:p>790.142639</text:p>
          </table:table-cell>
          <table:table-cell office:value-type="float" office:value="156.224655" calcext:value-type="float">
            <text:p>156.2246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56477" calcext:value-type="float">
            <text:p>0.256477</text:p>
          </table:table-cell>
          <table:table-cell office:value-type="float" office:value="0.483229" calcext:value-type="float">
            <text:p>0.483229</text:p>
          </table:table-cell>
          <table:table-cell office:value-type="float" office:value="0.162286" calcext:value-type="float">
            <text:p>0.162286</text:p>
          </table:table-cell>
          <table:table-cell office:value-type="float" office:value="0.47822" calcext:value-type="float">
            <text:p>0.47822</text:p>
          </table:table-cell>
          <table:table-cell office:value-type="float" office:value="0.877772" calcext:value-type="float">
            <text:p>0.877772</text:p>
          </table:table-cell>
          <table:table-cell office:value-type="float" office:value="-0.002416" calcext:value-type="float">
            <text:p>-0.002416</text:p>
          </table:table-cell>
          <table:table-cell office:value-type="float" office:value="700.270142" calcext:value-type="float">
            <text:p>700.270142</text:p>
          </table:table-cell>
          <table:table-cell office:value-type="float" office:value="189.965027" calcext:value-type="float">
            <text:p>189.9650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88959" calcext:value-type="float">
            <text:p>0.788959</text:p>
          </table:table-cell>
          <table:table-cell office:value-type="float" office:value="1.428734" calcext:value-type="float">
            <text:p>1.428734</text:p>
          </table:table-cell>
          <table:table-cell office:value-type="float" office:value="1.537316" calcext:value-type="float">
            <text:p>1.537316</text:p>
          </table:table-cell>
          <table:table-cell office:value-type="float" office:value="1.406672" calcext:value-type="float">
            <text:p>1.406672</text:p>
          </table:table-cell>
          <table:table-cell office:value-type="float" office:value="2.53392" calcext:value-type="float">
            <text:p>2.53392</text:p>
          </table:table-cell>
          <table:table-cell office:value-type="float" office:value="587.783508" calcext:value-type="float">
            <text:p>587.783508</text:p>
          </table:table-cell>
          <table:table-cell office:value-type="float" office:value="200.271866" calcext:value-type="float">
            <text:p>200.271866</text:p>
          </table:table-cell>
          <table:table-cell office:value-type="float" office:value="179.943329" calcext:value-type="float">
            <text:p>179.9433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158499" calcext:value-type="float">
            <text:p>1.158499</text:p>
          </table:table-cell>
          <table:table-cell office:value-type="float" office:value="2.085426" calcext:value-type="float">
            <text:p>2.085426</text:p>
          </table:table-cell>
          <table:table-cell office:value-type="float" office:value="3.072959" calcext:value-type="float">
            <text:p>3.072959</text:p>
          </table:table-cell>
          <table:table-cell office:value-type="float" office:value="1.122991" calcext:value-type="float">
            <text:p>1.122991</text:p>
          </table:table-cell>
          <table:table-cell office:value-type="float" office:value="2.028479" calcext:value-type="float">
            <text:p>2.028479</text:p>
          </table:table-cell>
          <table:table-cell office:value-type="float" office:value="951.055969" calcext:value-type="float">
            <text:p>951.055969</text:p>
          </table:table-cell>
          <table:table-cell office:value-type="float" office:value="967.823059" calcext:value-type="float">
            <text:p>967.823059</text:p>
          </table:table-cell>
          <table:table-cell office:value-type="float" office:value="213.615479" calcext:value-type="float">
            <text:p>213.6154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173036" calcext:value-type="float">
            <text:p>1.173036</text:p>
          </table:table-cell>
          <table:table-cell office:value-type="float" office:value="2.107478" calcext:value-type="float">
            <text:p>2.107478</text:p>
          </table:table-cell>
          <table:table-cell office:value-type="float" office:value="-1.669782" calcext:value-type="float">
            <text:p>-1.669782</text:p>
          </table:table-cell>
          <table:table-cell office:value-type="float" office:value="1.459464" calcext:value-type="float">
            <text:p>1.459464</text:p>
          </table:table-cell>
          <table:table-cell office:value-type="float" office:value="2.609483" calcext:value-type="float">
            <text:p>2.609483</text:p>
          </table:table-cell>
          <table:table-cell office:value-type="float" office:value="951.057007" calcext:value-type="float">
            <text:p>951.057007</text:p>
          </table:table-cell>
          <table:table-cell office:value-type="float" office:value="731.302673" calcext:value-type="float">
            <text:p>731.302673</text:p>
          </table:table-cell>
          <table:table-cell office:value-type="float" office:value="256.212616" calcext:value-type="float">
            <text:p>256.2126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6207" calcext:value-type="float">
            <text:p>0.76207</text:p>
          </table:table-cell>
          <table:table-cell office:value-type="float" office:value="1.367105" calcext:value-type="float">
            <text:p>1.367105</text:p>
          </table:table-cell>
          <table:table-cell office:value-type="float" office:value="-0.154126" calcext:value-type="float">
            <text:p>-0.154126</text:p>
          </table:table-cell>
          <table:table-cell office:value-type="float" office:value="1.189022" calcext:value-type="float">
            <text:p>1.189022</text:p>
          </table:table-cell>
          <table:table-cell office:value-type="float" office:value="2.136021" calcext:value-type="float">
            <text:p>2.136021</text:p>
          </table:table-cell>
          <table:table-cell office:value-type="float" office:value="587.786377" calcext:value-type="float">
            <text:p>587.786377</text:p>
          </table:table-cell>
          <table:table-cell office:value-type="float" office:value="534.263916" calcext:value-type="float">
            <text:p>534.263916</text:p>
          </table:table-cell>
          <table:table-cell office:value-type="float" office:value="263.961365" calcext:value-type="float">
            <text:p>263.9613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11551" calcext:value-type="float">
            <text:p>0.211551</text:p>
          </table:table-cell>
          <table:table-cell office:value-type="float" office:value="0.384344" calcext:value-type="float">
            <text:p>0.384344</text:p>
          </table:table-cell>
          <table:table-cell office:value-type="float" office:value="1.211526" calcext:value-type="float">
            <text:p>1.211526</text:p>
          </table:table-cell>
          <table:table-cell office:value-type="float" office:value="0.416895" calcext:value-type="float">
            <text:p>0.416895</text:p>
          </table:table-cell>
          <table:table-cell office:value-type="float" office:value="0.75478" calcext:value-type="float">
            <text:p>0.75478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908.644287" calcext:value-type="float">
            <text:p>908.644287</text:p>
          </table:table-cell>
          <table:table-cell office:value-type="float" office:value="282.733826" calcext:value-type="float">
            <text:p>282.7338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539314" calcext:value-type="float">
            <text:p>-0.539314</text:p>
          </table:table-cell>
          <table:table-cell office:value-type="float" office:value="0.984932" calcext:value-type="float">
            <text:p>0.984932</text:p>
          </table:table-cell>
          <table:table-cell office:value-type="float" office:value="0.036435" calcext:value-type="float">
            <text:p>0.036435</text:p>
          </table:table-cell>
          <table:table-cell office:value-type="float" office:value="-0.27747" calcext:value-type="float">
            <text:p>-0.27747</text:p>
          </table:table-cell>
          <table:table-cell office:value-type="float" office:value="0.525663" calcext:value-type="float">
            <text:p>0.525663</text:p>
          </table:table-cell>
          <table:table-cell office:value-type="float" office:value="-587.784546" calcext:value-type="float">
            <text:p>-587.784546</text:p>
          </table:table-cell>
          <table:table-cell office:value-type="float" office:value="357.480377" calcext:value-type="float">
            <text:p>357.480377</text:p>
          </table:table-cell>
          <table:table-cell office:value-type="float" office:value="261.13913" calcext:value-type="float">
            <text:p>261.139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943956" calcext:value-type="float">
            <text:p>-0.943956</text:p>
          </table:table-cell>
          <table:table-cell office:value-type="float" office:value="1.705563" calcext:value-type="float">
            <text:p>1.705563</text:p>
          </table:table-cell>
          <table:table-cell office:value-type="float" office:value="1.512939" calcext:value-type="float">
            <text:p>1.512939</text:p>
          </table:table-cell>
          <table:table-cell office:value-type="float" office:value="-0.65649" calcext:value-type="float">
            <text:p>-0.65649</text:p>
          </table:table-cell>
          <table:table-cell office:value-type="float" office:value="1.190067" calcext:value-type="float">
            <text:p>1.190067</text:p>
          </table:table-cell>
          <table:table-cell office:value-type="float" office:value="-951.056274" calcext:value-type="float">
            <text:p>-951.056274</text:p>
          </table:table-cell>
          <table:table-cell office:value-type="float" office:value="929.033081" calcext:value-type="float">
            <text:p>929.033081</text:p>
          </table:table-cell>
          <table:table-cell office:value-type="float" office:value="236.598434" calcext:value-type="float">
            <text:p>236.5984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926768" calcext:value-type="float">
            <text:p>-0.926768</text:p>
          </table:table-cell>
          <table:table-cell office:value-type="float" office:value="1.667058" calcext:value-type="float">
            <text:p>1.667058</text:p>
          </table:table-cell>
          <table:table-cell office:value-type="float" office:value="3.039163" calcext:value-type="float">
            <text:p>3.039163</text:p>
          </table:table-cell>
          <table:table-cell office:value-type="float" office:value="-0.648743" calcext:value-type="float">
            <text:p>-0.648743</text:p>
          </table:table-cell>
          <table:table-cell office:value-type="float" office:value="1.168593" calcext:value-type="float">
            <text:p>1.168593</text:p>
          </table:table-cell>
          <table:table-cell office:value-type="float" office:value="-951.056641" calcext:value-type="float">
            <text:p>-951.056641</text:p>
          </table:table-cell>
          <table:table-cell office:value-type="float" office:value="168.371735" calcext:value-type="float">
            <text:p>168.371735</text:p>
          </table:table-cell>
          <table:table-cell office:value-type="float" office:value="208.347672" calcext:value-type="float">
            <text:p>208.3476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380841" calcext:value-type="float">
            <text:p>-0.380841</text:p>
          </table:table-cell>
          <table:table-cell office:value-type="float" office:value="0.688752" calcext:value-type="float">
            <text:p>0.688752</text:p>
          </table:table-cell>
          <table:table-cell office:value-type="float" office:value="-1.814083" calcext:value-type="float">
            <text:p>-1.814083</text:p>
          </table:table-cell>
          <table:table-cell office:value-type="float" office:value="0.070247" calcext:value-type="float">
            <text:p>0.070247</text:p>
          </table:table-cell>
          <table:table-cell office:value-type="float" office:value="0.180695" calcext:value-type="float">
            <text:p>0.180695</text:p>
          </table:table-cell>
          <table:table-cell office:value-type="float" office:value="-587.785339" calcext:value-type="float">
            <text:p>-587.785339</text:p>
          </table:table-cell>
          <table:table-cell office:value-type="float" office:value="174.912521" calcext:value-type="float">
            <text:p>174.912521</text:p>
          </table:table-cell>
          <table:table-cell office:value-type="float" office:value="167.573502" calcext:value-type="float">
            <text:p>167.5735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35382" calcext:value-type="float">
            <text:p>0.235382</text:p>
          </table:table-cell>
          <table:table-cell office:value-type="float" office:value="0.445318" calcext:value-type="float">
            <text:p>0.445318</text:p>
          </table:table-cell>
          <table:table-cell office:value-type="float" office:value="-2.991026" calcext:value-type="float">
            <text:p>-2.991026</text:p>
          </table:table-cell>
          <table:table-cell office:value-type="float" office:value="0.603063" calcext:value-type="float">
            <text:p>0.603063</text:p>
          </table:table-cell>
          <table:table-cell office:value-type="float" office:value="1.097226" calcext:value-type="float">
            <text:p>1.09722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274.37326" calcext:value-type="float">
            <text:p>274.37326</text:p>
          </table:table-cell>
          <table:table-cell office:value-type="float" office:value="103.148163" calcext:value-type="float">
            <text:p>103.1481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86831" calcext:value-type="float">
            <text:p>0.886831</text:p>
          </table:table-cell>
          <table:table-cell office:value-type="float" office:value="1.603586" calcext:value-type="float">
            <text:p>1.603586</text:p>
          </table:table-cell>
          <table:table-cell office:value-type="float" office:value="-1.598384" calcext:value-type="float">
            <text:p>-1.598384</text:p>
          </table:table-cell>
          <table:table-cell office:value-type="float" office:value="1.006104" calcext:value-type="float">
            <text:p>1.006104</text:p>
          </table:table-cell>
          <table:table-cell office:value-type="float" office:value="1.812928" calcext:value-type="float">
            <text:p>1.812928</text:p>
          </table:table-cell>
          <table:table-cell office:value-type="float" office:value="587.785583" calcext:value-type="float">
            <text:p>587.785583</text:p>
          </table:table-cell>
          <table:table-cell office:value-type="float" office:value="362.107452" calcext:value-type="float">
            <text:p>362.107452</text:p>
          </table:table-cell>
          <table:table-cell office:value-type="float" office:value="20.426741" calcext:value-type="float">
            <text:p>20.4267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203272" calcext:value-type="float">
            <text:p>1.203272</text:p>
          </table:table-cell>
          <table:table-cell office:value-type="float" office:value="2.167423" calcext:value-type="float">
            <text:p>2.167423</text:p>
          </table:table-cell>
          <table:table-cell office:value-type="float" office:value="-0.07415" calcext:value-type="float">
            <text:p>-0.07415</text:p>
          </table:table-cell>
          <table:table-cell office:value-type="float" office:value="1.831529" calcext:value-type="float">
            <text:p>1.831529</text:p>
          </table:table-cell>
          <table:table-cell office:value-type="float" office:value="3.290759" calcext:value-type="float">
            <text:p>3.290759</text:p>
          </table:table-cell>
          <table:table-cell office:value-type="float" office:value="951.055542" calcext:value-type="float">
            <text:p>951.055542</text:p>
          </table:table-cell>
          <table:table-cell office:value-type="float" office:value="50.518852" calcext:value-type="float">
            <text:p>50.518852</text:p>
          </table:table-cell>
          <table:table-cell office:value-type="float" office:value="11.417368" calcext:value-type="float">
            <text:p>11.4173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244063" calcext:value-type="float">
            <text:p>1.244063</text:p>
          </table:table-cell>
          <table:table-cell office:value-type="float" office:value="2.233768" calcext:value-type="float">
            <text:p>2.233768</text:p>
          </table:table-cell>
          <table:table-cell office:value-type="float" office:value="1.473745" calcext:value-type="float">
            <text:p>1.473745</text:p>
          </table:table-cell>
          <table:table-cell office:value-type="float" office:value="1.93088" calcext:value-type="float">
            <text:p>1.93088</text:p>
          </table:table-cell>
          <table:table-cell office:value-type="float" office:value="3.473068" calcext:value-type="float">
            <text:p>3.473068</text:p>
          </table:table-cell>
          <table:table-cell office:value-type="float" office:value="951.057434" calcext:value-type="float">
            <text:p>951.057434</text:p>
          </table:table-cell>
          <table:table-cell office:value-type="float" office:value="58.825809" calcext:value-type="float">
            <text:p>58.825809</text:p>
          </table:table-cell>
          <table:table-cell office:value-type="float" office:value="16.760521" calcext:value-type="float">
            <text:p>16.7605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7686" calcext:value-type="float">
            <text:p>0.747686</text:p>
          </table:table-cell>
          <table:table-cell office:value-type="float" office:value="1.342753" calcext:value-type="float">
            <text:p>1.342753</text:p>
          </table:table-cell>
          <table:table-cell office:value-type="float" office:value="2.975119" calcext:value-type="float">
            <text:p>2.975119</text:p>
          </table:table-cell>
          <table:table-cell office:value-type="float" office:value="0.701417" calcext:value-type="float">
            <text:p>0.701417</text:p>
          </table:table-cell>
          <table:table-cell office:value-type="float" office:value="1.277373" calcext:value-type="float">
            <text:p>1.277373</text:p>
          </table:table-cell>
          <table:table-cell office:value-type="float" office:value="587.787415" calcext:value-type="float">
            <text:p>587.787415</text:p>
          </table:table-cell>
          <table:table-cell office:value-type="float" office:value="569.598328" calcext:value-type="float">
            <text:p>569.598328</text:p>
          </table:table-cell>
          <table:table-cell office:value-type="float" office:value="129.000732" calcext:value-type="float">
            <text:p>129.0007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28864" calcext:value-type="float">
            <text:p>0.128864</text:p>
          </table:table-cell>
          <table:table-cell office:value-type="float" office:value="0.248032" calcext:value-type="float">
            <text:p>0.248032</text:p>
          </table:table-cell>
          <table:table-cell office:value-type="float" office:value="-2.134133" calcext:value-type="float">
            <text:p>-2.134133</text:p>
          </table:table-cell>
          <table:table-cell office:value-type="float" office:value="0.918082" calcext:value-type="float">
            <text:p>0.918082</text:p>
          </table:table-cell>
          <table:table-cell office:value-type="float" office:value="1.62264" calcext:value-type="float">
            <text:p>1.62264</text:p>
          </table:table-cell>
          <table:table-cell office:value-type="float" office:value="0.002392" calcext:value-type="float">
            <text:p>0.002392</text:p>
          </table:table-cell>
          <table:table-cell office:value-type="float" office:value="38.688107" calcext:value-type="float">
            <text:p>38.688107</text:p>
          </table:table-cell>
          <table:table-cell office:value-type="float" office:value="122.456398" calcext:value-type="float">
            <text:p>122.4563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397776" calcext:value-type="float">
            <text:p>-0.397776</text:p>
          </table:table-cell>
          <table:table-cell office:value-type="float" office:value="0.72954" calcext:value-type="float">
            <text:p>0.72954</text:p>
          </table:table-cell>
          <table:table-cell office:value-type="float" office:value="-3.112978" calcext:value-type="float">
            <text:p>-3.112978</text:p>
          </table:table-cell>
          <table:table-cell office:value-type="float" office:value="0.263314" calcext:value-type="float">
            <text:p>0.263314</text:p>
          </table:table-cell>
          <table:table-cell office:value-type="float" office:value="0.489199" calcext:value-type="float">
            <text:p>0.489199</text:p>
          </table:table-cell>
          <table:table-cell office:value-type="float" office:value="-587.783508" calcext:value-type="float">
            <text:p>-587.783508</text:p>
          </table:table-cell>
          <table:table-cell office:value-type="float" office:value="791.507446" calcext:value-type="float">
            <text:p>791.507446</text:p>
          </table:table-cell>
          <table:table-cell office:value-type="float" office:value="222.025955" calcext:value-type="float">
            <text:p>222.0259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772459" calcext:value-type="float">
            <text:p>-0.772459</text:p>
          </table:table-cell>
          <table:table-cell office:value-type="float" office:value="1.394433" calcext:value-type="float">
            <text:p>1.394433</text:p>
          </table:table-cell>
          <table:table-cell office:value-type="float" office:value="-1.623264" calcext:value-type="float">
            <text:p>-1.623264</text:p>
          </table:table-cell>
          <table:table-cell office:value-type="float" office:value="-0.66842" calcext:value-type="float">
            <text:p>-0.66842</text:p>
          </table:table-cell>
          <table:table-cell office:value-type="float" office:value="1.220208" calcext:value-type="float">
            <text:p>1.220208</text:p>
          </table:table-cell>
          <table:table-cell office:value-type="float" office:value="-951.055969" calcext:value-type="float">
            <text:p>-951.055969</text:p>
          </table:table-cell>
          <table:table-cell office:value-type="float" office:value="184.596451" calcext:value-type="float">
            <text:p>184.596451</text:p>
          </table:table-cell>
          <table:table-cell office:value-type="float" office:value="218.672943" calcext:value-type="float">
            <text:p>218.6729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666637" calcext:value-type="float">
            <text:p>-0.666637</text:p>
          </table:table-cell>
          <table:table-cell office:value-type="float" office:value="1.200755" calcext:value-type="float">
            <text:p>1.200755</text:p>
          </table:table-cell>
          <table:table-cell office:value-type="float" office:value="-0.116376" calcext:value-type="float">
            <text:p>-0.116376</text:p>
          </table:table-cell>
          <table:table-cell office:value-type="float" office:value="-0.900935" calcext:value-type="float">
            <text:p>-0.900935</text:p>
          </table:table-cell>
          <table:table-cell office:value-type="float" office:value="1.630864" calcext:value-type="float">
            <text:p>1.630864</text:p>
          </table:table-cell>
          <table:table-cell office:value-type="float" office:value="-951.057007" calcext:value-type="float">
            <text:p>-951.057007</text:p>
          </table:table-cell>
          <table:table-cell office:value-type="float" office:value="463.599335" calcext:value-type="float">
            <text:p>463.599335</text:p>
          </table:table-cell>
          <table:table-cell office:value-type="float" office:value="216.022644" calcext:value-type="float">
            <text:p>216.022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467097" calcext:value-type="float">
            <text:p>-0.467097</text:p>
          </table:table-cell>
          <table:table-cell office:value-type="float" office:value="0.835409" calcext:value-type="float">
            <text:p>0.835409</text:p>
          </table:table-cell>
          <table:table-cell office:value-type="float" office:value="1.42739" calcext:value-type="float">
            <text:p>1.42739</text:p>
          </table:table-cell>
          <table:table-cell office:value-type="float" office:value="-0.160338" calcext:value-type="float">
            <text:p>-0.160338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-587.786377" calcext:value-type="float">
            <text:p>-587.786377</text:p>
          </table:table-cell>
          <table:table-cell office:value-type="float" office:value="312.757629" calcext:value-type="float">
            <text:p>312.757629</text:p>
          </table:table-cell>
          <table:table-cell office:value-type="float" office:value="191.857407" calcext:value-type="float">
            <text:p>191.857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03:14:52.132785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3:06:07.066279702</meta:creation-date>
    <dc:date>2025-11-02T06:15:01.830582103</dc:date>
    <meta:editing-duration>PT34M12S</meta:editing-duration>
    <meta:editing-cycles>4</meta:editing-cycles>
    <meta:generator>LibreOffice/24.8.4.2$Linux_X86_64 LibreOffice_project/bb3cfa12c7b1bf994ecc5649a80400d06cd71002</meta:generator>
    <meta:document-statistic meta:table-count="4" meta:cell-count="2600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47.607cm" svg:height="15.54cm" xlink:href=".." xlink:type="simple" chart:class="chart:line" chart:style-name="ch1">
        <chart:title svg:x="21.057cm" svg:y="0.446cm" chart:style-name="ch2">
          <text:p>Syncronous data detection</text:p>
        </chart:title>
        <chart:subtitle svg:x="20.782cm" svg:y="1.535cm" chart:style-name="ch2">
          <text:p><text:span text:style-name="T1">sf= 20 kHz, rf= 5 kHz, alpha = 0.9</text:span></text:p>
        </chart:subtitle>
        <chart:legend chart:legend-position="end" svg:x="46.072cm" svg:y="6.973cm" style:legend-expansion="high" chart:style-name="ch3"/>
        <chart:plot-area chart:style-name="ch4" table:cell-range-address="square_generators.A1:square_generators.A1 square_generators.B1:square_generators.D100" chart:data-source-has-labels="row" svg:x="0.952cm" svg:y="2.528cm" svg:width="44.168cm" svg:height="12.702cm">
          <chart:coordinate-region svg:x="1.509cm" svg:y="2.727cm" svg:width="43.611cm" svg:height="12.3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quare_generators.D1:square_generators.D100" chart:label-cell-address="square_generators.A1:square_generators.A1" chart:class="chart:line">
            <chart:data-point chart:repeated="100"/>
          </chart:series>
          <chart:series chart:style-name="ch8" chart:values-cell-range-address="square_generators.C1:square_generators.C100" chart:label-cell-address="square_generators.A1:square_generators.A1" chart:class="chart:line">
            <chart:data-point chart:repeated="100"/>
          </chart:series>
          <chart:series chart:style-name="ch9" chart:values-cell-range-address="square_generators.B1:square_generators.B100" chart:label-cell-address="square_generators.A1:square_generators.A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quare_generators.A1:square_generators.A1</svg:desc>
                </draw:g>
              </table:table-cell>
              <table:table-cell office:value-type="string">
                <text:p>1</text:p>
                <draw:g>
                  <svg:desc>square_generators.A1:square_generators.A1</svg:desc>
                </draw:g>
              </table:table-cell>
              <table:table-cell office:value-type="string">
                <text:p>1</text:p>
                <draw:g>
                  <svg:desc>square_generators.A1:square_generator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quare_generators.D1:square_generators.D100</svg:desc>
                </draw:g>
              </table:table-cell>
              <table:table-cell office:value-type="float" office:value="0">
                <text:p>0</text:p>
                <draw:g>
                  <svg:desc>square_generators.C1:square_generators.C100</svg:desc>
                </draw:g>
              </table:table-cell>
              <table:table-cell office:value-type="float" office:value="0">
                <text:p>0</text:p>
                <draw:g>
                  <svg:desc>square_generators.B1:square_generators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0796">
                <text:p>1.570796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41924">
                <text:p>3.041924</text:p>
              </table:table-cell>
              <table:table-cell office:value-type="float" office:value="1.808978">
                <text:p>1.808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71466">
                <text:p>-1.671466</text:p>
              </table:table-cell>
              <table:table-cell office:value-type="float" office:value="1.791068">
                <text:p>1.79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9669">
                <text:p>-0.099669</text:p>
              </table:table-cell>
              <table:table-cell office:value-type="float" office:value="1.790888">
                <text:p>1.79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71137">
                <text:p>1.471137</text:p>
              </table:table-cell>
              <table:table-cell office:value-type="float" office:value="1.791067">
                <text:p>1.79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1137">
                <text:p>1.471137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1137">
                <text:p>1.471137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71137">
                <text:p>1.471137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1137">
                <text:p>1.471137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1137">
                <text:p>1.471137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70799">
                <text:p>-1.570799</text:p>
              </table:table-cell>
              <table:table-cell office:value-type="float" office:value="1.799998">
                <text:p>1.7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967">
                <text:p>-0.09967</text:p>
              </table:table-cell>
              <table:table-cell office:value-type="float" office:value="1.808977">
                <text:p>1.808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70124">
                <text:p>1.470124</text:p>
              </table:table-cell>
              <table:table-cell office:value-type="float" office:value="1.791068">
                <text:p>1.79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1919">
                <text:p>3.041919</text:p>
              </table:table-cell>
              <table:table-cell office:value-type="float" office:value="1.790888">
                <text:p>1.79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670461">
                <text:p>-1.670461</text:p>
              </table:table-cell>
              <table:table-cell office:value-type="float" office:value="1.791067">
                <text:p>1.79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670461">
                <text:p>-1.670461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70461">
                <text:p>-1.670461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670461">
                <text:p>-1.670461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70461">
                <text:p>-1.670461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670461">
                <text:p>-1.670461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0787">
                <text:p>1.570787</text:p>
              </table:table-cell>
              <table:table-cell office:value-type="float" office:value="1.799998">
                <text:p>1.7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41915">
                <text:p>3.041915</text:p>
              </table:table-cell>
              <table:table-cell office:value-type="float" office:value="1.808977">
                <text:p>1.808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671473">
                <text:p>-1.671473</text:p>
              </table:table-cell>
              <table:table-cell office:value-type="float" office:value="1.791068">
                <text:p>1.79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99672">
                <text:p>-0.099672</text:p>
              </table:table-cell>
              <table:table-cell office:value-type="float" office:value="1.790887">
                <text:p>1.790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71135">
                <text:p>1.471135</text:p>
              </table:table-cell>
              <table:table-cell office:value-type="float" office:value="1.791067">
                <text:p>1.79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1135">
                <text:p>1.471135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1135">
                <text:p>1.471135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1135">
                <text:p>1.471135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71135">
                <text:p>1.471135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71135">
                <text:p>1.471135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570795">
                <text:p>-1.570795</text:p>
              </table:table-cell>
              <table:table-cell office:value-type="float" office:value="1.799998">
                <text:p>1.7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9667">
                <text:p>-0.099667</text:p>
              </table:table-cell>
              <table:table-cell office:value-type="float" office:value="1.808977">
                <text:p>1.808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7013">
                <text:p>1.47013</text:p>
              </table:table-cell>
              <table:table-cell office:value-type="float" office:value="1.791068">
                <text:p>1.79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41927">
                <text:p>3.041927</text:p>
              </table:table-cell>
              <table:table-cell office:value-type="float" office:value="1.790888">
                <text:p>1.79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70448">
                <text:p>-1.670448</text:p>
              </table:table-cell>
              <table:table-cell office:value-type="float" office:value="1.791066">
                <text:p>1.79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70448">
                <text:p>-1.670448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670448">
                <text:p>-1.670448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670448">
                <text:p>-1.670448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70448">
                <text:p>-1.670448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70448">
                <text:p>-1.670448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70804">
                <text:p>1.570804</text:p>
              </table:table-cell>
              <table:table-cell office:value-type="float" office:value="1.799998">
                <text:p>1.7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41928">
                <text:p>3.041928</text:p>
              </table:table-cell>
              <table:table-cell office:value-type="float" office:value="1.808978">
                <text:p>1.808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671464">
                <text:p>-1.671464</text:p>
              </table:table-cell>
              <table:table-cell office:value-type="float" office:value="1.791068">
                <text:p>1.79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9671">
                <text:p>-0.099671</text:p>
              </table:table-cell>
              <table:table-cell office:value-type="float" office:value="1.790888">
                <text:p>1.79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71132">
                <text:p>1.471132</text:p>
              </table:table-cell>
              <table:table-cell office:value-type="float" office:value="1.791067">
                <text:p>1.79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71132">
                <text:p>1.471132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71132">
                <text:p>1.471132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71132">
                <text:p>1.471132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71132">
                <text:p>1.471132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71132">
                <text:p>1.471132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70813">
                <text:p>-1.570813</text:p>
              </table:table-cell>
              <table:table-cell office:value-type="float" office:value="1.799998">
                <text:p>1.7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99689">
                <text:p>-0.099689</text:p>
              </table:table-cell>
              <table:table-cell office:value-type="float" office:value="1.808978">
                <text:p>1.808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70104">
                <text:p>1.470104</text:p>
              </table:table-cell>
              <table:table-cell office:value-type="float" office:value="1.791068">
                <text:p>1.79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1898">
                <text:p>3.041898</text:p>
              </table:table-cell>
              <table:table-cell office:value-type="float" office:value="1.790888">
                <text:p>1.79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670485">
                <text:p>-1.670485</text:p>
              </table:table-cell>
              <table:table-cell office:value-type="float" office:value="1.791067">
                <text:p>1.79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670485">
                <text:p>-1.670485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670485">
                <text:p>-1.670485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70485">
                <text:p>-1.670485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670485">
                <text:p>-1.670485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670485">
                <text:p>-1.670485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70748">
                <text:p>1.570748</text:p>
              </table:table-cell>
              <table:table-cell office:value-type="float" office:value="1.799998">
                <text:p>1.7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41872">
                <text:p>3.041872</text:p>
              </table:table-cell>
              <table:table-cell office:value-type="float" office:value="1.808978">
                <text:p>1.808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671512">
                <text:p>-1.671512</text:p>
              </table:table-cell>
              <table:table-cell office:value-type="float" office:value="1.791067">
                <text:p>1.79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99719">
                <text:p>-0.099719</text:p>
              </table:table-cell>
              <table:table-cell office:value-type="float" office:value="1.790888">
                <text:p>1.79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71084">
                <text:p>1.471084</text:p>
              </table:table-cell>
              <table:table-cell office:value-type="float" office:value="1.791067">
                <text:p>1.79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71084">
                <text:p>1.471084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71084">
                <text:p>1.471084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71084">
                <text:p>1.471084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71084">
                <text:p>1.471084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71084">
                <text:p>1.471084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570869">
                <text:p>-1.570869</text:p>
              </table:table-cell>
              <table:table-cell office:value-type="float" office:value="1.799998">
                <text:p>1.7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99745">
                <text:p>-0.099745</text:p>
              </table:table-cell>
              <table:table-cell office:value-type="float" office:value="1.808978">
                <text:p>1.808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70048">
                <text:p>1.470048</text:p>
              </table:table-cell>
              <table:table-cell office:value-type="float" office:value="1.791068">
                <text:p>1.79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41842">
                <text:p>3.041842</text:p>
              </table:table-cell>
              <table:table-cell office:value-type="float" office:value="1.790888">
                <text:p>1.79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70541">
                <text:p>-1.670541</text:p>
              </table:table-cell>
              <table:table-cell office:value-type="float" office:value="1.791067">
                <text:p>1.79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670541">
                <text:p>-1.670541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670541">
                <text:p>-1.670541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670541">
                <text:p>-1.670541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670541">
                <text:p>-1.670541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670541">
                <text:p>-1.670541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70699">
                <text:p>1.570699</text:p>
              </table:table-cell>
              <table:table-cell office:value-type="float" office:value="1.799998">
                <text:p>1.7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41816">
                <text:p>3.041816</text:p>
              </table:table-cell>
              <table:table-cell office:value-type="float" office:value="1.80898">
                <text:p>1.80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71568">
                <text:p>-1.671568</text:p>
              </table:table-cell>
              <table:table-cell office:value-type="float" office:value="1.791067">
                <text:p>1.79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99783">
                <text:p>-0.099783</text:p>
              </table:table-cell>
              <table:table-cell office:value-type="float" office:value="1.79089">
                <text:p>1.79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71028">
                <text:p>1.471028</text:p>
              </table:table-cell>
              <table:table-cell office:value-type="float" office:value="1.791066">
                <text:p>1.79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71028">
                <text:p>1.471028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71028">
                <text:p>1.471028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71028">
                <text:p>1.471028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1028">
                <text:p>1.471028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71028">
                <text:p>1.471028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570925">
                <text:p>-1.570925</text:p>
              </table:table-cell>
              <table:table-cell office:value-type="float" office:value="1.799998">
                <text:p>1.7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99793">
                <text:p>-0.099793</text:p>
              </table:table-cell>
              <table:table-cell office:value-type="float" office:value="1.808977">
                <text:p>1.808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69993">
                <text:p>1.469993</text:p>
              </table:table-cell>
              <table:table-cell office:value-type="float" office:value="1.79107">
                <text:p>1.79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41793">
                <text:p>3.041793</text:p>
              </table:table-cell>
              <table:table-cell office:value-type="float" office:value="1.790887">
                <text:p>1.790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670596">
                <text:p>-1.670596</text:p>
              </table:table-cell>
              <table:table-cell office:value-type="float" office:value="1.791069">
                <text:p>1.79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670596">
                <text:p>-1.670596</text:p>
              </table:table-cell>
              <table:table-cell office:value-type="float" office:value="0.179107">
                <text:p>0.17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670596">
                <text:p>-1.670596</text:p>
              </table:table-cell>
              <table:table-cell office:value-type="float" office:value="0.017911">
                <text:p>0.017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670596">
                <text:p>-1.670596</text:p>
              </table:table-cell>
              <table:table-cell office:value-type="float" office:value="0.001791">
                <text:p>0.00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670596">
                <text:p>-1.670596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45.79cm" svg:height="10.811cm" xlink:href=".." xlink:type="simple" chart:class="chart:line" chart:style-name="ch1">
        <chart:title svg:x="20.086cm" svg:y="0.352cm" chart:style-name="ch2">
          <text:p>Syncronous data detection </text:p>
        </chart:title>
        <chart:subtitle svg:x="19.654cm" svg:y="1.347cm" chart:style-name="ch2">
          <text:p><text:span text:style-name="T1">sf = 100 kHz, rf = 5 kHz, alpha = 0.9</text:span></text:p>
        </chart:subtitle>
        <chart:legend chart:legend-position="end" svg:x="44.255cm" svg:y="4.608cm" style:legend-expansion="high" chart:style-name="ch3"/>
        <chart:plot-area chart:style-name="ch4" table:cell-range-address="square_generators.A1:square_generators.A1 square_generators.F1:square_generators.H100" chart:data-source-has-labels="row" svg:x="0.915cm" svg:y="2.246cm" svg:width="42.425cm" svg:height="8.349cm">
          <chart:coordinate-region svg:x="1.472cm" svg:y="2.445cm" svg:width="41.868cm" svg:height="7.95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quare_generators.F1:square_generators.F100" chart:label-cell-address="square_generators.A1:square_generators.A1" chart:class="chart:line">
            <chart:data-point chart:repeated="100"/>
          </chart:series>
          <chart:series chart:style-name="ch8" chart:values-cell-range-address="square_generators.G1:square_generators.G100" chart:label-cell-address="square_generators.A1:square_generators.A1" chart:class="chart:line">
            <chart:data-point chart:repeated="100"/>
          </chart:series>
          <chart:series chart:style-name="ch9" chart:values-cell-range-address="square_generators.H1:square_generators.H100" chart:label-cell-address="square_generators.A1:square_generators.A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quare_generators.A1:square_generators.A1</svg:desc>
                </draw:g>
              </table:table-cell>
              <table:table-cell office:value-type="string">
                <text:p>1</text:p>
                <draw:g>
                  <svg:desc>square_generators.A1:square_generators.A1</svg:desc>
                </draw:g>
              </table:table-cell>
              <table:table-cell office:value-type="string">
                <text:p>1</text:p>
                <draw:g>
                  <svg:desc>square_generators.A1:square_generator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quare_generators.F1:square_generators.F100</svg:desc>
                </draw:g>
              </table:table-cell>
              <table:table-cell office:value-type="float" office:value="1.8">
                <text:p>1.8</text:p>
                <draw:g>
                  <svg:desc>square_generators.G1:square_generators.G100</svg:desc>
                </draw:g>
              </table:table-cell>
              <table:table-cell office:value-type="float" office:value="3.141593">
                <text:p>3.141593</text:p>
                <draw:g>
                  <svg:desc>square_generators.H1:square_generators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29759">
                <text:p>1.629759</text:p>
              </table:table-cell>
              <table:table-cell office:value-type="float" office:value="0.348295">
                <text:p>0.348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957146">
                <text:p>1.957146</text:p>
              </table:table-cell>
              <table:table-cell office:value-type="float" office:value="0.605302">
                <text:p>0.605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98575">
                <text:p>1.98575</text:p>
              </table:table-cell>
              <table:table-cell office:value-type="float" office:value="0.909866">
                <text:p>0.909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1.222681">
                <text:p>1.222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988023">
                <text:p>1.988023</text:p>
              </table:table-cell>
              <table:table-cell office:value-type="float" office:value="1.536679">
                <text:p>1.536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-1.214603">
                <text:p>-1.214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-0.964666">
                <text:p>-0.964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-0.660835">
                <text:p>-0.660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-0.348105">
                <text:p>-0.348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1.988024">
                <text:p>1.988024</text:p>
              </table:table-cell>
              <table:table-cell office:value-type="float" office:value="-0.034116">
                <text:p>-0.034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614559">
                <text:p>1.614559</text:p>
              </table:table-cell>
              <table:table-cell office:value-type="float" office:value="-2.785399">
                <text:p>-2.785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955996">
                <text:p>1.955996</text:p>
              </table:table-cell>
              <table:table-cell office:value-type="float" office:value="-2.535462">
                <text:p>-2.535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985689">
                <text:p>1.985689</text:p>
              </table:table-cell>
              <table:table-cell office:value-type="float" office:value="-2.231631">
                <text:p>-2.231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-1.918901">
                <text:p>-1.918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.988024">
                <text:p>1.988024</text:p>
              </table:table-cell>
              <table:table-cell office:value-type="float" office:value="-1.604912">
                <text:p>-1.604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1.92699">
                <text:p>1.92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2.176928">
                <text:p>2.176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2.480759">
                <text:p>2.480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2.793488">
                <text:p>2.793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1.988024">
                <text:p>1.988024</text:p>
              </table:table-cell>
              <table:table-cell office:value-type="float" office:value="3.107477">
                <text:p>3.107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614559">
                <text:p>1.614559</text:p>
              </table:table-cell>
              <table:table-cell office:value-type="float" office:value="0.356195">
                <text:p>0.356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.955996">
                <text:p>1.955996</text:p>
              </table:table-cell>
              <table:table-cell office:value-type="float" office:value="0.606132">
                <text:p>0.606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.985689">
                <text:p>1.985689</text:p>
              </table:table-cell>
              <table:table-cell office:value-type="float" office:value="0.909963">
                <text:p>0.9099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1.222693">
                <text:p>1.222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.988024">
                <text:p>1.988024</text:p>
              </table:table-cell>
              <table:table-cell office:value-type="float" office:value="1.536681">
                <text:p>1.536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-1.214602">
                <text:p>-1.214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-0.964665">
                <text:p>-0.964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-0.660835">
                <text:p>-0.660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-0.348105">
                <text:p>-0.34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1.988024">
                <text:p>1.988024</text:p>
              </table:table-cell>
              <table:table-cell office:value-type="float" office:value="-0.034117">
                <text:p>-0.034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.614559">
                <text:p>1.614559</text:p>
              </table:table-cell>
              <table:table-cell office:value-type="float" office:value="-2.7854">
                <text:p>-2.7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.955996">
                <text:p>1.955996</text:p>
              </table:table-cell>
              <table:table-cell office:value-type="float" office:value="-2.535464">
                <text:p>-2.535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.985689">
                <text:p>1.985689</text:p>
              </table:table-cell>
              <table:table-cell office:value-type="float" office:value="-2.231633">
                <text:p>-2.231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-1.918904">
                <text:p>-1.918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.988024">
                <text:p>1.988024</text:p>
              </table:table-cell>
              <table:table-cell office:value-type="float" office:value="-1.604915">
                <text:p>-1.604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1.926987">
                <text:p>1.9269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2.176924">
                <text:p>2.176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2.480754">
                <text:p>2.4807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2.793484">
                <text:p>2.793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1.988024">
                <text:p>1.988024</text:p>
              </table:table-cell>
              <table:table-cell office:value-type="float" office:value="3.107472">
                <text:p>3.107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.614559">
                <text:p>1.614559</text:p>
              </table:table-cell>
              <table:table-cell office:value-type="float" office:value="0.356189">
                <text:p>0.356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.955996">
                <text:p>1.955996</text:p>
              </table:table-cell>
              <table:table-cell office:value-type="float" office:value="0.606126">
                <text:p>0.606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.985689">
                <text:p>1.985689</text:p>
              </table:table-cell>
              <table:table-cell office:value-type="float" office:value="0.909956">
                <text:p>0.909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1.222685">
                <text:p>1.2226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.988024">
                <text:p>1.988024</text:p>
              </table:table-cell>
              <table:table-cell office:value-type="float" office:value="1.536674">
                <text:p>1.536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-1.214609">
                <text:p>-1.214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-0.964672">
                <text:p>-0.964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-0.660842">
                <text:p>-0.660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-0.348112">
                <text:p>-0.348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  <table:table-cell office:value-type="float" office:value="1.988024">
                <text:p>1.988024</text:p>
              </table:table-cell>
              <table:table-cell office:value-type="float" office:value="-0.034123">
                <text:p>-0.034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.614559">
                <text:p>1.614559</text:p>
              </table:table-cell>
              <table:table-cell office:value-type="float" office:value="-2.785406">
                <text:p>-2.7854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955996">
                <text:p>1.955996</text:p>
              </table:table-cell>
              <table:table-cell office:value-type="float" office:value="-2.535467">
                <text:p>-2.5354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.985689">
                <text:p>1.985689</text:p>
              </table:table-cell>
              <table:table-cell office:value-type="float" office:value="-2.231636">
                <text:p>-2.231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-1.918906">
                <text:p>-1.918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.988024">
                <text:p>1.988024</text:p>
              </table:table-cell>
              <table:table-cell office:value-type="float" office:value="-1.604917">
                <text:p>-1.604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1.926988">
                <text:p>1.926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2.176925">
                <text:p>2.176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2.480756">
                <text:p>2.480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2.793485">
                <text:p>2.7934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1.988024">
                <text:p>1.988024</text:p>
              </table:table-cell>
              <table:table-cell office:value-type="float" office:value="3.107475">
                <text:p>3.107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.61456">
                <text:p>1.61456</text:p>
              </table:table-cell>
              <table:table-cell office:value-type="float" office:value="0.356194">
                <text:p>0.356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.955996">
                <text:p>1.955996</text:p>
              </table:table-cell>
              <table:table-cell office:value-type="float" office:value="0.606131">
                <text:p>0.606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.985689">
                <text:p>1.985689</text:p>
              </table:table-cell>
              <table:table-cell office:value-type="float" office:value="0.909962">
                <text:p>0.909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1.222692">
                <text:p>1.222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.988024">
                <text:p>1.988024</text:p>
              </table:table-cell>
              <table:table-cell office:value-type="float" office:value="1.536682">
                <text:p>1.536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-1.2146">
                <text:p>-1.2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-0.964663">
                <text:p>-0.9646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-0.660832">
                <text:p>-0.6608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-0.3481">
                <text:p>-0.34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">
                <text:p>-1</text:p>
              </table:table-cell>
              <table:table-cell office:value-type="float" office:value="1.988024">
                <text:p>1.988024</text:p>
              </table:table-cell>
              <table:table-cell office:value-type="float" office:value="-0.034111">
                <text:p>-0.034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.614559">
                <text:p>1.614559</text:p>
              </table:table-cell>
              <table:table-cell office:value-type="float" office:value="-2.785394">
                <text:p>-2.785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.955996">
                <text:p>1.955996</text:p>
              </table:table-cell>
              <table:table-cell office:value-type="float" office:value="-2.535457">
                <text:p>-2.535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.985689">
                <text:p>1.985689</text:p>
              </table:table-cell>
              <table:table-cell office:value-type="float" office:value="-2.231626">
                <text:p>-2.2316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-1.918894">
                <text:p>-1.918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.988024">
                <text:p>1.988024</text:p>
              </table:table-cell>
              <table:table-cell office:value-type="float" office:value="-1.604905">
                <text:p>-1.604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1.926998">
                <text:p>1.926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2.176935">
                <text:p>2.1769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2.480768">
                <text:p>2.480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2.793498">
                <text:p>2.7934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">
                <text:p>-1</text:p>
              </table:table-cell>
              <table:table-cell office:value-type="float" office:value="1.988024">
                <text:p>1.988024</text:p>
              </table:table-cell>
              <table:table-cell office:value-type="float" office:value="3.107487">
                <text:p>3.1074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.614559">
                <text:p>1.614559</text:p>
              </table:table-cell>
              <table:table-cell office:value-type="float" office:value="0.356204">
                <text:p>0.356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1.955996">
                <text:p>1.955996</text:p>
              </table:table-cell>
              <table:table-cell office:value-type="float" office:value="0.606143">
                <text:p>0.606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.985689">
                <text:p>1.985689</text:p>
              </table:table-cell>
              <table:table-cell office:value-type="float" office:value="0.909974">
                <text:p>0.909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1.222704">
                <text:p>1.2227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.988024">
                <text:p>1.988024</text:p>
              </table:table-cell>
              <table:table-cell office:value-type="float" office:value="1.536693">
                <text:p>1.5366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-1.21459">
                <text:p>-1.214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-0.964651">
                <text:p>-0.9646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-0.66082">
                <text:p>-0.66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-0.34809">
                <text:p>-0.34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1.988024">
                <text:p>1.988024</text:p>
              </table:table-cell>
              <table:table-cell office:value-type="float" office:value="-0.034101">
                <text:p>-0.034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.61456">
                <text:p>1.61456</text:p>
              </table:table-cell>
              <table:table-cell office:value-type="float" office:value="-2.785382">
                <text:p>-2.785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.955996">
                <text:p>1.955996</text:p>
              </table:table-cell>
              <table:table-cell office:value-type="float" office:value="-2.535444">
                <text:p>-2.535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.985689">
                <text:p>1.985689</text:p>
              </table:table-cell>
              <table:table-cell office:value-type="float" office:value="-2.231614">
                <text:p>-2.231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.987901">
                <text:p>1.987901</text:p>
              </table:table-cell>
              <table:table-cell office:value-type="float" office:value="-1.918884">
                <text:p>-1.9188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.988024">
                <text:p>1.988024</text:p>
              </table:table-cell>
              <table:table-cell office:value-type="float" office:value="-1.604895">
                <text:p>-1.604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1.614559">
                <text:p>1.614559</text:p>
              </table:table-cell>
              <table:table-cell office:value-type="float" office:value="1.92701">
                <text:p>1.92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">
                <text:p>-1</text:p>
              </table:table-cell>
              <table:table-cell office:value-type="float" office:value="1.955996">
                <text:p>1.955996</text:p>
              </table:table-cell>
              <table:table-cell office:value-type="float" office:value="2.176947">
                <text:p>2.176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1.985689">
                <text:p>1.985689</text:p>
              </table:table-cell>
              <table:table-cell office:value-type="float" office:value="2.480776">
                <text:p>2.4807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1.987901">
                <text:p>1.987901</text:p>
              </table:table-cell>
              <table:table-cell office:value-type="float" office:value="2.793504">
                <text:p>2.793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41.604cm" svg:height="11.583cm" xlink:href=".." xlink:type="simple" chart:class="chart:line" chart:style-name="ch1">
        <chart:title svg:x="18.106cm" svg:y="0.367cm" chart:style-name="ch2">
          <text:p>Synchonous data detector</text:p>
        </chart:title>
        <chart:subtitle svg:x="17.781cm" svg:y="1.377cm" chart:style-name="ch2">
          <text:p><text:span text:style-name="T1">sf = 5 kHz, rf = 5 kHz, alpha = 0.9</text:span></text:p>
        </chart:subtitle>
        <chart:legend chart:legend-position="end" svg:x="40.069cm" svg:y="4.994cm" style:legend-expansion="high" chart:style-name="ch3"/>
        <chart:plot-area chart:style-name="ch4" table:cell-range-address="square_generators.A1:square_generators.A1 square_generators.J1:square_generators.L100" chart:data-source-has-labels="row" svg:x="0.832cm" svg:y="2.291cm" svg:width="38.405cm" svg:height="9.061cm">
          <chart:coordinate-region svg:x="1.389cm" svg:y="2.49cm" svg:width="37.848cm" svg:height="8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quare_generators.J1:square_generators.J100" chart:label-cell-address="square_generators.A1:square_generators.A1" chart:class="chart:line">
            <chart:data-point chart:repeated="100"/>
          </chart:series>
          <chart:series chart:style-name="ch8" chart:values-cell-range-address="square_generators.K1:square_generators.K100" chart:label-cell-address="square_generators.A1:square_generators.A1" chart:class="chart:line">
            <chart:data-point chart:repeated="100"/>
          </chart:series>
          <chart:series chart:style-name="ch9" chart:values-cell-range-address="square_generators.L1:square_generators.L100" chart:label-cell-address="square_generators.A1:square_generators.A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quare_generators.A1:square_generators.A1</svg:desc>
                </draw:g>
              </table:table-cell>
              <table:table-cell office:value-type="string">
                <text:p>1</text:p>
                <draw:g>
                  <svg:desc>square_generators.A1:square_generators.A1</svg:desc>
                </draw:g>
              </table:table-cell>
              <table:table-cell office:value-type="string">
                <text:p>1</text:p>
                <draw:g>
                  <svg:desc>square_generators.A1:square_generator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quare_generators.J1:square_generators.J100</svg:desc>
                </draw:g>
              </table:table-cell>
              <table:table-cell office:value-type="float" office:value="1.8">
                <text:p>1.8</text:p>
                <draw:g>
                  <svg:desc>square_generators.K1:square_generators.K100</svg:desc>
                </draw:g>
              </table:table-cell>
              <table:table-cell office:value-type="float" office:value="3.141593">
                <text:p>3.141593</text:p>
                <draw:g>
                  <svg:desc>square_generators.L1:square_generators.L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2">
                <text:p>1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962">
                <text:p>1.962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9962">
                <text:p>1.9962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99962">
                <text:p>1.99962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999962">
                <text:p>1.999962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3.141589">
                <text:p>3.141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.96">
                <text:p>1.96</text:p>
              </table:table-cell>
              <table:table-cell office:value-type="float" office:value="3.141591">
                <text:p>3.141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3.14159">
                <text:p>3.14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3.141593">
                <text:p>3.141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1.99996">
                <text:p>1.99996</text:p>
              </table:table-cell>
              <table:table-cell office:value-type="float" office:value="3.141588">
                <text:p>3.141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600004">
                <text:p>1.600004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996">
                <text:p>1.996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.9996">
                <text:p>1.9996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.99996">
                <text:p>1.99996</text:p>
              </table:table-cell>
              <table:table-cell office:value-type="float" office:value="-0.000022">
                <text:p>-0.000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3.141564">
                <text:p>3.141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1.96">
                <text:p>1.96</text:p>
              </table:table-cell>
              <table:table-cell office:value-type="float" office:value="3.141567">
                <text:p>3.141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3.141563">
                <text:p>3.141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3.141558">
                <text:p>3.141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1.99996">
                <text:p>1.99996</text:p>
              </table:table-cell>
              <table:table-cell office:value-type="float" office:value="3.141553">
                <text:p>3.141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600004">
                <text:p>1.600004</text:p>
              </table:table-cell>
              <table:table-cell office:value-type="float" office:value="-0.000038">
                <text:p>-0.000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-0.000035">
                <text:p>-0.000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.996">
                <text:p>1.996</text:p>
              </table:table-cell>
              <table:table-cell office:value-type="float" office:value="-0.000033">
                <text:p>-0.000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.9996">
                <text:p>1.9996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.99996">
                <text:p>1.99996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3.141583">
                <text:p>3.141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1.96">
                <text:p>1.96</text:p>
              </table:table-cell>
              <table:table-cell office:value-type="float" office:value="3.141585">
                <text:p>3.141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3.141588">
                <text:p>3.141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3.14159">
                <text:p>3.14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1.99996">
                <text:p>1.99996</text:p>
              </table:table-cell>
              <table:table-cell office:value-type="float" office:value="-3.141593">
                <text:p>-3.141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.600004">
                <text:p>1.6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.996">
                <text:p>1.99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.9996">
                <text:p>1.999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.99996">
                <text:p>1.9999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-3.141561">
                <text:p>-3.141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.96">
                <text:p>1.96</text:p>
              </table:table-cell>
              <table:table-cell office:value-type="float" office:value="-3.141559">
                <text:p>-3.141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-3.141557">
                <text:p>-3.141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-3.141554">
                <text:p>-3.141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1.99996">
                <text:p>1.99996</text:p>
              </table:table-cell>
              <table:table-cell office:value-type="float" office:value="-3.141551">
                <text:p>-3.141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.600004">
                <text:p>1.60000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.996">
                <text:p>1.99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.9996">
                <text:p>1.9996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.99996">
                <text:p>1.99996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3.141556">
                <text:p>3.141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">
                <text:p>-1</text:p>
              </table:table-cell>
              <table:table-cell office:value-type="float" office:value="1.96">
                <text:p>1.96</text:p>
              </table:table-cell>
              <table:table-cell office:value-type="float" office:value="3.141546">
                <text:p>3.141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3.141561">
                <text:p>3.141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3.141551">
                <text:p>3.141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  <table:table-cell office:value-type="float" office:value="1.99996">
                <text:p>1.99996</text:p>
              </table:table-cell>
              <table:table-cell office:value-type="float" office:value="3.141539">
                <text:p>3.1415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.600004">
                <text:p>1.600004</text:p>
              </table:table-cell>
              <table:table-cell office:value-type="float" office:value="-0.00007">
                <text:p>-0.0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-0.00008">
                <text:p>-0.00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.996">
                <text:p>1.996</text:p>
              </table:table-cell>
              <table:table-cell office:value-type="float" office:value="-0.000092">
                <text:p>-0.000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.9996">
                <text:p>1.9996</text:p>
              </table:table-cell>
              <table:table-cell office:value-type="float" office:value="-0.000105">
                <text:p>-0.000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.99996">
                <text:p>1.99996</text:p>
              </table:table-cell>
              <table:table-cell office:value-type="float" office:value="-0.000117">
                <text:p>-0.0001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3.141459">
                <text:p>3.141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1.96">
                <text:p>1.96</text:p>
              </table:table-cell>
              <table:table-cell office:value-type="float" office:value="3.141449">
                <text:p>3.1414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3.141437">
                <text:p>3.141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3.141425">
                <text:p>3.1414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1.99996">
                <text:p>1.99996</text:p>
              </table:table-cell>
              <table:table-cell office:value-type="float" office:value="3.141412">
                <text:p>3.1414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.600004">
                <text:p>1.600004</text:p>
              </table:table-cell>
              <table:table-cell office:value-type="float" office:value="-0.000197">
                <text:p>-0.0001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.960001">
                <text:p>1.960001</text:p>
              </table:table-cell>
              <table:table-cell office:value-type="float" office:value="-0.000207">
                <text:p>-0.000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.996">
                <text:p>1.996</text:p>
              </table:table-cell>
              <table:table-cell office:value-type="float" office:value="-0.000191">
                <text:p>-0.0001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.9996">
                <text:p>1.9996</text:p>
              </table:table-cell>
              <table:table-cell office:value-type="float" office:value="-0.000201">
                <text:p>-0.000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.99996">
                <text:p>1.99996</text:p>
              </table:table-cell>
              <table:table-cell office:value-type="float" office:value="-0.000214">
                <text:p>-0.000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3.141363">
                <text:p>3.141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1.960001">
                <text:p>1.960001</text:p>
              </table:table-cell>
              <table:table-cell office:value-type="float" office:value="3.141353">
                <text:p>3.141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3.141341">
                <text:p>3.141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3.141328">
                <text:p>3.141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">
                <text:p>-1</text:p>
              </table:table-cell>
              <table:table-cell office:value-type="float" office:value="1.99996">
                <text:p>1.99996</text:p>
              </table:table-cell>
              <table:table-cell office:value-type="float" office:value="3.141315">
                <text:p>3.141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.600004">
                <text:p>1.600004</text:p>
              </table:table-cell>
              <table:table-cell office:value-type="float" office:value="-0.000293">
                <text:p>-0.000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-0.000303">
                <text:p>-0.000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.996">
                <text:p>1.996</text:p>
              </table:table-cell>
              <table:table-cell office:value-type="float" office:value="-0.000315">
                <text:p>-0.000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.9996">
                <text:p>1.9996</text:p>
              </table:table-cell>
              <table:table-cell office:value-type="float" office:value="-0.000328">
                <text:p>-0.0003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.99996">
                <text:p>1.99996</text:p>
              </table:table-cell>
              <table:table-cell office:value-type="float" office:value="-0.000341">
                <text:p>-0.000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3.141236">
                <text:p>3.141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">
                <text:p>-1</text:p>
              </table:table-cell>
              <table:table-cell office:value-type="float" office:value="1.96">
                <text:p>1.96</text:p>
              </table:table-cell>
              <table:table-cell office:value-type="float" office:value="3.141226">
                <text:p>3.1412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3.141241">
                <text:p>3.1412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3.141231">
                <text:p>3.141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">
                <text:p>-1</text:p>
              </table:table-cell>
              <table:table-cell office:value-type="float" office:value="1.99996">
                <text:p>1.99996</text:p>
              </table:table-cell>
              <table:table-cell office:value-type="float" office:value="3.141219">
                <text:p>3.141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.600004">
                <text:p>1.600004</text:p>
              </table:table-cell>
              <table:table-cell office:value-type="float" office:value="-0.00039">
                <text:p>-0.00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-0.000428">
                <text:p>-0.000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.996">
                <text:p>1.996</text:p>
              </table:table-cell>
              <table:table-cell office:value-type="float" office:value="-0.000415">
                <text:p>-0.000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.9996">
                <text:p>1.9996</text:p>
              </table:table-cell>
              <table:table-cell office:value-type="float" office:value="-0.000452">
                <text:p>-0.000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.99996">
                <text:p>1.99996</text:p>
              </table:table-cell>
              <table:table-cell office:value-type="float" office:value="-0.00044">
                <text:p>-0.00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3.141174">
                <text:p>3.1411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">
                <text:p>-1</text:p>
              </table:table-cell>
              <table:table-cell office:value-type="float" office:value="1.96">
                <text:p>1.96</text:p>
              </table:table-cell>
              <table:table-cell office:value-type="float" office:value="3.141132">
                <text:p>3.141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3.141145">
                <text:p>3.141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3.141107">
                <text:p>3.141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1.99996">
                <text:p>1.99996</text:p>
              </table:table-cell>
              <table:table-cell office:value-type="float" office:value="3.14112">
                <text:p>3.14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.600004">
                <text:p>1.600004</text:p>
              </table:table-cell>
              <table:table-cell office:value-type="float" office:value="-0.00052">
                <text:p>-0.00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-0.000499">
                <text:p>-0.000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.996">
                <text:p>1.996</text:p>
              </table:table-cell>
              <table:table-cell office:value-type="float" office:value="-0.000536">
                <text:p>-0.000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.9996">
                <text:p>1.9996</text:p>
              </table:table-cell>
              <table:table-cell office:value-type="float" office:value="-0.000524">
                <text:p>-0.0005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.99996">
                <text:p>1.99996</text:p>
              </table:table-cell>
              <table:table-cell office:value-type="float" office:value="-0.000561">
                <text:p>-0.0005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1.600004">
                <text:p>1.600004</text:p>
              </table:table-cell>
              <table:table-cell office:value-type="float" office:value="3.141047">
                <text:p>3.1410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">
                <text:p>-1</text:p>
              </table:table-cell>
              <table:table-cell office:value-type="float" office:value="1.96">
                <text:p>1.96</text:p>
              </table:table-cell>
              <table:table-cell office:value-type="float" office:value="3.141005">
                <text:p>3.141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1.996">
                <text:p>1.996</text:p>
              </table:table-cell>
              <table:table-cell office:value-type="float" office:value="3.141018">
                <text:p>3.1410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1.9996">
                <text:p>1.9996</text:p>
              </table:table-cell>
              <table:table-cell office:value-type="float" office:value="3.14098">
                <text:p>3.140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43.862cm" svg:height="13.893cm" xlink:href=".." xlink:type="simple" chart:class="chart:line" chart:style-name="ch1">
        <chart:title svg:x="19.172cm" svg:y="0.413cm" chart:style-name="ch2">
          <text:p>Synchonous data detector </text:p>
        </chart:title>
        <chart:subtitle svg:x="18.8cm" svg:y="1.469cm" chart:style-name="ch2">
          <text:p><text:span text:style-name="T1">sf = 20 kHz, rf = 5 kHz, alpha = 0.9</text:span></text:p>
        </chart:subtitle>
        <chart:legend chart:legend-position="end" svg:x="41.179cm" svg:y="6.149cm" style:legend-expansion="high" chart:style-name="ch3"/>
        <chart:plot-area chart:style-name="ch4" table:cell-range-address="sin_generators.B1:sin_generators.D100" chart:data-source-has-labels="row" svg:x="0.877cm" svg:y="2.429cm" svg:width="39.425cm" svg:height="11.187cm">
          <chart:coordinate-region svg:x="1.434cm" svg:y="2.628cm" svg:width="38.868cm" svg:height="10.7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_generators.B1:sin_generators.B100" loext:label-string="in_data" chart:class="chart:line">
            <chart:data-point chart:repeated="100"/>
          </chart:series>
          <chart:series chart:style-name="ch8" chart:values-cell-range-address="sin_generators.C1:sin_generators.C100" loext:label-string="out_data" chart:class="chart:line">
            <chart:data-point chart:repeated="100"/>
          </chart:series>
          <chart:series chart:style-name="ch9" chart:values-cell-range-address="sin_generators.D1:sin_generators.D100" loext:label-string="phase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_data</text:p>
              </table:table-cell>
              <table:table-cell office:value-type="string">
                <text:p>out_data</text:p>
              </table:table-cell>
              <table:table-cell office:value-type="string">
                <text:p>ph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_generators.B1:sin_generators.B100</svg:desc>
                </draw:g>
              </table:table-cell>
              <table:table-cell office:value-type="float" office:value="0">
                <text:p>0</text:p>
                <draw:g>
                  <svg:desc>sin_generators.C1:sin_generators.C100</svg:desc>
                </draw:g>
              </table:table-cell>
              <table:table-cell office:value-type="float" office:value="0">
                <text:p>0</text:p>
                <draw:g>
                  <svg:desc>sin_generators.D1:sin_generators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7785">
                <text:p>0.587785</text:p>
              </table:table-cell>
              <table:table-cell office:value-type="float" office:value="1.058013">
                <text:p>1.058013</text:p>
              </table:table-cell>
              <table:table-cell office:value-type="float" office:value="1.570796">
                <text:p>1.570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1056">
                <text:p>0.951056</text:p>
              </table:table-cell>
              <table:table-cell office:value-type="float" office:value="1.715168">
                <text:p>1.715168</text:p>
              </table:table-cell>
              <table:table-cell office:value-type="float" office:value="3.079868">
                <text:p>3.079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1057">
                <text:p>0.951057</text:p>
              </table:table-cell>
              <table:table-cell office:value-type="float" office:value="1.709913">
                <text:p>1.709913</text:p>
              </table:table-cell>
              <table:table-cell office:value-type="float" office:value="-1.671081">
                <text:p>-1.671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">
                <text:p>0.587785</text:p>
              </table:table-cell>
              <table:table-cell office:value-type="float" office:value="1.054707">
                <text:p>1.054707</text:p>
              </table:table-cell>
              <table:table-cell office:value-type="float" office:value="-0.162016">
                <text:p>-0.162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5471">
                <text:p>0.105471</text:p>
              </table:table-cell>
              <table:table-cell office:value-type="float" office:value="-0.162013">
                <text:p>-0.162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68424">
                <text:p>1.068424</text:p>
              </table:table-cell>
              <table:table-cell office:value-type="float" office:value="-0.001593">
                <text:p>-0.001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15063">
                <text:p>1.715063</text:p>
              </table:table-cell>
              <table:table-cell office:value-type="float" office:value="1.508459">
                <text:p>1.508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3.041312">
                <text:p>3.041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54707">
                <text:p>1.054707</text:p>
              </table:table-cell>
              <table:table-cell office:value-type="float" office:value="-1.732802">
                <text:p>-1.732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.105471">
                <text:p>0.105471</text:p>
              </table:table-cell>
              <table:table-cell office:value-type="float" office:value="-1.732797">
                <text:p>-1.732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7785">
                <text:p>0.587785</text:p>
              </table:table-cell>
              <table:table-cell office:value-type="float" office:value="1.068424">
                <text:p>1.068424</text:p>
              </table:table-cell>
              <table:table-cell office:value-type="float" office:value="-1.572391">
                <text:p>-1.572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">
                <text:p>0.951056</text:p>
              </table:table-cell>
              <table:table-cell office:value-type="float" office:value="1.715063">
                <text:p>1.715063</text:p>
              </table:table-cell>
              <table:table-cell office:value-type="float" office:value="-0.062339">
                <text:p>-0.062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1057">
                <text:p>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1.470513">
                <text:p>1.470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7785">
                <text:p>0.587785</text:p>
              </table:table-cell>
              <table:table-cell office:value-type="float" office:value="1.054707">
                <text:p>1.054707</text:p>
              </table:table-cell>
              <table:table-cell office:value-type="float" office:value="2.979583">
                <text:p>2.979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0.105471">
                <text:p>0.105471</text:p>
              </table:table-cell>
              <table:table-cell office:value-type="float" office:value="2.979582">
                <text:p>2.979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68423">
                <text:p>1.068423</text:p>
              </table:table-cell>
              <table:table-cell office:value-type="float" office:value="3.139993">
                <text:p>3.139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15062">
                <text:p>1.715062</text:p>
              </table:table-cell>
              <table:table-cell office:value-type="float" office:value="-1.633139">
                <text:p>-1.633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-0.100288">
                <text:p>-0.100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54707">
                <text:p>1.054707</text:p>
              </table:table-cell>
              <table:table-cell office:value-type="float" office:value="1.408782">
                <text:p>1.408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1">
                <text:p>-0.000001</text:p>
              </table:table-cell>
              <table:table-cell office:value-type="float" office:value="0.105471">
                <text:p>0.105471</text:p>
              </table:table-cell>
              <table:table-cell office:value-type="float" office:value="1.408792">
                <text:p>1.408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7785">
                <text:p>0.587785</text:p>
              </table:table-cell>
              <table:table-cell office:value-type="float" office:value="1.068423">
                <text:p>1.068423</text:p>
              </table:table-cell>
              <table:table-cell office:value-type="float" office:value="1.569195">
                <text:p>1.569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1056">
                <text:p>0.951056</text:p>
              </table:table-cell>
              <table:table-cell office:value-type="float" office:value="1.715063">
                <text:p>1.715063</text:p>
              </table:table-cell>
              <table:table-cell office:value-type="float" office:value="3.079247">
                <text:p>3.079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1057">
                <text:p>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-1.671085">
                <text:p>-1.671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7786">
                <text:p>0.587786</text:p>
              </table:table-cell>
              <table:table-cell office:value-type="float" office:value="1.054707">
                <text:p>1.054707</text:p>
              </table:table-cell>
              <table:table-cell office:value-type="float" office:value="-0.162009">
                <text:p>-0.162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105471">
                <text:p>0.105471</text:p>
              </table:table-cell>
              <table:table-cell office:value-type="float" office:value="-0.162004">
                <text:p>-0.162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87784">
                <text:p>-0.587784</text:p>
              </table:table-cell>
              <table:table-cell office:value-type="float" office:value="1.068422">
                <text:p>1.068422</text:p>
              </table:table-cell>
              <table:table-cell office:value-type="float" office:value="-0.001595">
                <text:p>-0.001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15062">
                <text:p>1.715062</text:p>
              </table:table-cell>
              <table:table-cell office:value-type="float" office:value="1.508458">
                <text:p>1.508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3.041311">
                <text:p>3.041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54707">
                <text:p>1.054707</text:p>
              </table:table-cell>
              <table:table-cell office:value-type="float" office:value="-1.732802">
                <text:p>-1.732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105471">
                <text:p>0.105471</text:p>
              </table:table-cell>
              <table:table-cell office:value-type="float" office:value="-1.732803">
                <text:p>-1.732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7785">
                <text:p>0.587785</text:p>
              </table:table-cell>
              <table:table-cell office:value-type="float" office:value="1.068424">
                <text:p>1.068424</text:p>
              </table:table-cell>
              <table:table-cell office:value-type="float" office:value="-1.572388">
                <text:p>-1.572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1056">
                <text:p>0.951056</text:p>
              </table:table-cell>
              <table:table-cell office:value-type="float" office:value="1.715062">
                <text:p>1.715062</text:p>
              </table:table-cell>
              <table:table-cell office:value-type="float" office:value="-0.062335">
                <text:p>-0.062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1057">
                <text:p>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1.470518">
                <text:p>1.470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7786">
                <text:p>0.587786</text:p>
              </table:table-cell>
              <table:table-cell office:value-type="float" office:value="1.054708">
                <text:p>1.054708</text:p>
              </table:table-cell>
              <table:table-cell office:value-type="float" office:value="2.97959">
                <text:p>2.97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1">
                <text:p>0.000001</text:p>
              </table:table-cell>
              <table:table-cell office:value-type="float" office:value="0.105471">
                <text:p>0.105471</text:p>
              </table:table-cell>
              <table:table-cell office:value-type="float" office:value="2.9796">
                <text:p>2.9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68423">
                <text:p>1.068423</text:p>
              </table:table-cell>
              <table:table-cell office:value-type="float" office:value="3.140008">
                <text:p>3.140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15063">
                <text:p>1.715063</text:p>
              </table:table-cell>
              <table:table-cell office:value-type="float" office:value="-1.633125">
                <text:p>-1.63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09807">
                <text:p>1.709807</text:p>
              </table:table-cell>
              <table:table-cell office:value-type="float" office:value="-0.100272">
                <text:p>-0.1002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87786">
                <text:p>-0.587786</text:p>
              </table:table-cell>
              <table:table-cell office:value-type="float" office:value="1.054709">
                <text:p>1.054709</text:p>
              </table:table-cell>
              <table:table-cell office:value-type="float" office:value="1.408801">
                <text:p>1.408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1">
                <text:p>-0.000001</text:p>
              </table:table-cell>
              <table:table-cell office:value-type="float" office:value="0.105471">
                <text:p>0.105471</text:p>
              </table:table-cell>
              <table:table-cell office:value-type="float" office:value="1.408821">
                <text:p>1.408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7784">
                <text:p>0.587784</text:p>
              </table:table-cell>
              <table:table-cell office:value-type="float" office:value="1.068422">
                <text:p>1.068422</text:p>
              </table:table-cell>
              <table:table-cell office:value-type="float" office:value="1.569211">
                <text:p>1.5692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51056">
                <text:p>0.951056</text:p>
              </table:table-cell>
              <table:table-cell office:value-type="float" office:value="1.715063">
                <text:p>1.715063</text:p>
              </table:table-cell>
              <table:table-cell office:value-type="float" office:value="3.07926">
                <text:p>3.079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51057">
                <text:p>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-1.671076">
                <text:p>-1.671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7785">
                <text:p>0.587785</text:p>
              </table:table-cell>
              <table:table-cell office:value-type="float" office:value="1.054708">
                <text:p>1.054708</text:p>
              </table:table-cell>
              <table:table-cell office:value-type="float" office:value="-0.162008">
                <text:p>-0.162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">
                <text:p>-0</text:p>
              </table:table-cell>
              <table:table-cell office:value-type="float" office:value="0.105471">
                <text:p>0.105471</text:p>
              </table:table-cell>
              <table:table-cell office:value-type="float" office:value="-0.162009">
                <text:p>-0.162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87784">
                <text:p>-0.587784</text:p>
              </table:table-cell>
              <table:table-cell office:value-type="float" office:value="1.068422">
                <text:p>1.068422</text:p>
              </table:table-cell>
              <table:table-cell office:value-type="float" office:value="-0.001601">
                <text:p>-0.001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15062">
                <text:p>1.715062</text:p>
              </table:table-cell>
              <table:table-cell office:value-type="float" office:value="1.508448">
                <text:p>1.508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09807">
                <text:p>1.709807</text:p>
              </table:table-cell>
              <table:table-cell office:value-type="float" office:value="3.041305">
                <text:p>3.041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7786">
                <text:p>-0.587786</text:p>
              </table:table-cell>
              <table:table-cell office:value-type="float" office:value="1.054708">
                <text:p>1.054708</text:p>
              </table:table-cell>
              <table:table-cell office:value-type="float" office:value="-1.732812">
                <text:p>-1.732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1">
                <text:p>-0.000001</text:p>
              </table:table-cell>
              <table:table-cell office:value-type="float" office:value="0.105471">
                <text:p>0.105471</text:p>
              </table:table-cell>
              <table:table-cell office:value-type="float" office:value="-1.732803">
                <text:p>-1.7328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7783">
                <text:p>0.587783</text:p>
              </table:table-cell>
              <table:table-cell office:value-type="float" office:value="1.068421">
                <text:p>1.068421</text:p>
              </table:table-cell>
              <table:table-cell office:value-type="float" office:value="-1.572405">
                <text:p>-1.5724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1056">
                <text:p>0.951056</text:p>
              </table:table-cell>
              <table:table-cell office:value-type="float" office:value="1.715062">
                <text:p>1.715062</text:p>
              </table:table-cell>
              <table:table-cell office:value-type="float" office:value="-0.062357">
                <text:p>-0.0623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1057">
                <text:p>0.951057</text:p>
              </table:table-cell>
              <table:table-cell office:value-type="float" office:value="1.709809">
                <text:p>1.709809</text:p>
              </table:table-cell>
              <table:table-cell office:value-type="float" office:value="1.470493">
                <text:p>1.470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7786">
                <text:p>0.587786</text:p>
              </table:table-cell>
              <table:table-cell office:value-type="float" office:value="1.054709">
                <text:p>1.054709</text:p>
              </table:table-cell>
              <table:table-cell office:value-type="float" office:value="2.979561">
                <text:p>2.979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">
                <text:p>0.000001</text:p>
              </table:table-cell>
              <table:table-cell office:value-type="float" office:value="0.105471">
                <text:p>0.105471</text:p>
              </table:table-cell>
              <table:table-cell office:value-type="float" office:value="2.979581">
                <text:p>2.9795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68423">
                <text:p>1.068423</text:p>
              </table:table-cell>
              <table:table-cell office:value-type="float" office:value="3.139968">
                <text:p>3.139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15063">
                <text:p>1.715063</text:p>
              </table:table-cell>
              <table:table-cell office:value-type="float" office:value="-1.633169">
                <text:p>-1.6331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-0.10032">
                <text:p>-0.10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54708">
                <text:p>1.054708</text:p>
              </table:table-cell>
              <table:table-cell office:value-type="float" office:value="1.408749">
                <text:p>1.4087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105471">
                <text:p>0.105471</text:p>
              </table:table-cell>
              <table:table-cell office:value-type="float" office:value="1.408747">
                <text:p>1.4087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87786">
                <text:p>0.587786</text:p>
              </table:table-cell>
              <table:table-cell office:value-type="float" office:value="1.068424">
                <text:p>1.068424</text:p>
              </table:table-cell>
              <table:table-cell office:value-type="float" office:value="1.569155">
                <text:p>1.569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1057">
                <text:p>0.951057</text:p>
              </table:table-cell>
              <table:table-cell office:value-type="float" office:value="1.715063">
                <text:p>1.715063</text:p>
              </table:table-cell>
              <table:table-cell office:value-type="float" office:value="3.079204">
                <text:p>3.0792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1056">
                <text:p>0.951056</text:p>
              </table:table-cell>
              <table:table-cell office:value-type="float" office:value="1.709806">
                <text:p>1.709806</text:p>
              </table:table-cell>
              <table:table-cell office:value-type="float" office:value="-1.671124">
                <text:p>-1.671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7787">
                <text:p>0.587787</text:p>
              </table:table-cell>
              <table:table-cell office:value-type="float" office:value="1.054711">
                <text:p>1.054711</text:p>
              </table:table-cell>
              <table:table-cell office:value-type="float" office:value="-0.162055">
                <text:p>-0.162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2">
                <text:p>0.000002</text:p>
              </table:table-cell>
              <table:table-cell office:value-type="float" office:value="0.10547">
                <text:p>0.10547</text:p>
              </table:table-cell>
              <table:table-cell office:value-type="float" office:value="-0.162014">
                <text:p>-0.1620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87783">
                <text:p>-0.587783</text:p>
              </table:table-cell>
              <table:table-cell office:value-type="float" office:value="1.068421">
                <text:p>1.068421</text:p>
              </table:table-cell>
              <table:table-cell office:value-type="float" office:value="-0.001649">
                <text:p>-0.0016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15062">
                <text:p>1.715062</text:p>
              </table:table-cell>
              <table:table-cell office:value-type="float" office:value="1.5084">
                <text:p>1.50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09809">
                <text:p>1.709809</text:p>
              </table:table-cell>
              <table:table-cell office:value-type="float" office:value="3.041249">
                <text:p>3.041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87786">
                <text:p>-0.587786</text:p>
              </table:table-cell>
              <table:table-cell office:value-type="float" office:value="1.054709">
                <text:p>1.054709</text:p>
              </table:table-cell>
              <table:table-cell office:value-type="float" office:value="-1.732868">
                <text:p>-1.732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001">
                <text:p>-0.000001</text:p>
              </table:table-cell>
              <table:table-cell office:value-type="float" office:value="0.105471">
                <text:p>0.105471</text:p>
              </table:table-cell>
              <table:table-cell office:value-type="float" office:value="-1.732849">
                <text:p>-1.732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7785">
                <text:p>0.587785</text:p>
              </table:table-cell>
              <table:table-cell office:value-type="float" office:value="1.068423">
                <text:p>1.068423</text:p>
              </table:table-cell>
              <table:table-cell office:value-type="float" office:value="-1.572461">
                <text:p>-1.572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1056">
                <text:p>0.951056</text:p>
              </table:table-cell>
              <table:table-cell office:value-type="float" office:value="1.715063">
                <text:p>1.715063</text:p>
              </table:table-cell>
              <table:table-cell office:value-type="float" office:value="-0.062413">
                <text:p>-0.062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1057">
                <text:p>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1.470437">
                <text:p>1.4704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7785">
                <text:p>0.587785</text:p>
              </table:table-cell>
              <table:table-cell office:value-type="float" office:value="1.054707">
                <text:p>1.054707</text:p>
              </table:table-cell>
              <table:table-cell office:value-type="float" office:value="2.979505">
                <text:p>2.979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">
                <text:p>-0</text:p>
              </table:table-cell>
              <table:table-cell office:value-type="float" office:value="0.105471">
                <text:p>0.105471</text:p>
              </table:table-cell>
              <table:table-cell office:value-type="float" office:value="2.979503">
                <text:p>2.9795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87786">
                <text:p>-0.587786</text:p>
              </table:table-cell>
              <table:table-cell office:value-type="float" office:value="1.068424">
                <text:p>1.068424</text:p>
              </table:table-cell>
              <table:table-cell office:value-type="float" office:value="3.139912">
                <text:p>3.1399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15063">
                <text:p>1.715063</text:p>
              </table:table-cell>
              <table:table-cell office:value-type="float" office:value="-1.633225">
                <text:p>-1.633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-0.100368">
                <text:p>-0.1003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87787">
                <text:p>-0.587787</text:p>
              </table:table-cell>
              <table:table-cell office:value-type="float" office:value="1.054711">
                <text:p>1.054711</text:p>
              </table:table-cell>
              <table:table-cell office:value-type="float" office:value="1.408701">
                <text:p>1.4087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2">
                <text:p>-0.000002</text:p>
              </table:table-cell>
              <table:table-cell office:value-type="float" office:value="0.10547">
                <text:p>0.10547</text:p>
              </table:table-cell>
              <table:table-cell office:value-type="float" office:value="1.408741">
                <text:p>1.408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87784">
                <text:p>0.587784</text:p>
              </table:table-cell>
              <table:table-cell office:value-type="float" office:value="1.068421">
                <text:p>1.068421</text:p>
              </table:table-cell>
              <table:table-cell office:value-type="float" office:value="1.569108">
                <text:p>1.569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1056">
                <text:p>0.951056</text:p>
              </table:table-cell>
              <table:table-cell office:value-type="float" office:value="1.715063">
                <text:p>1.715063</text:p>
              </table:table-cell>
              <table:table-cell office:value-type="float" office:value="3.079148">
                <text:p>3.079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1057">
                <text:p>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-1.67118">
                <text:p>-1.671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7786">
                <text:p>0.587786</text:p>
              </table:table-cell>
              <table:table-cell office:value-type="float" office:value="1.054711">
                <text:p>1.054711</text:p>
              </table:table-cell>
              <table:table-cell office:value-type="float" office:value="-0.162119">
                <text:p>-0.162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1">
                <text:p>0.000001</text:p>
              </table:table-cell>
              <table:table-cell office:value-type="float" office:value="0.105471">
                <text:p>0.105471</text:p>
              </table:table-cell>
              <table:table-cell office:value-type="float" office:value="-0.1621">
                <text:p>-0.16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68422">
                <text:p>1.068422</text:p>
              </table:table-cell>
              <table:table-cell office:value-type="float" office:value="-0.001697">
                <text:p>-0.00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15064">
                <text:p>1.715064</text:p>
              </table:table-cell>
              <table:table-cell office:value-type="float" office:value="1.508344">
                <text:p>1.508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09807">
                <text:p>1.709807</text:p>
              </table:table-cell>
              <table:table-cell office:value-type="float" office:value="3.0412">
                <text:p>3.04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87785">
                <text:p>-0.587785</text:p>
              </table:table-cell>
              <table:table-cell office:value-type="float" office:value="1.054709">
                <text:p>1.054709</text:p>
              </table:table-cell>
              <table:table-cell office:value-type="float" office:value="-1.732924">
                <text:p>-1.7329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105471">
                <text:p>0.105471</text:p>
              </table:table-cell>
              <table:table-cell office:value-type="float" office:value="-1.732926">
                <text:p>-1.732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7786">
                <text:p>0.587786</text:p>
              </table:table-cell>
              <table:table-cell office:value-type="float" office:value="1.068424">
                <text:p>1.068424</text:p>
              </table:table-cell>
              <table:table-cell office:value-type="float" office:value="-1.572517">
                <text:p>-1.5725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1056">
                <text:p>0.951056</text:p>
              </table:table-cell>
              <table:table-cell office:value-type="float" office:value="1.715061">
                <text:p>1.715061</text:p>
              </table:table-cell>
              <table:table-cell office:value-type="float" office:value="-0.062461">
                <text:p>-0.0624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1057">
                <text:p>0.951057</text:p>
              </table:table-cell>
              <table:table-cell office:value-type="float" office:value="1.709811">
                <text:p>1.709811</text:p>
              </table:table-cell>
              <table:table-cell office:value-type="float" office:value="1.470381">
                <text:p>1.470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87787">
                <text:p>0.587787</text:p>
              </table:table-cell>
              <table:table-cell office:value-type="float" office:value="1.05471">
                <text:p>1.05471</text:p>
              </table:table-cell>
              <table:table-cell office:value-type="float" office:value="2.979457">
                <text:p>2.979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2">
                <text:p>0.000002</text:p>
              </table:table-cell>
              <table:table-cell office:value-type="float" office:value="0.10547">
                <text:p>0.10547</text:p>
              </table:table-cell>
              <table:table-cell office:value-type="float" office:value="2.979497">
                <text:p>2.979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587784">
                <text:p>-0.587784</text:p>
              </table:table-cell>
              <table:table-cell office:value-type="float" office:value="1.068421">
                <text:p>1.068421</text:p>
              </table:table-cell>
              <table:table-cell office:value-type="float" office:value="3.139864">
                <text:p>3.139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51056">
                <text:p>-0.951056</text:p>
              </table:table-cell>
              <table:table-cell office:value-type="float" office:value="1.715063">
                <text:p>1.715063</text:p>
              </table:table-cell>
              <table:table-cell office:value-type="float" office:value="-1.633281">
                <text:p>-1.6332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51057">
                <text:p>-0.951057</text:p>
              </table:table-cell>
              <table:table-cell office:value-type="float" office:value="1.709808">
                <text:p>1.709808</text:p>
              </table:table-cell>
              <table:table-cell office:value-type="float" office:value="-0.100424">
                <text:p>-0.100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87786">
                <text:p>-0.587786</text:p>
              </table:table-cell>
              <table:table-cell office:value-type="float" office:value="1.054711">
                <text:p>1.054711</text:p>
              </table:table-cell>
              <table:table-cell office:value-type="float" office:value="1.408637">
                <text:p>1.4086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972cm" svg:height="12.352cm" xlink:href=".." xlink:type="simple" chart:class="chart:line" chart:style-name="ch1">
        <chart:title svg:x="21.328cm" svg:y="0.383cm" chart:style-name="ch2">
          <text:p>Noise</text:p>
        </chart:title>
        <chart:legend chart:legend-position="end" svg:x="41.137cm" svg:y="5.877cm" style:legend-expansion="high" chart:style-name="ch3"/>
        <chart:plot-area chart:style-name="ch4" table:cell-range-address="noise.A1:noise.A100" chart:data-source-has-labels="row" svg:x="0.879cm" svg:y="1.409cm" svg:width="39.379cm" svg:height="10.696cm">
          <chart:coordinate-region svg:x="1.321cm" svg:y="1.608cm" svg:width="38.937cm" svg:height="9.6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oise.A1:noise.A100" loext:label-string="amplitude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plitu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6239">
                <text:p>0.876239</text:p>
                <draw:g>
                  <svg:desc>noise.A1:noise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78652">
                <text:p>3.578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32859">
                <text:p>3.632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33956">
                <text:p>3.933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9762">
                <text:p>2.249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49762">
                <text:p>4.749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178">
                <text:p>0.63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71518">
                <text:p>3.671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56006">
                <text:p>3.356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816">
                <text:p>0.222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02952">
                <text:p>2.302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1892">
                <text:p>0.75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26573">
                <text:p>4.226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25799">
                <text:p>3.125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03438">
                <text:p>4.803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8453">
                <text:p>0.408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269">
                <text:p>0.66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89659">
                <text:p>2.389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67485">
                <text:p>2.867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7336">
                <text:p>2.037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4494">
                <text:p>1.194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1765">
                <text:p>2.31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42517">
                <text:p>1.942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2852">
                <text:p>0.582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52396">
                <text:p>1.652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3429">
                <text:p>2.33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18446">
                <text:p>1.618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12415">
                <text:p>1.812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98687">
                <text:p>1.5986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34028">
                <text:p>1.634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49593">
                <text:p>2.249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74926">
                <text:p>2.474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268">
                <text:p>0.21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82452">
                <text:p>0.882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08882">
                <text:p>1.408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62441">
                <text:p>2.462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2214">
                <text:p>0.632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40661">
                <text:p>2.0406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3396">
                <text:p>1.133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8822">
                <text:p>3.98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63477">
                <text:p>2.263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436911">
                <text:p>3.436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40111">
                <text:p>4.740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9005">
                <text:p>1.49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6271">
                <text:p>1.56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4355">
                <text:p>4.54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98503">
                <text:p>1.898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25401">
                <text:p>2.2254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33208">
                <text:p>1.933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65988">
                <text:p>4.765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62737">
                <text:p>4.2627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27703">
                <text:p>3.127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3639">
                <text:p>2.083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05253">
                <text:p>1.205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10554">
                <text:p>3.710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36035">
                <text:p>3.7360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39543">
                <text:p>3.539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845">
                <text:p>0.54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823">
                <text:p>0.13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63028">
                <text:p>1.963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798043">
                <text:p>2.798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13156">
                <text:p>2.6131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75707">
                <text:p>2.1757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80496">
                <text:p>3.680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22037">
                <text:p>4.0220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38148">
                <text:p>4.638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1271">
                <text:p>4.31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2698">
                <text:p>1.0626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72108">
                <text:p>0.772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0093">
                <text:p>3.30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26176">
                <text:p>3.326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20902">
                <text:p>4.20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41041">
                <text:p>3.0410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16226">
                <text:p>4.8162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7173">
                <text:p>0.77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84591">
                <text:p>2.584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14729">
                <text:p>1.714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97131">
                <text:p>2.997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17799">
                <text:p>4.517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80718">
                <text:p>1.4807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59867">
                <text:p>2.259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45502">
                <text:p>2.645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64357">
                <text:p>3.5643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65121">
                <text:p>3.4651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56056">
                <text:p>1.356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00391">
                <text:p>2.3003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04664">
                <text:p>2.0046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85056">
                <text:p>1.685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48842">
                <text:p>2.8488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42894">
                <text:p>2.142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8084">
                <text:p>3.6480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6885">
                <text:p>0.6468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56049">
                <text:p>4.7560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23791">
                <text:p>0.823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327381">
                <text:p>4.3273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78086">
                <text:p>3.778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6194">
                <text:p>0.46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4009">
                <text:p>3.640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40785">
                <text:p>4.8407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44.22cm" svg:height="13.734cm" xlink:href=".." xlink:type="simple" chart:class="chart:line" chart:style-name="ch1">
        <chart:title svg:x="17.439cm" svg:y="0.41cm" chart:style-name="ch2">
          <text:p>Synchronous data detector (noise processing)</text:p>
        </chart:title>
        <chart:subtitle svg:x="20.093cm" svg:y="1.463cm" chart:style-name="ch2">
          <text:p><text:span text:style-name="T1">noise_amplitude = 0.3</text:span></text:p>
        </chart:subtitle>
        <chart:legend chart:legend-position="end" svg:x="41.537cm" svg:y="6.07cm" style:legend-expansion="high" chart:style-name="ch3"/>
        <chart:plot-area chart:style-name="ch4" table:cell-range-address="signal_with_noise.B1:signal_with_noise.D100" chart:data-source-has-labels="row" svg:x="0.884cm" svg:y="2.42cm" svg:width="39.769cm" svg:height="11.04cm">
          <chart:coordinate-region svg:x="1.441cm" svg:y="2.619cm" svg:width="39.212cm" svg:height="10.6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gnal_with_noise.B1:signal_with_noise.B100" loext:label-string="in_data" chart:class="chart:line">
            <chart:data-point chart:repeated="100"/>
          </chart:series>
          <chart:series chart:style-name="ch8" chart:values-cell-range-address="signal_with_noise.C1:signal_with_noise.C100" loext:label-string="out_data" chart:class="chart:line">
            <chart:data-point chart:repeated="100"/>
          </chart:series>
          <chart:series chart:style-name="ch9" chart:values-cell-range-address="signal_with_noise.D1:signal_with_noise.D100" loext:label-string="phase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_data</text:p>
              </table:table-cell>
              <table:table-cell office:value-type="string">
                <text:p>out_data</text:p>
              </table:table-cell>
              <table:table-cell office:value-type="string">
                <text:p>ph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875">
                <text:p>0.033875</text:p>
                <draw:g>
                  <svg:desc>signal_with_noise.B1:signal_with_noise.B100</svg:desc>
                </draw:g>
              </table:table-cell>
              <table:table-cell office:value-type="float" office:value="0.060975">
                <text:p>0.060975</text:p>
                <draw:g>
                  <svg:desc>signal_with_noise.C1:signal_with_noise.C100</svg:desc>
                </draw:g>
              </table:table-cell>
              <table:table-cell office:value-type="float" office:value="0">
                <text:p>0</text:p>
                <draw:g>
                  <svg:desc>signal_with_noise.D1:signal_with_noise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1862">
                <text:p>0.611862</text:p>
              </table:table-cell>
              <table:table-cell office:value-type="float" office:value="1.101368">
                <text:p>1.101368</text:p>
              </table:table-cell>
              <table:table-cell office:value-type="float" office:value="1.56526">
                <text:p>1.56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5629">
                <text:p>1.195629</text:p>
              </table:table-cell>
              <table:table-cell office:value-type="float" office:value="2.15434">
                <text:p>2.15434</text:p>
              </table:table-cell>
              <table:table-cell office:value-type="float" office:value="3.090448">
                <text:p>3.090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1093">
                <text:p>0.961093</text:p>
              </table:table-cell>
              <table:table-cell office:value-type="float" office:value="1.732367">
                <text:p>1.732367</text:p>
              </table:table-cell>
              <table:table-cell office:value-type="float" office:value="-1.695314">
                <text:p>-1.69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9535">
                <text:p>0.859535</text:p>
              </table:table-cell>
              <table:table-cell office:value-type="float" office:value="1.535301">
                <text:p>1.535301</text:p>
              </table:table-cell>
              <table:table-cell office:value-type="float" office:value="-0.112198">
                <text:p>-0.112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754">
                <text:p>0.14754</text:p>
              </table:table-cell>
              <table:table-cell office:value-type="float" office:value="0.291496">
                <text:p>0.291496</text:p>
              </table:table-cell>
              <table:table-cell office:value-type="float" office:value="1.019977">
                <text:p>1.019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93484">
                <text:p>-0.393484</text:p>
              </table:table-cell>
              <table:table-cell office:value-type="float" office:value="0.723954">
                <text:p>0.723954</text:p>
              </table:table-cell>
              <table:table-cell office:value-type="float" office:value="0.034315">
                <text:p>0.034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91346">
                <text:p>-0.891346</text:p>
              </table:table-cell>
              <table:table-cell office:value-type="float" office:value="1.608534">
                <text:p>1.608534</text:p>
              </table:table-cell>
              <table:table-cell office:value-type="float" office:value="1.5258">
                <text:p>1.5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22264">
                <text:p>-0.822264</text:p>
              </table:table-cell>
              <table:table-cell office:value-type="float" office:value="1.48158">
                <text:p>1.48158</text:p>
              </table:table-cell>
              <table:table-cell office:value-type="float" office:value="3.032919">
                <text:p>3.032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8487">
                <text:p>-0.358487</text:p>
              </table:table-cell>
              <table:table-cell office:value-type="float" office:value="0.646215">
                <text:p>0.646215</text:p>
              </table:table-cell>
              <table:table-cell office:value-type="float" office:value="-1.800735">
                <text:p>-1.800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578">
                <text:p>0.254578</text:p>
              </table:table-cell>
              <table:table-cell office:value-type="float" office:value="0.477135">
                <text:p>0.477135</text:p>
              </table:table-cell>
              <table:table-cell office:value-type="float" office:value="-3.009337">
                <text:p>-3.009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9334">
                <text:p>0.599334</text:p>
              </table:table-cell>
              <table:table-cell office:value-type="float" office:value="1.086124">
                <text:p>1.086124</text:p>
              </table:table-cell>
              <table:table-cell office:value-type="float" office:value="-1.614359">
                <text:p>-1.614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7817">
                <text:p>1.067817</text:p>
              </table:table-cell>
              <table:table-cell office:value-type="float" office:value="1.920409">
                <text:p>1.920409</text:p>
              </table:table-cell>
              <table:table-cell office:value-type="float" office:value="-0.056535">
                <text:p>-0.056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0963">
                <text:p>1.20963</text:p>
              </table:table-cell>
              <table:table-cell office:value-type="float" office:value="2.17495">
                <text:p>2.17495</text:p>
              </table:table-cell>
              <table:table-cell office:value-type="float" office:value="1.482523">
                <text:p>1.482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7723">
                <text:p>0.597723</text:p>
              </table:table-cell>
              <table:table-cell office:value-type="float" office:value="1.078709">
                <text:p>1.078709</text:p>
              </table:table-cell>
              <table:table-cell office:value-type="float" office:value="2.939373">
                <text:p>2.939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983">
                <text:p>0.012983</text:p>
              </table:table-cell>
              <table:table-cell office:value-type="float" office:value="0.105687">
                <text:p>0.105687</text:p>
              </table:table-cell>
              <table:table-cell office:value-type="float" office:value="-3.125472">
                <text:p>-3.125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55597">
                <text:p>-0.555597</text:p>
              </table:table-cell>
              <table:table-cell office:value-type="float" office:value="1.010642">
                <text:p>1.010642</text:p>
              </table:table-cell>
              <table:table-cell office:value-type="float" office:value="-3.141431">
                <text:p>-3.14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47055">
                <text:p>-0.847055</text:p>
              </table:table-cell>
              <table:table-cell office:value-type="float" office:value="1.528062">
                <text:p>1.528062</text:p>
              </table:table-cell>
              <table:table-cell office:value-type="float" office:value="-1.63699">
                <text:p>-1.63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53417">
                <text:p>-0.853417</text:p>
              </table:table-cell>
              <table:table-cell office:value-type="float" office:value="1.533642">
                <text:p>1.533642</text:p>
              </table:table-cell>
              <table:table-cell office:value-type="float" office:value="-0.09959">
                <text:p>-0.09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51494">
                <text:p>-0.351494</text:p>
              </table:table-cell>
              <table:table-cell office:value-type="float" office:value="0.636022">
                <text:p>0.636022</text:p>
              </table:table-cell>
              <table:table-cell office:value-type="float" office:value="1.328488">
                <text:p>1.328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9346">
                <text:p>0.129346</text:p>
              </table:table-cell>
              <table:table-cell office:value-type="float" office:value="0.255651">
                <text:p>0.255651</text:p>
              </table:table-cell>
              <table:table-cell office:value-type="float" office:value="0.24392">
                <text:p>0.24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2923">
                <text:p>0.662923</text:p>
              </table:table-cell>
              <table:table-cell office:value-type="float" office:value="1.199692">
                <text:p>1.199692</text:p>
              </table:table-cell>
              <table:table-cell office:value-type="float" office:value="1.550107">
                <text:p>1.550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498">
                <text:p>1.12498</text:p>
              </table:table-cell>
              <table:table-cell office:value-type="float" office:value="2.026037">
                <text:p>2.026037</text:p>
              </table:table-cell>
              <table:table-cell office:value-type="float" office:value="3.082348">
                <text:p>3.082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92623">
                <text:p>1.192623</text:p>
              </table:table-cell>
              <table:table-cell office:value-type="float" office:value="2.144287">
                <text:p>2.144287</text:p>
              </table:table-cell>
              <table:table-cell office:value-type="float" office:value="-1.665265">
                <text:p>-1.665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48779">
                <text:p>0.748779</text:p>
              </table:table-cell>
              <table:table-cell office:value-type="float" office:value="1.34463">
                <text:p>1.34463</text:p>
              </table:table-cell>
              <table:table-cell office:value-type="float" office:value="-0.159438">
                <text:p>-0.159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9707">
                <text:p>0.159707</text:p>
              </table:table-cell>
              <table:table-cell office:value-type="float" office:value="0.297401">
                <text:p>0.297401</text:p>
              </table:table-cell>
              <table:table-cell office:value-type="float" office:value="1.108063">
                <text:p>1.108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79153">
                <text:p>-0.479153</text:p>
              </table:table-cell>
              <table:table-cell office:value-type="float" office:value="0.876155">
                <text:p>0.876155</text:p>
              </table:table-cell>
              <table:table-cell office:value-type="float" office:value="0.030376">
                <text:p>0.030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19075">
                <text:p>-0.919075</text:p>
              </table:table-cell>
              <table:table-cell office:value-type="float" office:value="1.659309">
                <text:p>1.659309</text:p>
              </table:table-cell>
              <table:table-cell office:value-type="float" office:value="1.517992">
                <text:p>1.517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5559">
                <text:p>-0.85559</text:p>
              </table:table-cell>
              <table:table-cell office:value-type="float" office:value="1.540244">
                <text:p>1.540244</text:p>
              </table:table-cell>
              <table:table-cell office:value-type="float" office:value="3.033803">
                <text:p>3.033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25766">
                <text:p>-0.425766</text:p>
              </table:table-cell>
              <table:table-cell office:value-type="float" office:value="0.765286">
                <text:p>0.765286</text:p>
              </table:table-cell>
              <table:table-cell office:value-type="float" office:value="-1.772252">
                <text:p>-1.772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68">
                <text:p>0.1868</text:p>
              </table:table-cell>
              <table:table-cell office:value-type="float" office:value="0.35946">
                <text:p>0.35946</text:p>
              </table:table-cell>
              <table:table-cell office:value-type="float" office:value="-2.931456">
                <text:p>-2.931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7127">
                <text:p>0.717127</text:p>
              </table:table-cell>
              <table:table-cell office:value-type="float" office:value="1.298802">
                <text:p>1.298802</text:p>
              </table:table-cell>
              <table:table-cell office:value-type="float" office:value="-1.597866">
                <text:p>-1.597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37152">
                <text:p>1.137152</text:p>
              </table:table-cell>
              <table:table-cell office:value-type="float" office:value="2.047478">
                <text:p>2.047478</text:p>
              </table:table-cell>
              <table:table-cell office:value-type="float" office:value="-0.063452">
                <text:p>-0.0634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2429">
                <text:p>1.082429</text:p>
              </table:table-cell>
              <table:table-cell office:value-type="float" office:value="1.946146">
                <text:p>1.946146</text:p>
              </table:table-cell>
              <table:table-cell office:value-type="float" office:value="1.465609">
                <text:p>1.465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27164">
                <text:p>0.727164</text:p>
              </table:table-cell>
              <table:table-cell office:value-type="float" office:value="1.302917">
                <text:p>1.302917</text:p>
              </table:table-cell>
              <table:table-cell office:value-type="float" office:value="2.992501">
                <text:p>2.992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7846">
                <text:p>0.157846</text:p>
              </table:table-cell>
              <table:table-cell office:value-type="float" office:value="0.294455">
                <text:p>0.294455</text:p>
              </table:table-cell>
              <table:table-cell office:value-type="float" office:value="-2.02369">
                <text:p>-2.023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08872">
                <text:p>-0.308872</text:p>
              </table:table-cell>
              <table:table-cell office:value-type="float" office:value="0.569471">
                <text:p>0.569471</text:p>
              </table:table-cell>
              <table:table-cell office:value-type="float" office:value="-3.095074">
                <text:p>-3.095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17377">
                <text:p>-0.917377</text:p>
              </table:table-cell>
              <table:table-cell office:value-type="float" office:value="1.654904">
                <text:p>1.654904</text:p>
              </table:table-cell>
              <table:table-cell office:value-type="float" office:value="-1.605169">
                <text:p>-1.605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33501">
                <text:p>-0.733501</text:p>
              </table:table-cell>
              <table:table-cell office:value-type="float" office:value="1.324976">
                <text:p>1.324976</text:p>
              </table:table-cell>
              <table:table-cell office:value-type="float" office:value="-0.125144">
                <text:p>-0.125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0081">
                <text:p>-0.480081</text:p>
              </table:table-cell>
              <table:table-cell office:value-type="float" office:value="0.857741">
                <text:p>0.857741</text:p>
              </table:table-cell>
              <table:table-cell office:value-type="float" office:value="1.416935">
                <text:p>1.4169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2977">
                <text:p>0.262977</text:p>
              </table:table-cell>
              <table:table-cell office:value-type="float" office:value="0.493833">
                <text:p>0.493833</text:p>
              </table:table-cell>
              <table:table-cell office:value-type="float" office:value="0.172503">
                <text:p>0.1725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9918">
                <text:p>0.759918</text:p>
              </table:table-cell>
              <table:table-cell office:value-type="float" office:value="1.377189">
                <text:p>1.377189</text:p>
              </table:table-cell>
              <table:table-cell office:value-type="float" office:value="1.53547">
                <text:p>1.535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70311">
                <text:p>1.070311</text:p>
              </table:table-cell>
              <table:table-cell office:value-type="float" office:value="1.926617">
                <text:p>1.926617</text:p>
              </table:table-cell>
              <table:table-cell office:value-type="float" office:value="3.070098">
                <text:p>3.0700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30795">
                <text:p>1.030795</text:p>
              </table:table-cell>
              <table:table-cell office:value-type="float" office:value="1.851667">
                <text:p>1.851667</text:p>
              </table:table-cell>
              <table:table-cell office:value-type="float" office:value="-1.674765">
                <text:p>-1.674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8492">
                <text:p>0.718492</text:p>
              </table:table-cell>
              <table:table-cell office:value-type="float" office:value="1.287312">
                <text:p>1.287312</text:p>
              </table:table-cell>
              <table:table-cell office:value-type="float" office:value="-0.143558">
                <text:p>-0.143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9192">
                <text:p>0.129192</text:p>
              </table:table-cell>
              <table:table-cell office:value-type="float" office:value="0.249167">
                <text:p>0.249167</text:p>
              </table:table-cell>
              <table:table-cell office:value-type="float" office:value="1.034056">
                <text:p>1.034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95063">
                <text:p>-0.495063</text:p>
              </table:table-cell>
              <table:table-cell office:value-type="float" office:value="0.904107">
                <text:p>0.904107</text:p>
              </table:table-cell>
              <table:table-cell office:value-type="float" office:value="0.023678">
                <text:p>0.023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788162">
                <text:p>-0.788162</text:p>
              </table:table-cell>
              <table:table-cell office:value-type="float" office:value="1.423704">
                <text:p>1.423704</text:p>
              </table:table-cell>
              <table:table-cell office:value-type="float" office:value="1.507256">
                <text:p>1.507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17863">
                <text:p>-0.717863</text:p>
              </table:table-cell>
              <table:table-cell office:value-type="float" office:value="1.290957">
                <text:p>1.290957</text:p>
              </table:table-cell>
              <table:table-cell office:value-type="float" office:value="3.031301">
                <text:p>3.031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97425">
                <text:p>-0.397425</text:p>
              </table:table-cell>
              <table:table-cell office:value-type="float" office:value="0.712801">
                <text:p>0.712801</text:p>
              </table:table-cell>
              <table:table-cell office:value-type="float" office:value="-1.751804">
                <text:p>-1.7518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9185">
                <text:p>0.099185</text:p>
              </table:table-cell>
              <table:table-cell office:value-type="float" office:value="0.203805">
                <text:p>0.203805</text:p>
              </table:table-cell>
              <table:table-cell office:value-type="float" office:value="-2.790397">
                <text:p>-2.790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0324">
                <text:p>0.650324</text:p>
              </table:table-cell>
              <table:table-cell office:value-type="float" office:value="1.177749">
                <text:p>1.177749</text:p>
              </table:table-cell>
              <table:table-cell office:value-type="float" office:value="-1.587062">
                <text:p>-1.587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16555">
                <text:p>1.216555</text:p>
              </table:table-cell>
              <table:table-cell office:value-type="float" office:value="2.191052">
                <text:p>2.191052</text:p>
              </table:table-cell>
              <table:table-cell office:value-type="float" office:value="-0.053792">
                <text:p>-0.053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24166">
                <text:p>1.224166</text:p>
              </table:table-cell>
              <table:table-cell office:value-type="float" office:value="2.202617">
                <text:p>2.202617</text:p>
              </table:table-cell>
              <table:table-cell office:value-type="float" office:value="1.471278">
                <text:p>1.4712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91893">
                <text:p>0.591893</text:p>
              </table:table-cell>
              <table:table-cell office:value-type="float" office:value="1.066297">
                <text:p>1.066297</text:p>
              </table:table-cell>
              <table:table-cell office:value-type="float" office:value="2.934545">
                <text:p>2.934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6493">
                <text:p>0.126493</text:p>
              </table:table-cell>
              <table:table-cell office:value-type="float" office:value="0.230719">
                <text:p>0.230719</text:p>
              </table:table-cell>
              <table:table-cell office:value-type="float" office:value="-2.040162">
                <text:p>-2.040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54969">
                <text:p>-0.454969</text:p>
              </table:table-cell>
              <table:table-cell office:value-type="float" office:value="0.829634">
                <text:p>0.829634</text:p>
              </table:table-cell>
              <table:table-cell office:value-type="float" office:value="-3.11682">
                <text:p>-3.11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38318">
                <text:p>-0.838318</text:p>
              </table:table-cell>
              <table:table-cell office:value-type="float" office:value="1.513305">
                <text:p>1.513305</text:p>
              </table:table-cell>
              <table:table-cell office:value-type="float" office:value="-1.625666">
                <text:p>-1.625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92583">
                <text:p>-0.792583</text:p>
              </table:table-cell>
              <table:table-cell office:value-type="float" office:value="1.426383">
                <text:p>1.426383</text:p>
              </table:table-cell>
              <table:table-cell office:value-type="float" office:value="-0.106173">
                <text:p>-0.1061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59503">
                <text:p>-0.359503</text:p>
              </table:table-cell>
              <table:table-cell office:value-type="float" office:value="0.647716">
                <text:p>0.647716</text:p>
              </table:table-cell>
              <table:table-cell office:value-type="float" office:value="1.349987">
                <text:p>1.349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4757">
                <text:p>0.274757</text:p>
              </table:table-cell>
              <table:table-cell office:value-type="float" office:value="0.512657">
                <text:p>0.512657</text:p>
              </table:table-cell>
              <table:table-cell office:value-type="float" office:value="0.123547">
                <text:p>0.123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3058">
                <text:p>0.633058</text:p>
              </table:table-cell>
              <table:table-cell office:value-type="float" office:value="1.146954">
                <text:p>1.146954</text:p>
              </table:table-cell>
              <table:table-cell office:value-type="float" office:value="1.526377">
                <text:p>1.5263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868">
                <text:p>1.00868</text:p>
              </table:table-cell>
              <table:table-cell office:value-type="float" office:value="1.814159">
                <text:p>1.814159</text:p>
              </table:table-cell>
              <table:table-cell office:value-type="float" office:value="3.078339">
                <text:p>3.078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11909">
                <text:p>1.111909</text:p>
              </table:table-cell>
              <table:table-cell office:value-type="float" office:value="1.998197">
                <text:p>1.998197</text:p>
              </table:table-cell>
              <table:table-cell office:value-type="float" office:value="-1.661577">
                <text:p>-1.6615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64433">
                <text:p>0.764433</text:p>
              </table:table-cell>
              <table:table-cell office:value-type="float" office:value="1.372378">
                <text:p>1.372378</text:p>
              </table:table-cell>
              <table:table-cell office:value-type="float" office:value="-0.145566">
                <text:p>-0.145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7004">
                <text:p>0.197004</text:p>
              </table:table-cell>
              <table:table-cell office:value-type="float" office:value="0.361204">
                <text:p>0.361204</text:p>
              </table:table-cell>
              <table:table-cell office:value-type="float" office:value="1.185342">
                <text:p>1.185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69085">
                <text:p>-0.569085</text:p>
              </table:table-cell>
              <table:table-cell office:value-type="float" office:value="1.038472">
                <text:p>1.038472</text:p>
              </table:table-cell>
              <table:table-cell office:value-type="float" office:value="0.03218">
                <text:p>0.03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795498">
                <text:p>-0.795498</text:p>
              </table:table-cell>
              <table:table-cell office:value-type="float" office:value="1.438992">
                <text:p>1.438992</text:p>
              </table:table-cell>
              <table:table-cell office:value-type="float" office:value="1.498544">
                <text:p>1.498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720376">
                <text:p>-0.720376</text:p>
              </table:table-cell>
              <table:table-cell office:value-type="float" office:value="1.29428">
                <text:p>1.29428</text:p>
              </table:table-cell>
              <table:table-cell office:value-type="float" office:value="3.030409">
                <text:p>3.0304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51532">
                <text:p>-0.351532</text:p>
              </table:table-cell>
              <table:table-cell office:value-type="float" office:value="0.631642">
                <text:p>0.631642</text:p>
              </table:table-cell>
              <table:table-cell office:value-type="float" office:value="-1.775941">
                <text:p>-1.775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3262">
                <text:p>0.263262</text:p>
              </table:table-cell>
              <table:table-cell office:value-type="float" office:value="0.490647">
                <text:p>0.490647</text:p>
              </table:table-cell>
              <table:table-cell office:value-type="float" office:value="-3.015287">
                <text:p>-3.0152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81444">
                <text:p>0.781444</text:p>
              </table:table-cell>
              <table:table-cell office:value-type="float" office:value="1.413621">
                <text:p>1.413621</text:p>
              </table:table-cell>
              <table:table-cell office:value-type="float" office:value="-1.605308">
                <text:p>-1.605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59444">
                <text:p>1.059444</text:p>
              </table:table-cell>
              <table:table-cell office:value-type="float" office:value="1.907372">
                <text:p>1.907372</text:p>
              </table:table-cell>
              <table:table-cell office:value-type="float" office:value="-0.074214">
                <text:p>-0.0742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33574">
                <text:p>1.033574</text:p>
              </table:table-cell>
              <table:table-cell office:value-type="float" office:value="1.856079">
                <text:p>1.856079</text:p>
              </table:table-cell>
              <table:table-cell office:value-type="float" office:value="1.468056">
                <text:p>1.468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1183">
                <text:p>0.861183</text:p>
              </table:table-cell>
              <table:table-cell office:value-type="float" office:value="1.5422">
                <text:p>1.5422</text:p>
              </table:table-cell>
              <table:table-cell office:value-type="float" office:value="3.021503">
                <text:p>3.0215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9095">
                <text:p>0.239095</text:p>
              </table:table-cell>
              <table:table-cell office:value-type="float" office:value="0.439444">
                <text:p>0.439444</text:p>
              </table:table-cell>
              <table:table-cell office:value-type="float" office:value="-1.926767">
                <text:p>-1.926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76076">
                <text:p>-0.376076</text:p>
              </table:table-cell>
              <table:table-cell office:value-type="float" office:value="0.693472">
                <text:p>0.693472</text:p>
              </table:table-cell>
              <table:table-cell office:value-type="float" office:value="-3.082248">
                <text:p>-3.0822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884938">
                <text:p>-0.884938</text:p>
              </table:table-cell>
              <table:table-cell office:value-type="float" office:value="1.598507">
                <text:p>1.598507</text:p>
              </table:table-cell>
              <table:table-cell office:value-type="float" office:value="-1.614208">
                <text:p>-1.614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849068">
                <text:p>-0.849068</text:p>
              </table:table-cell>
              <table:table-cell office:value-type="float" office:value="1.529758">
                <text:p>1.529758</text:p>
              </table:table-cell>
              <table:table-cell office:value-type="float" office:value="-0.104674">
                <text:p>-0.104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42884">
                <text:p>-0.442884</text:p>
              </table:table-cell>
              <table:table-cell office:value-type="float" office:value="0.795898">
                <text:p>0.795898</text:p>
              </table:table-cell>
              <table:table-cell office:value-type="float" office:value="1.378367">
                <text:p>1.3783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6477">
                <text:p>0.256477</text:p>
              </table:table-cell>
              <table:table-cell office:value-type="float" office:value="0.483229">
                <text:p>0.483229</text:p>
              </table:table-cell>
              <table:table-cell office:value-type="float" office:value="0.162286">
                <text:p>0.1622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88959">
                <text:p>0.788959</text:p>
              </table:table-cell>
              <table:table-cell office:value-type="float" office:value="1.428734">
                <text:p>1.428734</text:p>
              </table:table-cell>
              <table:table-cell office:value-type="float" office:value="1.537316">
                <text:p>1.537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58499">
                <text:p>1.158499</text:p>
              </table:table-cell>
              <table:table-cell office:value-type="float" office:value="2.085426">
                <text:p>2.085426</text:p>
              </table:table-cell>
              <table:table-cell office:value-type="float" office:value="3.072959">
                <text:p>3.0729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73036">
                <text:p>1.173036</text:p>
              </table:table-cell>
              <table:table-cell office:value-type="float" office:value="2.107478">
                <text:p>2.107478</text:p>
              </table:table-cell>
              <table:table-cell office:value-type="float" office:value="-1.669782">
                <text:p>-1.6697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207">
                <text:p>0.76207</text:p>
              </table:table-cell>
              <table:table-cell office:value-type="float" office:value="1.367105">
                <text:p>1.367105</text:p>
              </table:table-cell>
              <table:table-cell office:value-type="float" office:value="-0.154126">
                <text:p>-0.1541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1551">
                <text:p>0.211551</text:p>
              </table:table-cell>
              <table:table-cell office:value-type="float" office:value="0.384344">
                <text:p>0.384344</text:p>
              </table:table-cell>
              <table:table-cell office:value-type="float" office:value="1.211526">
                <text:p>1.2115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39314">
                <text:p>-0.539314</text:p>
              </table:table-cell>
              <table:table-cell office:value-type="float" office:value="0.984932">
                <text:p>0.984932</text:p>
              </table:table-cell>
              <table:table-cell office:value-type="float" office:value="0.036435">
                <text:p>0.036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43956">
                <text:p>-0.943956</text:p>
              </table:table-cell>
              <table:table-cell office:value-type="float" office:value="1.705563">
                <text:p>1.705563</text:p>
              </table:table-cell>
              <table:table-cell office:value-type="float" office:value="1.512939">
                <text:p>1.5129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6768">
                <text:p>-0.926768</text:p>
              </table:table-cell>
              <table:table-cell office:value-type="float" office:value="1.667058">
                <text:p>1.667058</text:p>
              </table:table-cell>
              <table:table-cell office:value-type="float" office:value="3.039163">
                <text:p>3.039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80841">
                <text:p>-0.380841</text:p>
              </table:table-cell>
              <table:table-cell office:value-type="float" office:value="0.688752">
                <text:p>0.688752</text:p>
              </table:table-cell>
              <table:table-cell office:value-type="float" office:value="-1.814083">
                <text:p>-1.8140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5382">
                <text:p>0.235382</text:p>
              </table:table-cell>
              <table:table-cell office:value-type="float" office:value="0.445318">
                <text:p>0.445318</text:p>
              </table:table-cell>
              <table:table-cell office:value-type="float" office:value="-2.991026">
                <text:p>-2.991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86831">
                <text:p>0.886831</text:p>
              </table:table-cell>
              <table:table-cell office:value-type="float" office:value="1.603586">
                <text:p>1.603586</text:p>
              </table:table-cell>
              <table:table-cell office:value-type="float" office:value="-1.598384">
                <text:p>-1.598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03272">
                <text:p>1.203272</text:p>
              </table:table-cell>
              <table:table-cell office:value-type="float" office:value="2.167423">
                <text:p>2.167423</text:p>
              </table:table-cell>
              <table:table-cell office:value-type="float" office:value="-0.07415">
                <text:p>-0.07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44063">
                <text:p>1.244063</text:p>
              </table:table-cell>
              <table:table-cell office:value-type="float" office:value="2.233768">
                <text:p>2.233768</text:p>
              </table:table-cell>
              <table:table-cell office:value-type="float" office:value="1.473745">
                <text:p>1.4737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7686">
                <text:p>0.747686</text:p>
              </table:table-cell>
              <table:table-cell office:value-type="float" office:value="1.342753">
                <text:p>1.342753</text:p>
              </table:table-cell>
              <table:table-cell office:value-type="float" office:value="2.975119">
                <text:p>2.975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8864">
                <text:p>0.128864</text:p>
              </table:table-cell>
              <table:table-cell office:value-type="float" office:value="0.248032">
                <text:p>0.248032</text:p>
              </table:table-cell>
              <table:table-cell office:value-type="float" office:value="-2.134133">
                <text:p>-2.1341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97776">
                <text:p>-0.397776</text:p>
              </table:table-cell>
              <table:table-cell office:value-type="float" office:value="0.72954">
                <text:p>0.72954</text:p>
              </table:table-cell>
              <table:table-cell office:value-type="float" office:value="-3.112978">
                <text:p>-3.112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772459">
                <text:p>-0.772459</text:p>
              </table:table-cell>
              <table:table-cell office:value-type="float" office:value="1.394433">
                <text:p>1.394433</text:p>
              </table:table-cell>
              <table:table-cell office:value-type="float" office:value="-1.623264">
                <text:p>-1.623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66637">
                <text:p>-0.666637</text:p>
              </table:table-cell>
              <table:table-cell office:value-type="float" office:value="1.200755">
                <text:p>1.200755</text:p>
              </table:table-cell>
              <table:table-cell office:value-type="float" office:value="-0.116376">
                <text:p>-0.116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67097">
                <text:p>-0.467097</text:p>
              </table:table-cell>
              <table:table-cell office:value-type="float" office:value="0.835409">
                <text:p>0.835409</text:p>
              </table:table-cell>
              <table:table-cell office:value-type="float" office:value="1.42739">
                <text:p>1.427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41.385cm" svg:height="11.316cm" xlink:href=".." xlink:type="simple" chart:class="chart:line" chart:style-name="ch1">
        <chart:title svg:x="16.146cm" svg:y="0.362cm" chart:style-name="ch2">
          <text:p>Syncronous data detector (processing noise)</text:p>
        </chart:title>
        <chart:subtitle svg:x="18.675cm" svg:y="1.367cm" chart:style-name="ch2">
          <text:p><text:span text:style-name="T1">noise_amplitude = 1.0</text:span></text:p>
        </chart:subtitle>
        <chart:legend chart:legend-position="end" svg:x="38.702cm" svg:y="5.11cm" style:legend-expansion="high" chart:style-name="ch3"/>
        <chart:plot-area chart:style-name="ch4" table:cell-range-address="signal_with_noise.E1:signal_with_noise.F100" chart:data-source-has-labels="row" svg:x="0.827cm" svg:y="2.276cm" svg:width="37.048cm" svg:height="8.814cm">
          <chart:coordinate-region svg:x="1.384cm" svg:y="2.475cm" svg:width="36.491cm" svg:height="8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gnal_with_noise.E1:signal_with_noise.E100" loext:label-string="in_data" chart:class="chart:line">
            <chart:data-point chart:repeated="100"/>
          </chart:series>
          <chart:series chart:style-name="ch8" chart:values-cell-range-address="signal_with_noise.F1:signal_with_noise.F100" loext:label-string="out_data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_data</text:p>
              </table:table-cell>
              <table:table-cell office:value-type="string">
                <text:p>out_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3094">
                <text:p>0.453094</text:p>
                <draw:g>
                  <svg:desc>signal_with_noise.E1:signal_with_noise.E100</svg:desc>
                </draw:g>
              </table:table-cell>
              <table:table-cell office:value-type="float" office:value="0.815569">
                <text:p>0.815569</text:p>
                <draw:g>
                  <svg:desc>signal_with_noise.F1:signal_with_noise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6508">
                <text:p>0.936508</text:p>
              </table:table-cell>
              <table:table-cell office:value-type="float" office:value="1.687686">
                <text:p>1.687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915">
                <text:p>1.8915</text:p>
              </table:table-cell>
              <table:table-cell office:value-type="float" office:value="3.400725">
                <text:p>3.400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77312">
                <text:p>1.377312</text:p>
              </table:table-cell>
              <table:table-cell office:value-type="float" office:value="2.48562">
                <text:p>2.48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82176">
                <text:p>1.482176</text:p>
              </table:table-cell>
              <table:table-cell office:value-type="float" office:value="2.645435">
                <text:p>2.645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271">
                <text:p>0.279271</text:p>
              </table:table-cell>
              <table:table-cell office:value-type="float" office:value="0.545823">
                <text:p>0.545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77227">
                <text:p>-0.377227</text:p>
              </table:table-cell>
              <table:table-cell office:value-type="float" office:value="0.706966">
                <text:p>0.706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1715">
                <text:p>-0.211715</text:p>
              </table:table-cell>
              <table:table-cell office:value-type="float" office:value="0.392261">
                <text:p>0.39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18965">
                <text:p>-0.618965</text:p>
              </table:table-cell>
              <table:table-cell office:value-type="float" office:value="1.107756">
                <text:p>1.107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021">
                <text:p>-0.2021</text:p>
              </table:table-cell>
              <table:table-cell office:value-type="float" office:value="0.376563">
                <text:p>0.376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2481">
                <text:p>0.432481</text:p>
              </table:table-cell>
              <table:table-cell office:value-type="float" office:value="0.790356">
                <text:p>0.790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9412">
                <text:p>0.829412</text:p>
              </table:table-cell>
              <table:table-cell office:value-type="float" office:value="1.498623">
                <text:p>1.498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06291">
                <text:p>1.406291</text:p>
              </table:table-cell>
              <table:table-cell office:value-type="float" office:value="2.527862">
                <text:p>2.5278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48198">
                <text:p>1.948198</text:p>
              </table:table-cell>
              <table:table-cell office:value-type="float" office:value="3.500898">
                <text:p>3.500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5905">
                <text:p>0.835905</text:p>
              </table:table-cell>
              <table:table-cell office:value-type="float" office:value="1.520045">
                <text:p>1.520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5877">
                <text:p>0.535877</text:p>
              </table:table-cell>
              <table:table-cell office:value-type="float" office:value="0.941357">
                <text:p>0.941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188">
                <text:p>0.103188</text:p>
              </table:table-cell>
              <table:table-cell office:value-type="float" office:value="0.194589">
                <text:p>0.194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50828">
                <text:p>-0.450828</text:p>
              </table:table-cell>
              <table:table-cell office:value-type="float" office:value="0.820965">
                <text:p>0.820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49682">
                <text:p>-0.849682</text:p>
              </table:table-cell>
              <table:table-cell office:value-type="float" office:value="1.533336">
                <text:p>1.533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6391">
                <text:p>-0.106391</text:p>
              </table:table-cell>
              <table:table-cell office:value-type="float" office:value="0.238833">
                <text:p>0.238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593">
                <text:p>0.19593</text:p>
              </table:table-cell>
              <table:table-cell office:value-type="float" office:value="0.368441">
                <text:p>0.368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34724">
                <text:p>1.434724</text:p>
              </table:table-cell>
              <table:table-cell office:value-type="float" office:value="2.584599">
                <text:p>2.584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18376">
                <text:p>1.918376</text:p>
              </table:table-cell>
              <table:table-cell office:value-type="float" office:value="3.459064">
                <text:p>3.459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83581">
                <text:p>1.583581</text:p>
              </table:table-cell>
              <table:table-cell office:value-type="float" office:value="2.845587">
                <text:p>2.845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9508">
                <text:p>1.359508</text:p>
              </table:table-cell>
              <table:table-cell office:value-type="float" office:value="2.429097">
                <text:p>2.429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0982">
                <text:p>0.910982</text:p>
              </table:table-cell>
              <table:table-cell office:value-type="float" office:value="1.629482">
                <text:p>1.6294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678">
                <text:p>0.052678</text:p>
              </table:table-cell>
              <table:table-cell office:value-type="float" office:value="0.175977">
                <text:p>0.1759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05245">
                <text:p>-0.405245</text:p>
              </table:table-cell>
              <table:table-cell office:value-type="float" office:value="0.745589">
                <text:p>0.745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35889">
                <text:p>-0.335889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57202">
                <text:p>-0.357202</text:p>
              </table:table-cell>
              <table:table-cell office:value-type="float" office:value="0.638384">
                <text:p>0.638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4722">
                <text:p>0.874722</text:p>
              </table:table-cell>
              <table:table-cell office:value-type="float" office:value="1.58183">
                <text:p>1.58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6047">
                <text:p>0.656047</text:p>
              </table:table-cell>
              <table:table-cell office:value-type="float" office:value="1.197714">
                <text:p>1.197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30362">
                <text:p>1.530362</text:p>
              </table:table-cell>
              <table:table-cell office:value-type="float" office:value="2.741419">
                <text:p>2.741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6222">
                <text:p>1.766222</text:p>
              </table:table-cell>
              <table:table-cell office:value-type="float" office:value="3.179147">
                <text:p>3.179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2303">
                <text:p>1.082303</text:p>
              </table:table-cell>
              <table:table-cell office:value-type="float" office:value="1.946695">
                <text:p>1.946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3697">
                <text:p>0.473697</text:p>
              </table:table-cell>
              <table:table-cell office:value-type="float" office:value="0.84315">
                <text:p>0.84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93349">
                <text:p>-0.493349</text:p>
              </table:table-cell>
              <table:table-cell office:value-type="float" office:value="0.910942">
                <text:p>0.910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45982">
                <text:p>-0.245982</text:p>
              </table:table-cell>
              <table:table-cell office:value-type="float" office:value="0.460012">
                <text:p>0.460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38018">
                <text:p>-0.738018</text:p>
              </table:table-cell>
              <table:table-cell office:value-type="float" office:value="1.320131">
                <text:p>1.320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61259">
                <text:p>-0.161259</text:p>
              </table:table-cell>
              <table:table-cell office:value-type="float" office:value="0.314744">
                <text:p>0.314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0759">
                <text:p>0.090759</text:p>
              </table:table-cell>
              <table:table-cell office:value-type="float" office:value="0.178857">
                <text:p>0.178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33304">
                <text:p>1.233304</text:p>
              </table:table-cell>
              <table:table-cell office:value-type="float" office:value="2.222875">
                <text:p>2.222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19211">
                <text:p>1.619211</text:p>
              </table:table-cell>
              <table:table-cell office:value-type="float" office:value="2.921283">
                <text:p>2.921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97051">
                <text:p>1.497051</text:p>
              </table:table-cell>
              <table:table-cell office:value-type="float" office:value="2.688292">
                <text:p>2.688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30446">
                <text:p>1.230446</text:p>
              </table:table-cell>
              <table:table-cell office:value-type="float" office:value="2.201954">
                <text:p>2.201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6274">
                <text:p>0.916274</text:p>
              </table:table-cell>
              <table:table-cell office:value-type="float" office:value="1.637225">
                <text:p>1.637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05913">
                <text:p>-0.505913</text:p>
              </table:table-cell>
              <table:table-cell office:value-type="float" office:value="0.946511">
                <text:p>0.946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17422">
                <text:p>-0.617422</text:p>
              </table:table-cell>
              <table:table-cell office:value-type="float" office:value="1.131435">
                <text:p>1.131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34554">
                <text:p>-0.534554</text:p>
              </table:table-cell>
              <table:table-cell office:value-type="float" office:value="0.95952">
                <text:p>0.95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0454">
                <text:p>-0.40454</text:p>
              </table:table-cell>
              <table:table-cell office:value-type="float" office:value="0.723202">
                <text:p>0.723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15028">
                <text:p>0.815028</text:p>
              </table:table-cell>
              <table:table-cell office:value-type="float" office:value="1.478317">
                <text:p>1.4783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00217">
                <text:p>1.200217</text:p>
              </table:table-cell>
              <table:table-cell office:value-type="float" office:value="2.172583">
                <text:p>2.172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1241">
                <text:p>0.981241</text:p>
              </table:table-cell>
              <table:table-cell office:value-type="float" office:value="1.76483">
                <text:p>1.764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33405">
                <text:p>1.733405</text:p>
              </table:table-cell>
              <table:table-cell office:value-type="float" office:value="3.1034">
                <text:p>3.1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2744">
                <text:p>0.832744</text:p>
              </table:table-cell>
              <table:table-cell office:value-type="float" office:value="1.513482">
                <text:p>1.5134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01908">
                <text:p>0.801908</text:p>
              </table:table-cell>
              <table:table-cell office:value-type="float" office:value="1.420198">
                <text:p>1.420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5545">
                <text:p>0.105545</text:p>
              </table:table-cell>
              <table:table-cell office:value-type="float" office:value="0.22502">
                <text:p>0.22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65636">
                <text:p>-0.065636</text:p>
              </table:table-cell>
              <table:table-cell office:value-type="float" office:value="0.133423">
                <text:p>0.133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603338">
                <text:p>-0.603338</text:p>
              </table:table-cell>
              <table:table-cell office:value-type="float" office:value="1.087841">
                <text:p>1.0878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79288">
                <text:p>-0.279288</text:p>
              </table:table-cell>
              <table:table-cell office:value-type="float" office:value="0.51306">
                <text:p>0.513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6005">
                <text:p>0.116005</text:p>
              </table:table-cell>
              <table:table-cell office:value-type="float" office:value="0.225335">
                <text:p>0.225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0226">
                <text:p>0.810226</text:p>
              </table:table-cell>
              <table:table-cell office:value-type="float" office:value="1.463586">
                <text:p>1.463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27816">
                <text:p>1.327816</text:p>
              </table:table-cell>
              <table:table-cell office:value-type="float" office:value="2.392352">
                <text:p>2.392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46367">
                <text:p>1.646367</text:p>
              </table:table-cell>
              <table:table-cell office:value-type="float" office:value="2.958477">
                <text:p>2.9584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5394">
                <text:p>0.625394</text:p>
              </table:table-cell>
              <table:table-cell office:value-type="float" office:value="1.140608">
                <text:p>1.140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1278">
                <text:p>0.871278</text:p>
              </table:table-cell>
              <table:table-cell office:value-type="float" office:value="1.542752">
                <text:p>1.542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18776">
                <text:p>-0.418776</text:p>
              </table:table-cell>
              <table:table-cell office:value-type="float" office:value="0.780142">
                <text:p>0.7801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19013">
                <text:p>-0.819013</text:p>
              </table:table-cell>
              <table:table-cell office:value-type="float" office:value="1.491575">
                <text:p>1.491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74707">
                <text:p>-0.374707</text:p>
              </table:table-cell>
              <table:table-cell office:value-type="float" office:value="0.68326">
                <text:p>0.68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05741">
                <text:p>-0.205741</text:p>
              </table:table-cell>
              <table:table-cell office:value-type="float" office:value="0.361639">
                <text:p>0.3616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8569">
                <text:p>0.558569</text:p>
              </table:table-cell>
              <table:table-cell office:value-type="float" office:value="1.012716">
                <text:p>1.012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54895">
                <text:p>1.254895</text:p>
              </table:table-cell>
              <table:table-cell office:value-type="float" office:value="2.264629">
                <text:p>2.2646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8621">
                <text:p>0.978621</text:p>
              </table:table-cell>
              <table:table-cell office:value-type="float" office:value="1.76595">
                <text:p>1.76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77781">
                <text:p>1.177781</text:p>
              </table:table-cell>
              <table:table-cell office:value-type="float" office:value="2.104683">
                <text:p>2.104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00891">
                <text:p>0.800891</text:p>
              </table:table-cell>
              <table:table-cell office:value-type="float" office:value="1.439452">
                <text:p>1.4394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0226">
                <text:p>0.670226</text:p>
              </table:table-cell>
              <table:table-cell office:value-type="float" office:value="1.193956">
                <text:p>1.1939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44786">
                <text:p>-0.444786</text:p>
              </table:table-cell>
              <table:table-cell office:value-type="float" office:value="0.823433">
                <text:p>0.823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5608">
                <text:p>-0.65608</text:p>
              </table:table-cell>
              <table:table-cell office:value-type="float" office:value="1.195579">
                <text:p>1.195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47197">
                <text:p>-0.947197</text:p>
              </table:table-cell>
              <table:table-cell office:value-type="float" office:value="1.700993">
                <text:p>1.700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8285">
                <text:p>-0.028285</text:p>
              </table:table-cell>
              <table:table-cell office:value-type="float" office:value="0.174102">
                <text:p>0.1741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822">
                <text:p>0.47822</text:p>
              </table:table-cell>
              <table:table-cell office:value-type="float" office:value="0.877772">
                <text:p>0.8777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06672">
                <text:p>1.406672</text:p>
              </table:table-cell>
              <table:table-cell office:value-type="float" office:value="2.53392">
                <text:p>2.53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22991">
                <text:p>1.122991</text:p>
              </table:table-cell>
              <table:table-cell office:value-type="float" office:value="2.028479">
                <text:p>2.028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59464">
                <text:p>1.459464</text:p>
              </table:table-cell>
              <table:table-cell office:value-type="float" office:value="2.609483">
                <text:p>2.6094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89022">
                <text:p>1.189022</text:p>
              </table:table-cell>
              <table:table-cell office:value-type="float" office:value="2.136021">
                <text:p>2.136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6895">
                <text:p>0.416895</text:p>
              </table:table-cell>
              <table:table-cell office:value-type="float" office:value="0.75478">
                <text:p>0.75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7747">
                <text:p>-0.27747</text:p>
              </table:table-cell>
              <table:table-cell office:value-type="float" office:value="0.525663">
                <text:p>0.5256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5649">
                <text:p>-0.65649</text:p>
              </table:table-cell>
              <table:table-cell office:value-type="float" office:value="1.190067">
                <text:p>1.1900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48743">
                <text:p>-0.648743</text:p>
              </table:table-cell>
              <table:table-cell office:value-type="float" office:value="1.168593">
                <text:p>1.168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0247">
                <text:p>0.070247</text:p>
              </table:table-cell>
              <table:table-cell office:value-type="float" office:value="0.180695">
                <text:p>0.180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03063">
                <text:p>0.603063</text:p>
              </table:table-cell>
              <table:table-cell office:value-type="float" office:value="1.097226">
                <text:p>1.097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6104">
                <text:p>1.006104</text:p>
              </table:table-cell>
              <table:table-cell office:value-type="float" office:value="1.812928">
                <text:p>1.812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31529">
                <text:p>1.831529</text:p>
              </table:table-cell>
              <table:table-cell office:value-type="float" office:value="3.290759">
                <text:p>3.2907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3088">
                <text:p>1.93088</text:p>
              </table:table-cell>
              <table:table-cell office:value-type="float" office:value="3.473068">
                <text:p>3.4730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01417">
                <text:p>0.701417</text:p>
              </table:table-cell>
              <table:table-cell office:value-type="float" office:value="1.277373">
                <text:p>1.2773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18082">
                <text:p>0.918082</text:p>
              </table:table-cell>
              <table:table-cell office:value-type="float" office:value="1.62264">
                <text:p>1.62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63314">
                <text:p>0.263314</text:p>
              </table:table-cell>
              <table:table-cell office:value-type="float" office:value="0.489199">
                <text:p>0.489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66842">
                <text:p>-0.66842</text:p>
              </table:table-cell>
              <table:table-cell office:value-type="float" office:value="1.220208">
                <text:p>1.2202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00935">
                <text:p>-0.900935</text:p>
              </table:table-cell>
              <table:table-cell office:value-type="float" office:value="1.630864">
                <text:p>1.630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60338">
                <text:p>-0.160338</text:p>
              </table:table-cell>
              <table:table-cell office:value-type="float" office:value="0.32071">
                <text:p>0.320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45.459cm" svg:height="14.663cm" xlink:href=".." xlink:type="simple" chart:class="chart:line" chart:style-name="ch1">
        <chart:title svg:x="19.958cm" svg:y="0.429cm" chart:style-name="ch2">
          <text:p>Synchronous data detector</text:p>
        </chart:title>
        <chart:subtitle svg:x="14.915cm" svg:y="1.501cm" chart:style-name="ch2">
          <text:p><text:span text:style-name="T1">noise_amplitude = 1000, signal = sin(2*pi*f*t) - 3*cos(2*pi*f*t) + square(f/2), f = 1000 Hz </text:span></text:p>
        </chart:subtitle>
        <chart:legend chart:legend-position="end" svg:x="41.629cm" svg:y="6.534cm" style:legend-expansion="high" chart:style-name="ch3"/>
        <chart:plot-area chart:style-name="ch4" table:cell-range-address="signal_with_noise.G1:signal_with_noise.I100" chart:data-source-has-labels="row" svg:x="0.909cm" svg:y="2.477cm" svg:width="39.811cm" svg:height="11.893cm">
          <chart:coordinate-region svg:x="2.04cm" svg:y="2.676cm" svg:width="38.68cm" svg:height="11.4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gnal_with_noise.G1:signal_with_noise.G100" loext:label-string="prstine_data" chart:class="chart:line">
            <chart:data-point chart:repeated="100"/>
          </chart:series>
          <chart:series chart:style-name="ch8" chart:values-cell-range-address="signal_with_noise.H1:signal_with_noise.H100" loext:label-string="data_with_noise" chart:class="chart:line">
            <chart:data-point chart:repeated="100"/>
          </chart:series>
          <chart:series chart:style-name="ch9" chart:values-cell-range-address="signal_with_noise.I1:signal_with_noise.I100" loext:label-string="out_data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stine_data</text:p>
              </table:table-cell>
              <table:table-cell office:value-type="string">
                <text:p>data_with_noise</text:p>
              </table:table-cell>
              <table:table-cell office:value-type="string">
                <text:p>out_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gnal_with_noise.G1:signal_with_noise.G100</svg:desc>
                </draw:g>
              </table:table-cell>
              <table:table-cell office:value-type="float" office:value="491.031189">
                <text:p>491.031189</text:p>
                <draw:g>
                  <svg:desc>signal_with_noise.H1:signal_with_noise.H100</svg:desc>
                </draw:g>
              </table:table-cell>
              <table:table-cell office:value-type="float" office:value="98.206238">
                <text:p>98.206238</text:p>
                <draw:g>
                  <svg:desc>signal_with_noise.I1:signal_with_noise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7.785217">
                <text:p>587.785217</text:p>
              </table:table-cell>
              <table:table-cell office:value-type="float" office:value="84.363411">
                <text:p>84.363411</text:p>
              </table:table-cell>
              <table:table-cell office:value-type="float" office:value="102.516739">
                <text:p>102.516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1.056458">
                <text:p>951.056458</text:p>
              </table:table-cell>
              <table:table-cell office:value-type="float" office:value="59.368496">
                <text:p>59.368496</text:p>
              </table:table-cell>
              <table:table-cell office:value-type="float" office:value="97.618195">
                <text:p>97.618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1.056519">
                <text:p>951.056519</text:p>
              </table:table-cell>
              <table:table-cell office:value-type="float" office:value="512.557617">
                <text:p>512.557617</text:p>
              </table:table-cell>
              <table:table-cell office:value-type="float" office:value="127.78875">
                <text:p>127.78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7.785339">
                <text:p>587.785339</text:p>
              </table:table-cell>
              <table:table-cell office:value-type="float" office:value="394.339844">
                <text:p>394.339844</text:p>
              </table:table-cell>
              <table:table-cell office:value-type="float" office:value="151.220825">
                <text:p>151.220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51">
                <text:p>0.000151</text:p>
              </table:table-cell>
              <table:table-cell office:value-type="float" office:value="321.689117">
                <text:p>321.689117</text:p>
              </table:table-cell>
              <table:table-cell office:value-type="float" office:value="156.187836">
                <text:p>156.187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87.785095">
                <text:p>-587.785095</text:p>
              </table:table-cell>
              <table:table-cell office:value-type="float" office:value="835.723145">
                <text:p>835.723145</text:p>
              </table:table-cell>
              <table:table-cell office:value-type="float" office:value="206.601242">
                <text:p>206.601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51.056458">
                <text:p>-951.056458</text:p>
              </table:table-cell>
              <table:table-cell office:value-type="float" office:value="236.356567">
                <text:p>236.356567</text:p>
              </table:table-cell>
              <table:table-cell office:value-type="float" office:value="200.728745">
                <text:p>200.728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51.05658">
                <text:p>-951.05658</text:p>
              </table:table-cell>
              <table:table-cell office:value-type="float" office:value="682.270081">
                <text:p>682.270081</text:p>
              </table:table-cell>
              <table:table-cell office:value-type="float" office:value="204.104568">
                <text:p>204.104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87.785278">
                <text:p>-587.785278</text:p>
              </table:table-cell>
              <table:table-cell office:value-type="float" office:value="193.312637">
                <text:p>193.312637</text:p>
              </table:table-cell>
              <table:table-cell office:value-type="float" office:value="183.554993">
                <text:p>183.554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302">
                <text:p>-0.000302</text:p>
              </table:table-cell>
              <table:table-cell office:value-type="float" office:value="237.530334">
                <text:p>237.530334</text:p>
              </table:table-cell>
              <table:table-cell office:value-type="float" office:value="147.177902">
                <text:p>147.177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7.785217">
                <text:p>587.785217</text:p>
              </table:table-cell>
              <table:table-cell office:value-type="float" office:value="267.46402">
                <text:p>267.46402</text:p>
              </table:table-cell>
              <table:table-cell office:value-type="float" office:value="97.765953">
                <text:p>97.765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1.056396">
                <text:p>951.056396</text:p>
              </table:table-cell>
              <table:table-cell office:value-type="float" office:value="211.245377">
                <text:p>211.245377</text:p>
              </table:table-cell>
              <table:table-cell office:value-type="float" office:value="52.630093">
                <text:p>52.630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1.056641">
                <text:p>951.056641</text:p>
              </table:table-cell>
              <table:table-cell office:value-type="float" office:value="73.49881">
                <text:p>73.49881</text:p>
              </table:table-cell>
              <table:table-cell office:value-type="float" office:value="32.885475">
                <text:p>32.885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7.7854">
                <text:p>587.7854</text:p>
              </table:table-cell>
              <table:table-cell office:value-type="float" office:value="944.9245">
                <text:p>944.9245</text:p>
              </table:table-cell>
              <table:table-cell office:value-type="float" office:value="162.422546">
                <text:p>162.422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24">
                <text:p>-0.000024</text:p>
              </table:table-cell>
              <table:table-cell office:value-type="float" office:value="81.281425">
                <text:p>81.281425</text:p>
              </table:table-cell>
              <table:table-cell office:value-type="float" office:value="160.235092">
                <text:p>160.235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87.784729">
                <text:p>-587.784729</text:p>
              </table:table-cell>
              <table:table-cell office:value-type="float" office:value="163.495636">
                <text:p>163.495636</text:p>
              </table:table-cell>
              <table:table-cell office:value-type="float" office:value="160.93779">
                <text:p>160.93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51.056335">
                <text:p>-951.056335</text:p>
              </table:table-cell>
              <table:table-cell office:value-type="float" office:value="194.762787">
                <text:p>194.762787</text:p>
              </table:table-cell>
              <table:table-cell office:value-type="float" office:value="149.931808">
                <text:p>149.931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51.056519">
                <text:p>-951.056519</text:p>
              </table:table-cell>
              <table:table-cell office:value-type="float" office:value="460.901917">
                <text:p>460.901917</text:p>
              </table:table-cell>
              <table:table-cell office:value-type="float" office:value="133.333923">
                <text:p>133.333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87.785156">
                <text:p>-587.785156</text:p>
              </table:table-cell>
              <table:table-cell office:value-type="float" office:value="854.859619">
                <text:p>854.859619</text:p>
              </table:table-cell>
              <table:table-cell office:value-type="float" office:value="178.16362">
                <text:p>178.16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604">
                <text:p>-0.000604</text:p>
              </table:table-cell>
              <table:table-cell office:value-type="float" office:value="649.251831">
                <text:p>649.251831</text:p>
              </table:table-cell>
              <table:table-cell office:value-type="float" office:value="229.234024">
                <text:p>229.234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7.784973">
                <text:p>587.784973</text:p>
              </table:table-cell>
              <table:table-cell office:value-type="float" office:value="296.310364">
                <text:p>296.310364</text:p>
              </table:table-cell>
              <table:table-cell office:value-type="float" office:value="225.46846">
                <text:p>225.46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1.056458">
                <text:p>951.056458</text:p>
              </table:table-cell>
              <table:table-cell office:value-type="float" office:value="358.98056">
                <text:p>358.98056</text:p>
              </table:table-cell>
              <table:table-cell office:value-type="float" office:value="203.358795">
                <text:p>203.358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1.056763">
                <text:p>951.056763</text:p>
              </table:table-cell>
              <table:table-cell office:value-type="float" office:value="766.581665">
                <text:p>766.581665</text:p>
              </table:table-cell>
              <table:table-cell office:value-type="float" office:value="181.278397">
                <text:p>181.278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7.785645">
                <text:p>587.785645</text:p>
              </table:table-cell>
              <table:table-cell office:value-type="float" office:value="598.222717">
                <text:p>598.222717</text:p>
              </table:table-cell>
              <table:table-cell office:value-type="float" office:value="181.694901">
                <text:p>181.694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78">
                <text:p>0.000278</text:p>
              </table:table-cell>
              <table:table-cell office:value-type="float" office:value="62.315899">
                <text:p>62.315899</text:p>
              </table:table-cell>
              <table:table-cell office:value-type="float" office:value="162.357773">
                <text:p>162.357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87.784485">
                <text:p>-587.784485</text:p>
              </table:table-cell>
              <table:table-cell office:value-type="float" office:value="318.318512">
                <text:p>318.318512</text:p>
              </table:table-cell>
              <table:table-cell office:value-type="float" office:value="116.825394">
                <text:p>116.825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51.056274">
                <text:p>-951.056274</text:p>
              </table:table-cell>
              <table:table-cell office:value-type="float" office:value="188.764526">
                <text:p>188.764526</text:p>
              </table:table-cell>
              <table:table-cell office:value-type="float" office:value="79.877853">
                <text:p>79.877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51.056641">
                <text:p>-951.056641</text:p>
              </table:table-cell>
              <table:table-cell office:value-type="float" office:value="947.130066">
                <text:p>947.130066</text:p>
              </table:table-cell>
              <table:table-cell office:value-type="float" office:value="125.270973">
                <text:p>125.270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87.7854">
                <text:p>-587.7854</text:p>
              </table:table-cell>
              <table:table-cell office:value-type="float" office:value="930.930603">
                <text:p>930.930603</text:p>
              </table:table-cell>
              <table:table-cell office:value-type="float" office:value="274.627716">
                <text:p>274.627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48">
                <text:p>0.000048</text:p>
              </table:table-cell>
              <table:table-cell office:value-type="float" office:value="56.635372">
                <text:p>56.635372</text:p>
              </table:table-cell>
              <table:table-cell office:value-type="float" office:value="254.021042">
                <text:p>254.021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7.785461">
                <text:p>587.785461</text:p>
              </table:table-cell>
              <table:table-cell office:value-type="float" office:value="439.700165">
                <text:p>439.700165</text:p>
              </table:table-cell>
              <table:table-cell office:value-type="float" office:value="248.183136">
                <text:p>248.183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.056152">
                <text:p>951.056152</text:p>
              </table:table-cell>
              <table:table-cell office:value-type="float" office:value="16.245056">
                <text:p>16.245056</text:p>
              </table:table-cell>
              <table:table-cell office:value-type="float" office:value="222.656937">
                <text:p>222.656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1.056824">
                <text:p>951.056824</text:p>
              </table:table-cell>
              <table:table-cell office:value-type="float" office:value="116.003868">
                <text:p>116.003868</text:p>
              </table:table-cell>
              <table:table-cell office:value-type="float" office:value="183.754379">
                <text:p>183.754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7.785889">
                <text:p>587.785889</text:p>
              </table:table-cell>
              <table:table-cell office:value-type="float" office:value="951.306702">
                <text:p>951.306702</text:p>
              </table:table-cell>
              <table:table-cell office:value-type="float" office:value="41.276775">
                <text:p>41.276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58">
                <text:p>0.00058</text:p>
              </table:table-cell>
              <table:table-cell office:value-type="float" office:value="409.046021">
                <text:p>409.046021</text:p>
              </table:table-cell>
              <table:table-cell office:value-type="float" office:value="93.437157">
                <text:p>93.4371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87.785034">
                <text:p>-587.785034</text:p>
              </table:table-cell>
              <table:table-cell office:value-type="float" office:value="436.154144">
                <text:p>436.154144</text:p>
              </table:table-cell>
              <table:table-cell office:value-type="float" office:value="148.913315">
                <text:p>148.913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51.056458">
                <text:p>-951.056458</text:p>
              </table:table-cell>
              <table:table-cell office:value-type="float" office:value="786.078796">
                <text:p>786.078796</text:p>
              </table:table-cell>
              <table:table-cell office:value-type="float" office:value="245.883957">
                <text:p>245.8839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51.056458">
                <text:p>-951.056458</text:p>
              </table:table-cell>
              <table:table-cell office:value-type="float" office:value="645.402588">
                <text:p>645.402588</text:p>
              </table:table-cell>
              <table:table-cell office:value-type="float" office:value="298.697906">
                <text:p>298.697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87.786438">
                <text:p>-587.786438</text:p>
              </table:table-cell>
              <table:table-cell office:value-type="float" office:value="119.375267">
                <text:p>119.375267</text:p>
              </table:table-cell>
              <table:table-cell office:value-type="float" office:value="274.611816">
                <text:p>274.611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1208">
                <text:p>-0.001208</text:p>
              </table:table-cell>
              <table:table-cell office:value-type="float" office:value="980.930298">
                <text:p>980.930298</text:p>
              </table:table-cell>
              <table:table-cell office:value-type="float" office:value="259.076691">
                <text:p>259.076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7.784485">
                <text:p>587.784485</text:p>
              </table:table-cell>
              <table:table-cell office:value-type="float" office:value="884.471802">
                <text:p>884.471802</text:p>
              </table:table-cell>
              <table:table-cell office:value-type="float" office:value="267.025726">
                <text:p>267.025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1.056274">
                <text:p>951.056274</text:p>
              </table:table-cell>
              <table:table-cell office:value-type="float" office:value="387.790314">
                <text:p>387.790314</text:p>
              </table:table-cell>
              <table:table-cell office:value-type="float" office:value="245.61142">
                <text:p>245.61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1.056641">
                <text:p>951.056641</text:p>
              </table:table-cell>
              <table:table-cell office:value-type="float" office:value="192.175644">
                <text:p>192.175644</text:p>
              </table:table-cell>
              <table:table-cell office:value-type="float" office:value="209.062943">
                <text:p>209.062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7.7854">
                <text:p>587.7854</text:p>
              </table:table-cell>
              <table:table-cell office:value-type="float" office:value="957.019531">
                <text:p>957.019531</text:p>
              </table:table-cell>
              <table:table-cell office:value-type="float" office:value="132.23851">
                <text:p>132.23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72">
                <text:p>-0.000072</text:p>
              </table:table-cell>
              <table:table-cell office:value-type="float" office:value="331.175995">
                <text:p>331.175995</text:p>
              </table:table-cell>
              <table:table-cell office:value-type="float" office:value="121.070984">
                <text:p>121.070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87.783997">
                <text:p>-587.783997</text:p>
              </table:table-cell>
              <table:table-cell office:value-type="float" office:value="271.918213">
                <text:p>271.918213</text:p>
              </table:table-cell>
              <table:table-cell office:value-type="float" office:value="105.417076">
                <text:p>105.4170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51.056152">
                <text:p>-951.056152</text:p>
              </table:table-cell>
              <table:table-cell office:value-type="float" office:value="119.564117">
                <text:p>119.564117</text:p>
              </table:table-cell>
              <table:table-cell office:value-type="float" office:value="87.515617">
                <text:p>87.515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51.056824">
                <text:p>-951.056824</text:p>
              </table:table-cell>
              <table:table-cell office:value-type="float" office:value="525.938721">
                <text:p>525.938721</text:p>
              </table:table-cell>
              <table:table-cell office:value-type="float" office:value="72.299591">
                <text:p>72.299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87.785889">
                <text:p>-587.785889</text:p>
              </table:table-cell>
              <table:table-cell office:value-type="float" office:value="733.771179">
                <text:p>733.771179</text:p>
              </table:table-cell>
              <table:table-cell office:value-type="float" office:value="166.183929">
                <text:p>166.183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556">
                <text:p>-0.000556</text:p>
              </table:table-cell>
              <table:table-cell office:value-type="float" office:value="975.962585">
                <text:p>975.962585</text:p>
              </table:table-cell>
              <table:table-cell office:value-type="float" office:value="300.993744">
                <text:p>300.993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7.783447">
                <text:p>587.783447</text:p>
              </table:table-cell>
              <table:table-cell office:value-type="float" office:value="176.729431">
                <text:p>176.729431</text:p>
              </table:table-cell>
              <table:table-cell office:value-type="float" office:value="289.587769">
                <text:p>289.587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1.055908">
                <text:p>951.055908</text:p>
              </table:table-cell>
              <table:table-cell office:value-type="float" office:value="31.032606">
                <text:p>31.032606</text:p>
              </table:table-cell>
              <table:table-cell office:value-type="float" office:value="260.588928">
                <text:p>260.588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51.057007">
                <text:p>951.057007</text:p>
              </table:table-cell>
              <table:table-cell office:value-type="float" office:value="334.943115">
                <text:p>334.943115</text:p>
              </table:table-cell>
              <table:table-cell office:value-type="float" office:value="202.882996">
                <text:p>202.882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7.786438">
                <text:p>587.786438</text:p>
              </table:table-cell>
              <table:table-cell office:value-type="float" office:value="942.359985">
                <text:p>942.359985</text:p>
              </table:table-cell>
              <table:table-cell office:value-type="float" office:value="108.227837">
                <text:p>108.2278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184">
                <text:p>0.001184</text:p>
              </table:table-cell>
              <table:table-cell office:value-type="float" office:value="627.716553">
                <text:p>627.716553</text:p>
              </table:table-cell>
              <table:table-cell office:value-type="float" office:value="135.910202">
                <text:p>135.910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87.784546">
                <text:p>-587.784546</text:p>
              </table:table-cell>
              <table:table-cell office:value-type="float" office:value="395.720184">
                <text:p>395.720184</text:p>
              </table:table-cell>
              <table:table-cell office:value-type="float" office:value="157.312302">
                <text:p>157.312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51.056274">
                <text:p>-951.056274</text:p>
              </table:table-cell>
              <table:table-cell office:value-type="float" office:value="259.727478">
                <text:p>259.727478</text:p>
              </table:table-cell>
              <table:table-cell office:value-type="float" office:value="154.281662">
                <text:p>154.2816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51.056641">
                <text:p>-951.056641</text:p>
              </table:table-cell>
              <table:table-cell office:value-type="float" office:value="816.481079">
                <text:p>816.481079</text:p>
              </table:table-cell>
              <table:table-cell office:value-type="float" office:value="190.592941">
                <text:p>190.592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87.785339">
                <text:p>-587.785339</text:p>
              </table:table-cell>
              <table:table-cell office:value-type="float" office:value="343.801331">
                <text:p>343.801331</text:p>
              </table:table-cell>
              <table:table-cell office:value-type="float" office:value="194.117661">
                <text:p>194.117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95">
                <text:p>0.000095</text:p>
              </table:table-cell>
              <table:table-cell office:value-type="float" office:value="192.196884">
                <text:p>192.196884</text:p>
              </table:table-cell>
              <table:table-cell office:value-type="float" office:value="174.321381">
                <text:p>174.321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7.785522">
                <text:p>587.785522</text:p>
              </table:table-cell>
              <table:table-cell office:value-type="float" office:value="874.655273">
                <text:p>874.655273</text:p>
              </table:table-cell>
              <table:table-cell office:value-type="float" office:value="166.029007">
                <text:p>166.029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1.056702">
                <text:p>951.056702</text:p>
              </table:table-cell>
              <table:table-cell office:value-type="float" office:value="784.452576">
                <text:p>784.452576</text:p>
              </table:table-cell>
              <table:table-cell office:value-type="float" office:value="215.304962">
                <text:p>215.3049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1.056213">
                <text:p>951.056213</text:p>
              </table:table-cell>
              <table:table-cell office:value-type="float" office:value="208.44194">
                <text:p>208.44194</text:p>
              </table:table-cell>
              <table:table-cell office:value-type="float" office:value="205.200699">
                <text:p>205.200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.787476">
                <text:p>587.787476</text:p>
              </table:table-cell>
              <table:table-cell office:value-type="float" office:value="989.708069">
                <text:p>989.708069</text:p>
              </table:table-cell>
              <table:table-cell office:value-type="float" office:value="234.731339">
                <text:p>234.731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44">
                <text:p>0.00244</text:p>
              </table:table-cell>
              <table:table-cell office:value-type="float" office:value="734.220459">
                <text:p>734.220459</text:p>
              </table:table-cell>
              <table:table-cell office:value-type="float" office:value="266.280823">
                <text:p>266.2808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87.783447">
                <text:p>-587.783447</text:p>
              </table:table-cell>
              <table:table-cell office:value-type="float" office:value="615.949158">
                <text:p>615.949158</text:p>
              </table:table-cell>
              <table:table-cell office:value-type="float" office:value="272.718536">
                <text:p>272.718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51.055969">
                <text:p>-951.055969</text:p>
              </table:table-cell>
              <table:table-cell office:value-type="float" office:value="424.911194">
                <text:p>424.911194</text:p>
              </table:table-cell>
              <table:table-cell office:value-type="float" office:value="249.11908">
                <text:p>249.11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51.057007">
                <text:p>-951.057007</text:p>
              </table:table-cell>
              <table:table-cell office:value-type="float" office:value="520.299194">
                <text:p>520.299194</text:p>
              </table:table-cell>
              <table:table-cell office:value-type="float" office:value="205.816559">
                <text:p>205.816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87.786377">
                <text:p>-587.786377</text:p>
              </table:table-cell>
              <table:table-cell office:value-type="float" office:value="262.302765">
                <text:p>262.302765</text:p>
              </table:table-cell>
              <table:table-cell office:value-type="float" office:value="163.520447">
                <text:p>163.5204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16">
                <text:p>-0.00116</text:p>
              </table:table-cell>
              <table:table-cell office:value-type="float" office:value="545.825317">
                <text:p>545.825317</text:p>
              </table:table-cell>
              <table:table-cell office:value-type="float" office:value="90.254288">
                <text:p>90.2542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7.784546">
                <text:p>587.784546</text:p>
              </table:table-cell>
              <table:table-cell office:value-type="float" office:value="502.768311">
                <text:p>502.768311</text:p>
              </table:table-cell>
              <table:table-cell office:value-type="float" office:value="77.90126">
                <text:p>77.90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1.056274">
                <text:p>951.056274</text:p>
              </table:table-cell>
              <table:table-cell office:value-type="float" office:value="147.725647">
                <text:p>147.725647</text:p>
              </table:table-cell>
              <table:table-cell office:value-type="float" office:value="76.887871">
                <text:p>76.8878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1.056641">
                <text:p>951.056641</text:p>
              </table:table-cell>
              <table:table-cell office:value-type="float" office:value="933.615601">
                <text:p>933.615601</text:p>
              </table:table-cell>
              <table:table-cell office:value-type="float" office:value="185.499847">
                <text:p>185.4998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7.785339">
                <text:p>587.785339</text:p>
              </table:table-cell>
              <table:table-cell office:value-type="float" office:value="693.992859">
                <text:p>693.992859</text:p>
              </table:table-cell>
              <table:table-cell office:value-type="float" office:value="268.495026">
                <text:p>268.495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119">
                <text:p>-0.000119</text:p>
              </table:table-cell>
              <table:table-cell office:value-type="float" office:value="103.206345">
                <text:p>103.206345</text:p>
              </table:table-cell>
              <table:table-cell office:value-type="float" office:value="250.240204">
                <text:p>250.240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87.785522">
                <text:p>-587.785522</text:p>
              </table:table-cell>
              <table:table-cell office:value-type="float" office:value="263.252777">
                <text:p>263.252777</text:p>
              </table:table-cell>
              <table:table-cell office:value-type="float" office:value="222.917526">
                <text:p>222.9175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51.056702">
                <text:p>-951.056702</text:p>
              </table:table-cell>
              <table:table-cell office:value-type="float" office:value="964.960022">
                <text:p>964.960022</text:p>
              </table:table-cell>
              <table:table-cell office:value-type="float" office:value="191.713806">
                <text:p>191.713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51.057434">
                <text:p>-951.057434</text:p>
              </table:table-cell>
              <table:table-cell office:value-type="float" office:value="222.770447">
                <text:p>222.770447</text:p>
              </table:table-cell>
              <table:table-cell office:value-type="float" office:value="171.424973">
                <text:p>171.4249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87.787415">
                <text:p>-587.787415</text:p>
              </table:table-cell>
              <table:table-cell office:value-type="float" office:value="790.142639">
                <text:p>790.142639</text:p>
              </table:table-cell>
              <table:table-cell office:value-type="float" office:value="156.224655">
                <text:p>156.224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2416">
                <text:p>-0.002416</text:p>
              </table:table-cell>
              <table:table-cell office:value-type="float" office:value="700.270142">
                <text:p>700.270142</text:p>
              </table:table-cell>
              <table:table-cell office:value-type="float" office:value="189.965027">
                <text:p>189.9650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7.783508">
                <text:p>587.783508</text:p>
              </table:table-cell>
              <table:table-cell office:value-type="float" office:value="200.271866">
                <text:p>200.271866</text:p>
              </table:table-cell>
              <table:table-cell office:value-type="float" office:value="179.943329">
                <text:p>179.9433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1.055969">
                <text:p>951.055969</text:p>
              </table:table-cell>
              <table:table-cell office:value-type="float" office:value="967.823059">
                <text:p>967.823059</text:p>
              </table:table-cell>
              <table:table-cell office:value-type="float" office:value="213.615479">
                <text:p>213.615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1.057007">
                <text:p>951.057007</text:p>
              </table:table-cell>
              <table:table-cell office:value-type="float" office:value="731.302673">
                <text:p>731.302673</text:p>
              </table:table-cell>
              <table:table-cell office:value-type="float" office:value="256.212616">
                <text:p>256.212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7.786377">
                <text:p>587.786377</text:p>
              </table:table-cell>
              <table:table-cell office:value-type="float" office:value="534.263916">
                <text:p>534.263916</text:p>
              </table:table-cell>
              <table:table-cell office:value-type="float" office:value="263.961365">
                <text:p>263.961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136">
                <text:p>0.001136</text:p>
              </table:table-cell>
              <table:table-cell office:value-type="float" office:value="908.644287">
                <text:p>908.644287</text:p>
              </table:table-cell>
              <table:table-cell office:value-type="float" office:value="282.733826">
                <text:p>282.7338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87.784546">
                <text:p>-587.784546</text:p>
              </table:table-cell>
              <table:table-cell office:value-type="float" office:value="357.480377">
                <text:p>357.480377</text:p>
              </table:table-cell>
              <table:table-cell office:value-type="float" office:value="261.13913">
                <text:p>261.13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51.056274">
                <text:p>-951.056274</text:p>
              </table:table-cell>
              <table:table-cell office:value-type="float" office:value="929.033081">
                <text:p>929.033081</text:p>
              </table:table-cell>
              <table:table-cell office:value-type="float" office:value="236.598434">
                <text:p>236.598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51.056641">
                <text:p>-951.056641</text:p>
              </table:table-cell>
              <table:table-cell office:value-type="float" office:value="168.371735">
                <text:p>168.371735</text:p>
              </table:table-cell>
              <table:table-cell office:value-type="float" office:value="208.347672">
                <text:p>208.3476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87.785339">
                <text:p>-587.785339</text:p>
              </table:table-cell>
              <table:table-cell office:value-type="float" office:value="174.912521">
                <text:p>174.912521</text:p>
              </table:table-cell>
              <table:table-cell office:value-type="float" office:value="167.573502">
                <text:p>167.5735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43">
                <text:p>0.000143</text:p>
              </table:table-cell>
              <table:table-cell office:value-type="float" office:value="274.37326">
                <text:p>274.37326</text:p>
              </table:table-cell>
              <table:table-cell office:value-type="float" office:value="103.148163">
                <text:p>103.148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7.785583">
                <text:p>587.785583</text:p>
              </table:table-cell>
              <table:table-cell office:value-type="float" office:value="362.107452">
                <text:p>362.107452</text:p>
              </table:table-cell>
              <table:table-cell office:value-type="float" office:value="20.426741">
                <text:p>20.4267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1.055542">
                <text:p>951.055542</text:p>
              </table:table-cell>
              <table:table-cell office:value-type="float" office:value="50.518852">
                <text:p>50.518852</text:p>
              </table:table-cell>
              <table:table-cell office:value-type="float" office:value="11.417368">
                <text:p>11.4173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1.057434">
                <text:p>951.057434</text:p>
              </table:table-cell>
              <table:table-cell office:value-type="float" office:value="58.825809">
                <text:p>58.825809</text:p>
              </table:table-cell>
              <table:table-cell office:value-type="float" office:value="16.760521">
                <text:p>16.7605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7.787415">
                <text:p>587.787415</text:p>
              </table:table-cell>
              <table:table-cell office:value-type="float" office:value="569.598328">
                <text:p>569.598328</text:p>
              </table:table-cell>
              <table:table-cell office:value-type="float" office:value="129.000732">
                <text:p>129.0007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392">
                <text:p>0.002392</text:p>
              </table:table-cell>
              <table:table-cell office:value-type="float" office:value="38.688107">
                <text:p>38.688107</text:p>
              </table:table-cell>
              <table:table-cell office:value-type="float" office:value="122.456398">
                <text:p>122.456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87.783508">
                <text:p>-587.783508</text:p>
              </table:table-cell>
              <table:table-cell office:value-type="float" office:value="791.507446">
                <text:p>791.507446</text:p>
              </table:table-cell>
              <table:table-cell office:value-type="float" office:value="222.025955">
                <text:p>222.025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51.055969">
                <text:p>-951.055969</text:p>
              </table:table-cell>
              <table:table-cell office:value-type="float" office:value="184.596451">
                <text:p>184.596451</text:p>
              </table:table-cell>
              <table:table-cell office:value-type="float" office:value="218.672943">
                <text:p>218.672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51.057007">
                <text:p>-951.057007</text:p>
              </table:table-cell>
              <table:table-cell office:value-type="float" office:value="463.599335">
                <text:p>463.599335</text:p>
              </table:table-cell>
              <table:table-cell office:value-type="float" office:value="216.022644">
                <text:p>216.022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87.786377">
                <text:p>-587.786377</text:p>
              </table:table-cell>
              <table:table-cell office:value-type="float" office:value="312.757629">
                <text:p>312.757629</text:p>
              </table:table-cell>
              <table:table-cell office:value-type="float" office:value="191.857407">
                <text:p>191.85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631cm" svg:height="9.006cm" xlink:href=".." xlink:type="simple" chart:class="chart:line" chart:style-name="ch1">
        <chart:legend chart:legend-position="end" svg:x="35.911cm" svg:y="4.204cm" style:legend-expansion="high" chart:style-name="ch2"/>
        <chart:plot-area chart:style-name="ch3" table:cell-range-address="signal_with_noise.I1:signal_with_noise.I100" svg:x="0.55cm" svg:y="0.233cm" svg:width="34.555cm" svg:height="8.644cm">
          <chart:coordinate-region svg:x="1.375cm" svg:y="0.433cm" svg:width="33.73cm" svg:height="7.6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gnal_with_noise.I1:signal_with_noise.I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206238">
                <text:p>98.206238</text:p>
                <draw:g>
                  <svg:desc>signal_with_noise.I1:signal_with_noise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.516739">
                <text:p>102.516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618195">
                <text:p>97.618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.78875">
                <text:p>127.78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.220825">
                <text:p>151.220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.187836">
                <text:p>156.187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.601242">
                <text:p>206.601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.728745">
                <text:p>200.728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.104568">
                <text:p>204.104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.554993">
                <text:p>183.554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.177902">
                <text:p>147.177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.765953">
                <text:p>97.765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630093">
                <text:p>52.630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885475">
                <text:p>32.885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.422546">
                <text:p>162.422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.235092">
                <text:p>160.235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93779">
                <text:p>160.93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.931808">
                <text:p>149.931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.333923">
                <text:p>133.333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.16362">
                <text:p>178.16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.234024">
                <text:p>229.234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5.46846">
                <text:p>225.46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.358795">
                <text:p>203.358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.278397">
                <text:p>181.278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1.694901">
                <text:p>181.694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.357773">
                <text:p>162.357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.825394">
                <text:p>116.825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877853">
                <text:p>79.877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.270973">
                <text:p>125.270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.627716">
                <text:p>274.627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4.021042">
                <text:p>254.021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.183136">
                <text:p>248.183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2.656937">
                <text:p>222.656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3.754379">
                <text:p>183.754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.276775">
                <text:p>41.276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.437157">
                <text:p>93.4371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.913315">
                <text:p>148.913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5.883957">
                <text:p>245.8839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8.697906">
                <text:p>298.697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4.611816">
                <text:p>274.611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9.076691">
                <text:p>259.076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7.025726">
                <text:p>267.025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.61142">
                <text:p>245.61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9.062943">
                <text:p>209.062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.23851">
                <text:p>132.23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1.070984">
                <text:p>121.070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.417076">
                <text:p>105.4170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.515617">
                <text:p>87.515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99591">
                <text:p>72.299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.183929">
                <text:p>166.183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.993744">
                <text:p>300.993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9.587769">
                <text:p>289.587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.588928">
                <text:p>260.588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.882996">
                <text:p>202.882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.227837">
                <text:p>108.2278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910202">
                <text:p>135.910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.312302">
                <text:p>157.312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.281662">
                <text:p>154.2816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.592941">
                <text:p>190.592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.117661">
                <text:p>194.117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.321381">
                <text:p>174.321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6.029007">
                <text:p>166.029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.304962">
                <text:p>215.3049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5.200699">
                <text:p>205.200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4.731339">
                <text:p>234.731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6.280823">
                <text:p>266.2808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.718536">
                <text:p>272.718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9.11908">
                <text:p>249.11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5.816559">
                <text:p>205.816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3.520447">
                <text:p>163.5204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254288">
                <text:p>90.2542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.90126">
                <text:p>77.90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.887871">
                <text:p>76.8878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.499847">
                <text:p>185.4998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8.495026">
                <text:p>268.495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.240204">
                <text:p>250.240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2.917526">
                <text:p>222.9175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1.713806">
                <text:p>191.713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1.424973">
                <text:p>171.4249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.224655">
                <text:p>156.224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9.965027">
                <text:p>189.9650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.943329">
                <text:p>179.9433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3.615479">
                <text:p>213.615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6.212616">
                <text:p>256.212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3.961365">
                <text:p>263.961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2.733826">
                <text:p>282.7338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13913">
                <text:p>261.13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6.598434">
                <text:p>236.598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8.347672">
                <text:p>208.3476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7.573502">
                <text:p>167.5735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.148163">
                <text:p>103.148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426741">
                <text:p>20.4267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17368">
                <text:p>11.4173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760521">
                <text:p>16.7605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.000732">
                <text:p>129.0007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.456398">
                <text:p>122.456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.025955">
                <text:p>222.025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8.672943">
                <text:p>218.672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6.022644">
                <text:p>216.022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1.857407">
                <text:p>191.8574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